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onmot" svg:font-family="Bonmo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pt"/>
    </style:style>
    <style:style style:name="co2" style:family="table-column">
      <style:table-column-properties fo:break-before="auto" style:column-width="19.76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35.8pt"/>
    </style:style>
    <style:style style:name="co5" style:family="table-column">
      <style:table-column-properties fo:break-before="auto" style:column-width="34.55pt"/>
    </style:style>
    <style:style style:name="co6" style:family="table-column">
      <style:table-column-properties fo:break-before="auto" style:column-width="30.25pt"/>
    </style:style>
    <style:style style:name="co7" style:family="table-column">
      <style:table-column-properties fo:break-before="auto" style:column-width="29.59pt"/>
    </style:style>
    <style:style style:name="co8" style:family="table-column">
      <style:table-column-properties fo:break-before="auto" style:column-width="32.09pt"/>
    </style:style>
    <style:style style:name="co9" style:family="table-column">
      <style:table-column-properties fo:break-before="auto" style:column-width="28.35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127.16pt"/>
    </style:style>
    <style:style style:name="co12" style:family="table-column">
      <style:table-column-properties fo:break-before="auto" style:column-width="63.61pt"/>
    </style:style>
    <style:style style:name="co13" style:family="table-column">
      <style:table-column-properties fo:break-before="auto" style:column-width="227.14pt"/>
    </style:style>
    <style:style style:name="co14" style:family="table-column">
      <style:table-column-properties fo:break-before="auto" style:column-width="157.41pt"/>
    </style:style>
    <style:style style:name="co15" style:family="table-column">
      <style:table-column-properties fo:break-before="auto" style:column-width="64.2pt"/>
    </style:style>
    <style:style style:name="ro1" style:family="table-row">
      <style:table-row-properties style:row-height="15.25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0.04pt" fo:break-before="auto" style:use-optimal-row-height="true"/>
    </style:style>
    <style:style style:name="ro4" style:family="table-row">
      <style:table-row-properties style:row-height="91.96pt" fo:break-before="auto" style:use-optimal-row-height="fals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7.66pt" fo:break-before="auto" style:use-optimal-row-height="true"/>
    </style:style>
    <style:style style:name="ro7" style:family="table-row">
      <style:table-row-properties style:row-height="58.2pt" fo:break-before="auto" style:use-optimal-row-height="true"/>
    </style:style>
    <style:style style:name="ro8" style:family="table-row">
      <style:table-row-properties style:row-height="41.41pt" fo:break-before="auto" style:use-optimal-row-height="false"/>
    </style:style>
    <style:style style:name="ro9" style:family="table-row">
      <style:table-row-properties style:row-height="58.2pt" fo:break-before="auto" style:use-optimal-row-height="false"/>
    </style:style>
    <style:style style:name="ro10" style:family="table-row">
      <style:table-row-properties style:row-height="56.41pt" fo:break-before="auto" style:use-optimal-row-height="false"/>
    </style:style>
    <style:style style:name="ro11" style:family="table-row">
      <style:table-row-properties style:row-height="27.01pt" fo:break-before="auto" style:use-optimal-row-height="false"/>
    </style:style>
    <style:style style:name="ro12" style:family="table-row">
      <style:table-row-properties style:row-height="13.44pt" fo:break-before="auto" style:use-optimal-row-height="true"/>
    </style:style>
    <style:style style:name="ta1" style:family="table" style:master-page-name="PageStyle_5f_Jan">
      <style:table-properties table:display="true" style:writing-mode="lr-tb"/>
    </style:style>
    <style:style style:name="ta3" style:family="table" style:master-page-name="PageStyle_5f_März">
      <style:table-properties table:display="true" style:writing-mode="lr-tb"/>
    </style:style>
    <style:style style:name="ta4" style:family="table" style:master-page-name="PageStyle_5f_April">
      <style:table-properties table:display="true" style:writing-mode="lr-tb"/>
    </style:style>
    <style:style style:name="ta5" style:family="table" style:master-page-name="PageStyle_5f_Mai">
      <style:table-properties table:display="true" style:writing-mode="lr-tb"/>
    </style:style>
    <style:style style:name="ta6" style:family="table" style:master-page-name="PageStyle_5f_Juni">
      <style:table-properties table:display="true" style:writing-mode="lr-tb"/>
    </style:style>
    <style:style style:name="ta7" style:family="table" style:master-page-name="PageStyle_5f_Juli">
      <style:table-properties table:display="true" style:writing-mode="lr-tb"/>
    </style:style>
    <style:style style:name="ta8" style:family="table" style:master-page-name="PageStyle_5f_Aug">
      <style:table-properties table:display="true" style:writing-mode="lr-tb"/>
    </style:style>
    <style:style style:name="ta9" style:family="table" style:master-page-name="PageStyle_5f_Sep">
      <style:table-properties table:display="true" style:writing-mode="lr-tb"/>
    </style:style>
    <style:style style:name="ta10" style:family="table" style:master-page-name="PageStyle_5f_Okt">
      <style:table-properties table:display="true" style:writing-mode="lr-tb"/>
    </style:style>
    <style:style style:name="ta11" style:family="table" style:master-page-name="PageStyle_5f_Nov">
      <style:table-properties table:display="true" style:writing-mode="lr-tb"/>
    </style:style>
    <style:style style:name="ta12" style:family="table" style:master-page-name="PageStyle_5f_Dez">
      <style:table-properties table:display="true" style:writing-mode="lr-tb"/>
    </style:style>
    <style:style style:name="ta13" style:family="table" style:master-page-name="PageStyle_5f_hinterlegte_20_Dienstzulagen">
      <style:table-properties table:display="true" style:writing-mode="lr-tb"/>
    </style:style>
    <style:style style:name="ta14" style:family="table" style:master-page-name="PageStyle_5f_Feb">
      <style:table-properties table:display="true" style:writing-mode="lr-tb"/>
    </style:style>
    <number:number-style style:name="N10001" number:language="de" number:country="CH">
      <number:number number:decimal-places="0" loext:min-decimal-places="0" number:min-integer-digits="1"/>
    </number:number-style>
    <number:number-style style:name="N10002" number:language="de" number:country="CH">
      <number:number number:decimal-places="2" loext:min-decimal-places="2" number:min-integer-digits="1"/>
    </number:number-style>
    <number:percentage-style style:name="N10010" number:language="de" number:country="CH">
      <number:number number:decimal-places="0" loext:min-decimal-places="0" number:min-integer-digits="1"/>
      <number:text>%</number:text>
    </number:percentage-style>
    <number:text-style style:name="N10100" number:language="de" number:country="CH">
      <number:text-content/>
    </number:text-style>
    <style:style style:name="ce1" style:family="table-cell" style:parent-style-name="Excel_20_Built-in_20_Normal" style:data-style-name="N10100">
      <style:table-cell-properties fo:border-bottom="none" fo:background-color="#ffff99" style:diagonal-bl-tr="none" style:diagonal-tl-br="none" fo:border-left="0.99pt solid #000000" fo:border-right="none" style:rotation-align="none" fo:border-top="0.99pt solid #000000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2" style:base-cell-address="Jan.A1"/>
    </style:style>
    <style:style style:name="ce100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Excel_20_Built-in_20_Normal">
      <style:table-cell-properties fo:background-color="#ffff99" style:cell-protect="none" style:print-content="tru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wrap" fo:border-left="0.06pt solid #000000" style:direction="ltr" fo:border-right="none" style:rotation-angle="90" style:rotation-align="bottom" style:shrink-to-fit="false" fo:border-top="2.4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Excel_20_Built-in_20_Normal">
      <style:table-cell-properties fo:border-bottom="2.49pt solid #000000" fo:background-color="#ffff99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Excel_20_Built-in_20_Normal" style:data-style-name="N125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Excel_20_Built-in_20_Normal" style:data-style-name="N10002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Excel_20_Built-in_20_Normal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Excel_20_Built-in_20_Normal" style:data-style-name="N125">
      <style:table-cell-properties fo:border-bottom="2.49pt solid #000000" fo:background-color="#ffff99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8.36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2" style:base-cell-address="Jan.A1"/>
    </style:style>
    <style:style style:name="ce110" style:family="table-cell" style:parent-style-name="Excel_20_Built-in_20_Normal" style:data-style-name="N125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Excel_20_Built-in_20_Normal" style:data-style-name="N10001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Excel_20_Built-in_20_Normal" style:data-style-name="N10001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wrap" fo:border-left="0.06pt solid #000000" style:direction="ltr" fo:border-right="0.99pt solid #000000" style:rotation-angle="90" style:rotation-align="bottom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Excel_20_Built-in_20_Normal" style:data-style-name="N10002">
      <style:table-cell-properties fo:border-bottom="0.06pt solid #000000" fo:background-color="#b9cde5" style:cell-protect="none" style:print-content="true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Excel_20_Built-in_20_Normal" style:data-style-name="N10002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Excel_20_Built-in_20_Normal" style:data-style-name="N10002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Excel_20_Built-in_20_Normal" style:data-style-name="N125">
      <style:table-cell-properties fo:border-bottom="2.49pt solid #000000" fo:background-color="#ffff99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8.36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Excel_20_Built-in_20_Normal" style:data-style-name="N10001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0" style:base-cell-address="Jan.A1"/>
    </style:style>
    <style:style style:name="ce120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21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  <style:text-properties style:text-position=""/>
    </style:style>
    <style:style style:name="ce12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  <style:text-properties style:text-position=""/>
    </style:style>
    <style:style style:name="ce124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Excel_20_Built-in_20_Normal" style:data-style-name="N10002">
      <style:table-cell-properties fo:border-bottom="0.06pt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Excel_20_Built-in_20_Normal" style:data-style-name="N10002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Excel_20_Built-in_20_Normal" style:data-style-name="N10002">
      <style:table-cell-properties fo:border-bottom="0.06pt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Excel_20_Built-in_20_Normal" style:data-style-name="N1000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Excel_20_Built-in_20_Normal" style:data-style-name="N10002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9" style:base-cell-address="Jan.A1"/>
    </style:style>
    <style:style style:name="ce130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Excel_20_Built-in_20_Normal">
      <style:table-cell-properties fo:border-bottom="none" fo:background-color="#ffff99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>
      <style:table-cell-properties fo:border-bottom="0.99pt solid #000000" fo:background-color="#ffff99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0002">
      <style:table-cell-properties style:cell-protect="protected formula-hidden" style:print-content="true"/>
      <style:text-properties style:text-position=""/>
    </style:style>
    <style:style style:name="ce134" style:family="table-cell" style:parent-style-name="Excel_20_Built-in_20_Normal"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Excel_20_Built-in_20_Normal" style:data-style-name="N10002">
      <style:table-cell-properties style:cell-protect="protected formula-hidden" style:print-content="tru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4" style:base-cell-address="Jan.A1"/>
    </style:style>
    <style:style style:name="ce15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8" style:base-cell-address="Jan.A1"/>
    </style:style>
    <style:style style:name="ce16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6" style:base-cell-address="Jan.A1"/>
    </style:style>
    <style:style style:name="ce17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9" style:base-cell-address="Jan.A1"/>
    </style:style>
    <style:style style:name="ce18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4" style:base-cell-address="Jan.A1"/>
    </style:style>
    <style:style style:name="ce19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2" style:base-cell-address="Jan.A1"/>
    </style:style>
    <style:style style:name="ce2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6" style:base-cell-address="Jan.A1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22" style:family="table-cell" style:parent-style-name="Excel_20_Built-in_20_Normal">
      <style:table-cell-properties fo:border-bottom="0.06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Excel_20_Built-in_20_Normal">
      <style:table-cell-properties fo:border-bottom="2.4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non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ffff99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6" style:family="table-cell" style:parent-style-name="Excel_20_Built-in_20_Normal">
      <style:table-cell-properties fo:border-bottom="none" fo:background-color="#ffff99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f99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99pt solid #000000" fo:background-color="#ffff99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100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none" fo:background-color="#ffff99" style:diagonal-bl-tr="none" style:diagonal-tl-br="none" fo:border-left="0.99pt solid #000000" fo:border-right="none" style:rotation-align="none" fo:border-top="none"/>
      <style:text-properties style:text-position=""/>
    </style:style>
    <style:style style:name="ce30" style:family="table-cell" style:parent-style-name="Excel_20_Built-in_20_Normal">
      <style:table-cell-properties fo:background-color="#ffff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Excel_20_Built-in_20_Normal">
      <style:table-cell-properties fo:background-color="#ffff99" style:cell-protect="none" style:print-content="true"/>
      <style:text-properties style:text-position=""/>
    </style:style>
    <style:style style:name="ce32" style:family="table-cell" style:parent-style-name="Excel_20_Built-in_20_Normal" style:data-style-name="N10100">
      <style:table-cell-properties fo:background-color="#ffff99" style:cell-protect="none" style:print-content="tru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" style:family="table-cell" style:parent-style-name="Excel_20_Built-in_20_Normal">
      <style:table-cell-properties fo:background-color="#ffff99"/>
      <style:text-properties style:text-position=""/>
    </style:style>
    <style:style style:name="ce34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4" style:base-cell-address="Jan.A1"/>
    </style:style>
    <style:style style:name="ce36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4" style:base-cell-address="Jan.A1"/>
    </style:style>
    <style:style style:name="ce37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3" style:base-cell-address="Jan.A1"/>
      <style:map style:condition="is-true-formula(OR($B#REF!=1;$B#REF!=7))" style:apply-style-name="ConditionalStyle_5f_81" style:base-cell-address="Jan.A1"/>
    </style:style>
    <style:style style:name="ce38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3" style:base-cell-address="Jan.A1"/>
      <style:map style:condition="is-true-formula(OR($B#REF!=1;$B#REF!=7))" style:apply-style-name="ConditionalStyle_5f_81" style:base-cell-address="Jan.A1"/>
    </style:style>
    <style:style style:name="ce39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1" style:base-cell-address="Jan.A1"/>
    </style:style>
    <style:style style:name="ce4" style:family="table-cell" style:parent-style-name="Excel_20_Built-in_20_Normal" style:data-style-name="N10100">
      <style:table-cell-properties fo:border-bottom="none" fo:background-color="#ffff99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0" style:base-cell-address="Jan.A1"/>
      <style:map style:condition="is-true-formula(OR([.$B1]=1;[.$B1]=7))" style:apply-style-name="ConditionalStyle_5f_88" style:base-cell-address="Jan.A1"/>
    </style:style>
    <style:style style:name="ce41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7" style:base-cell-address="Jan.A1"/>
    </style:style>
    <style:style style:name="ce42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5" style:base-cell-address="Jan.A1"/>
      <style:map style:condition="is-true-formula(OR([.$B1]=1;[.$B1]=7))" style:apply-style-name="ConditionalStyle_5f_77" style:base-cell-address="Jan.A1"/>
    </style:style>
    <style:style style:name="ce43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5" style:base-cell-address="Jan.A1"/>
    </style:style>
    <style:style style:name="ce44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3" style:base-cell-address="Jan.A1"/>
    </style:style>
    <style:style style:name="ce45" style:family="table-cell" style:parent-style-name="Excel_20_Built-in_20_Normal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Excel_20_Built-in_20_Normal">
      <style:table-cell-properties fo:border-bottom="2.4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text-position="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9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99pt solid #000000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 style:data-style-name="N1010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Excel_20_Built-in_20_Normal" style:data-style-name="N100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text-position=""/>
    </style:style>
    <style:style style:name="ce56" style:family="table-cell" style:parent-style-name="Excel_20_Built-in_20_Normal" style:data-style-name="N1010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text-position=""/>
    </style:style>
    <style:style style:name="ce58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Excel_20_Built-in_20_Normal" style:data-style-name="N10002">
      <style:table-cell-properties fo:border-bottom="0.06pt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92" style:base-cell-address="Jan.A1"/>
    </style:style>
    <style:style style:name="ce60" style:family="table-cell" style:parent-style-name="Excel_20_Built-in_20_Normal" style:data-style-name="N10002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Excel_20_Built-in_20_Normal" style:data-style-name="N10002">
      <style:table-cell-properties fo:border-bottom="0.06pt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Excel_20_Built-in_20_Normal" style:data-style-name="N10002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Excel_20_Built-in_20_Normal" style:data-style-name="N10002">
      <style:table-cell-properties fo:border-bottom="2.49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Excel_20_Built-in_20_Normal" style:data-style-name="N124">
      <style:table-cell-properties fo:background-color="#ffff99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Excel_20_Built-in_20_Normal" style:data-style-name="N10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6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Excel_20_Built-in_20_Normal" style:data-style-name="N124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Excel_20_Built-in_20_Normal" style:data-style-name="N124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92" style:base-cell-address="Jan.A1"/>
    </style:style>
    <style:style style:name="ce70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06pt solid #000000" style:rotation-angle="90" style:rotation-align="bottom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Excel_20_Built-in_20_Normal">
      <style:table-cell-properties fo:border-bottom="0.06pt solid #000000" fo:background-color="#b9cde5" style:cell-protect="none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Excel_20_Built-in_20_Normal">
      <style:table-cell-properties fo:border-bottom="0.06pt solid #000000" fo:background-color="#b9cde5" style:cell-protect="none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Excel_20_Built-in_20_Normal" style:data-style-name="N10002">
      <style:table-cell-properties fo:border-bottom="0.06pt solid #000000" fo:background-color="#ffff99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Excel_20_Built-in_20_Normal">
      <style:table-cell-properties fo:border-bottom="2.49pt solid #000000" fo:background-color="#ffff99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Excel_20_Built-in_20_Normal" style:data-style-name="N126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Excel_20_Built-in_20_Normal" style:data-style-name="N10002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80" style:family="table-cell" style:parent-style-name="Excel_20_Built-in_20_Normal" style:data-style-name="N124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2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Excel_20_Built-in_20_Normal" style:data-style-name="N10002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Excel_20_Built-in_20_Normal" style:data-style-name="N10002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5" style:family="table-cell" style:parent-style-name="Excel_20_Built-in_20_Normal">
      <style:table-cell-properties fo:border-bottom="2.49pt solid #000000" fo:background-color="#ff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7" style:family="table-cell" style:parent-style-name="Excel_20_Built-in_20_Normal" style:data-style-name="N126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8" style:family="table-cell" style:parent-style-name="Excel_20_Built-in_20_Normal" style:data-style-name="N10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90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 style:data-style-name="N125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Excel_20_Built-in_20_Normal" style:data-style-name="N125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Excel_20_Built-in_20_Normal" style:data-style-name="N10001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Excel_20_Built-in_20_Normal" style:data-style-name="N100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06pt solid #000000" style:rotation-angle="90" style:rotation-align="bottom" style:shrink-to-fit="false" fo:border-top="2.4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Excel_20_Built-in_20_Normal">
      <style:table-cell-properties fo:border-bottom="2.49pt solid #000000" fo:background-color="#ffff99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3" style:family="table-cell" style:parent-style-name="Excel_20_Built-in_20_Normal" style:data-style-name="N10100">
      <style:table-cell-properties fo:border-bottom="none" fo:background-color="#ffff99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" style:family="table-cell" style:parent-style-name="Excel_20_Built-in_20_Normal" style:data-style-name="N10100">
      <style:table-cell-properties fo:background-color="#ffff99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9" style:family="table-cell" style:parent-style-name="Excel_20_Built-in_20_Normal" style:data-style-name="N10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" style:family="table-cell" style:parent-style-name="Excel_20_Built-in_20_Normal" style:data-style-name="N10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Excel_20_Built-in_20_Normal" style:data-style-name="N10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3" style:family="table-cell" style:parent-style-name="Excel_20_Built-in_20_Normal" style:data-style-name="N124">
      <style:table-cell-properties fo:border-bottom="none" fo:background-color="#ffff99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Excel_20_Built-in_20_Normal" style:data-style-name="N124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" style:family="table-cell" style:parent-style-name="Excel_20_Built-in_20_Normal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7" style:family="table-cell" style:parent-style-name="Excel_20_Built-in_20_Normal" style:data-style-name="N124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0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" style:family="table-cell" style:parent-style-name="Excel_20_Built-in_20_Normal" style:data-style-name="N125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Excel_20_Built-in_20_Normal" style:data-style-name="N125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" style:family="table-cell" style:parent-style-name="Excel_20_Built-in_20_Normal" style:data-style-name="N10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4" style:family="table-cell" style:parent-style-name="Excel_20_Built-in_20_Normal">
      <style:table-cell-properties fo:border-bottom="none" fo:background-color="#ffff99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Excel_20_Built-in_20_Normal" style:data-style-name="N125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" style:family="table-cell" style:parent-style-name="Excel_20_Built-in_20_Normal" style:data-style-name="N10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8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9" style:family="table-cell" style:parent-style-name="Excel_20_Built-in_20_Normal" style:data-style-name="N10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0" style:family="table-cell" style:parent-style-name="Excel_20_Built-in_20_Normal" style:data-style-name="N10001">
      <style:table-cell-properties fo:border-bottom="none" fo:background-color="#ffff99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" style:family="table-cell" style:parent-style-name="Excel_20_Built-in_20_Normal" style:data-style-name="N10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94" style:family="table-cell" style:parent-style-name="Excel_20_Built-in_20_Normal" style:data-style-name="N10002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5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5" style:base-cell-address="Jan.A1"/>
    </style:style>
    <style:style style:name="ce196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5" style:base-cell-address="Jan.A1"/>
    </style:style>
    <style:style style:name="ce197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198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199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3" style:base-cell-address="Jan.A1"/>
    </style:style>
    <style:style style:name="ce200" style:family="table-cell" style:parent-style-name="Excel_20_Built-in_20_Normal">
      <style:table-cell-properties fo:border-bottom="0.06pt solid #000000" fo:background-color="#dce6f2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4" style:base-cell-address="Jan.A1"/>
    </style:style>
    <style:style style:name="ce201" style:family="table-cell" style:parent-style-name="Excel_20_Built-in_20_Normal">
      <style:table-cell-properties fo:border-bottom="0.06pt solid #000000" fo:background-color="#dce6f2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202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0" style:base-cell-address="Jan.A1"/>
    </style:style>
    <style:style style:name="ce203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1" style:base-cell-address="Jan.A1"/>
    </style:style>
    <style:style style:name="ce204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37" style:base-cell-address="Jan.A1"/>
    </style:style>
    <style:style style:name="ce205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8" style:base-cell-address="Jan.A1"/>
    </style:style>
    <style:style style:name="ce206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35" style:base-cell-address="Jan.A1"/>
    </style:style>
    <style:style style:name="ce207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208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209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210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211" style:family="table-cell" style:parent-style-name="Excel_20_Built-in_20_Normal">
      <style:table-cell-properties fo:border-bottom="0.06pt solid #000000" fo:background-color="#dce6f2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212" style:family="table-cell" style:parent-style-name="Excel_20_Built-in_20_Normal">
      <style:table-cell-properties fo:border-bottom="0.06pt solid #000000" fo:background-color="#dce6f2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213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9" style:base-cell-address="Jan.A1"/>
    </style:style>
    <style:style style:name="ce214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9" style:base-cell-address="Jan.A1"/>
    </style:style>
    <style:style style:name="ce215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3" style:base-cell-address="Jan.A1"/>
      <style:map style:condition="is-true-formula(OR([.$B1]=1;[.$B1]=7))" style:apply-style-name="ConditionalStyle_5f_32" style:base-cell-address="Jan.A1"/>
    </style:style>
    <style:style style:name="ce216" style:family="table-cell" style:parent-style-name="Excel_20_Built-in_20_Normal" style:data-style-name="N10002">
      <style:table-cell-properties fo:border-bottom="0.06pt solid #000000" fo:background-color="#dce6f2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7" style:family="table-cell" style:parent-style-name="Excel_20_Built-in_20_Normal">
      <style:table-cell-properties fo:border-bottom="0.06pt solid #000000" fo:background-color="#dce6f2" style:cell-protect="none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8" style:family="table-cell" style:parent-style-name="Excel_20_Built-in_20_Normal">
      <style:table-cell-properties fo:border-bottom="0.06pt solid #000000" fo:background-color="#dce6f2" style:cell-protect="none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9" style:family="table-cell" style:parent-style-name="Excel_20_Built-in_20_Normal" style:data-style-name="N10002">
      <style:table-cell-properties fo:border-bottom="0.06pt solid #000000" fo:background-color="#dce6f2" style:cell-protect="none" style:print-content="true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0" style:family="table-cell" style:parent-style-name="Excel_20_Built-in_20_Normal" style:data-style-name="N10002">
      <style:table-cell-properties fo:border-bottom="0.06pt solid #000000" fo:background-color="#dce6f2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1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0" style:base-cell-address="Jan.A1"/>
      <style:map style:condition="is-true-formula(OR([.$B1]=1;[.$B1]=7))" style:apply-style-name="ConditionalStyle_5f_29" style:base-cell-address="Jan.A1"/>
    </style:style>
    <style:style style:name="ce224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1" style:base-cell-address="Jan.A1"/>
    </style:style>
    <style:style style:name="ce225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1" style:base-cell-address="Jan.A1"/>
    </style:style>
    <style:style style:name="ce226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0" style:base-cell-address="Jan.A1"/>
      <style:map style:condition="is-true-formula(OR([.$B1]=1;[.$B1]=7))" style:apply-style-name="ConditionalStyle_5f_29" style:base-cell-address="Jan.A1"/>
    </style:style>
    <style:style style:name="ce227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8" style:base-cell-address="Jan.A1"/>
    </style:style>
    <style:style style:name="ce228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7" style:base-cell-address="Jan.A1"/>
      <style:map style:condition="is-true-formula(OR([.$B1]=1;[.$B1]=7))" style:apply-style-name="ConditionalStyle_5f_26" style:base-cell-address="Jan.A1"/>
    </style:style>
    <style:style style:name="ce229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8" style:base-cell-address="Jan.A1"/>
    </style:style>
    <style:style style:name="ce230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5" style:base-cell-address="Jan.A1"/>
    </style:style>
    <style:style style:name="ce233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5" style:base-cell-address="Jan.A1"/>
    </style:style>
    <style:style style:name="ce234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4" style:base-cell-address="Jan.A1"/>
      <style:map style:condition="is-true-formula(OR([.$B1]=1;[.$B1]=7))" style:apply-style-name="ConditionalStyle_5f_23" style:base-cell-address="Jan.A1"/>
    </style:style>
    <style:style style:name="ce235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4" style:base-cell-address="Jan.A1"/>
      <style:map style:condition="is-true-formula(OR([.$B1]=1;[.$B1]=7))" style:apply-style-name="ConditionalStyle_5f_23" style:base-cell-address="Jan.A1"/>
    </style:style>
    <style:style style:name="ce236" style:family="table-cell" style:parent-style-name="Excel_20_Built-in_20_Normal" style:data-style-name="N10114">
      <style:text-properties style:text-position=""/>
    </style:style>
    <style:style style:name="ce237" style:family="table-cell" style:parent-style-name="Excel_20_Built-in_20_Normal">
      <style:table-cell-properties fo:border-bottom="none" style:diagonal-bl-tr="none" style:diagonal-tl-br="none" fo:border-left="0.99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2" style:base-cell-address="Jan.A1"/>
    </style:style>
    <style:style style:name="ce239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1" style:base-cell-address="Jan.A1"/>
      <style:map style:condition="is-true-formula(OR([.$B1]=1;[.$B1]=7))" style:apply-style-name="ConditionalStyle_5f_20" style:base-cell-address="Jan.A1"/>
    </style:style>
    <style:style style:name="ce240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1" style:base-cell-address="Jan.A1"/>
      <style:map style:condition="is-true-formula(OR([.$B1]=1;[.$B1]=7))" style:apply-style-name="ConditionalStyle_5f_20" style:base-cell-address="Jan.A1"/>
    </style:style>
    <style:style style:name="ce241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2" style:base-cell-address="Jan.A1"/>
    </style:style>
    <style:style style:name="ce242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8" style:base-cell-address="Jan.A1"/>
      <style:map style:condition="is-true-formula(OR([.$B1]=1;[.$B1]=7))" style:apply-style-name="ConditionalStyle_5f_17" style:base-cell-address="Jan.A1"/>
    </style:style>
    <style:style style:name="ce244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9" style:base-cell-address="Jan.A1"/>
    </style:style>
    <style:style style:name="ce245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9" style:base-cell-address="Jan.A1"/>
    </style:style>
    <style:style style:name="ce246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8" style:base-cell-address="Jan.A1"/>
      <style:map style:condition="is-true-formula(OR([.$B1]=1;[.$B1]=7))" style:apply-style-name="ConditionalStyle_5f_17" style:base-cell-address="Jan.A1"/>
    </style:style>
    <style:style style:name="ce247" style:family="table-cell" style:parent-style-name="Excel_20_Built-in_20_Normal">
      <style:table-cell-properties fo:border-bottom="none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6" style:base-cell-address="Jan.A1"/>
    </style:style>
    <style:style style:name="ce249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6" style:base-cell-address="Jan.A1"/>
    </style:style>
    <style:style style:name="ce250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3" style:base-cell-address="Jan.A1"/>
    </style:style>
    <style:style style:name="ce251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5" style:base-cell-address="Jan.A1"/>
      <style:map style:condition="is-true-formula(OR([.$B1]=1;[.$B1]=7))" style:apply-style-name="ConditionalStyle_5f_14" style:base-cell-address="Jan.A1"/>
    </style:style>
    <style:style style:name="ce252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5" style:base-cell-address="Jan.A1"/>
      <style:map style:condition="is-true-formula(OR([.$B1]=1;[.$B1]=7))" style:apply-style-name="ConditionalStyle_5f_14" style:base-cell-address="Jan.A1"/>
    </style:style>
    <style:style style:name="ce253" style:family="table-cell" style:parent-style-name="Excel_20_Built-in_20_Normal">
      <style:table-cell-properties fo:border-bottom="none" fo:background-color="#b9cde5" style:cell-protect="none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4" style:family="table-cell" style:parent-style-name="Excel_20_Built-in_20_Normal" style:data-style-name="N10002">
      <style:table-cell-properties fo:border-bottom="none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5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1" style:base-cell-address="Jan.A1"/>
      <style:map style:condition="is-true-formula(OR([.$B1]=1;[.$B1]=7))" style:apply-style-name="ConditionalStyle_5f_10" style:base-cell-address="Jan.A1"/>
    </style:style>
    <style:style style:name="ce256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1" style:base-cell-address="Jan.A1"/>
      <style:map style:condition="is-true-formula(OR([.$B1]=1;[.$B1]=7))" style:apply-style-name="ConditionalStyle_5f_10" style:base-cell-address="Jan.A1"/>
    </style:style>
    <style:style style:name="ce257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2" style:base-cell-address="Jan.A1"/>
    </style:style>
    <style:style style:name="ce258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2" style:base-cell-address="Jan.A1"/>
    </style:style>
    <style:style style:name="ce259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" style:base-cell-address="Jan.A1"/>
    </style:style>
    <style:style style:name="ce260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" style:base-cell-address="Jan.A1"/>
    </style:style>
    <style:style style:name="ce261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" style:base-cell-address="Jan.A1"/>
      <style:map style:condition="is-true-formula(OR([.$B1]=1;[.$B1]=7))" style:apply-style-name="ConditionalStyle_5f_7" style:base-cell-address="Jan.A1"/>
    </style:style>
    <style:style style:name="ce262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" style:base-cell-address="Jan.A1"/>
      <style:map style:condition="is-true-formula(OR([.$B1]=1;[.$B1]=7))" style:apply-style-name="ConditionalStyle_5f_7" style:base-cell-address="Jan.A1"/>
    </style:style>
    <style:style style:name="ce263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" style:base-cell-address="Jan.A1"/>
    </style:style>
    <style:style style:name="ce265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" style:base-cell-address="Jan.A1"/>
    </style:style>
    <style:style style:name="ce266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" style:base-cell-address="Jan.A1"/>
      <style:map style:condition="is-true-formula(OR([.$B1]=1;[.$B1]=7))" style:apply-style-name="ConditionalStyle_5f_4" style:base-cell-address="Jan.A1"/>
    </style:style>
    <style:style style:name="ce267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" style:base-cell-address="Jan.A1"/>
      <style:map style:condition="is-true-formula(OR([.$B1]=1;[.$B1]=7))" style:apply-style-name="ConditionalStyle_5f_4" style:base-cell-address="Jan.A1"/>
    </style:style>
    <style:style style:name="ce268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" style:base-cell-address="Jan.A1"/>
      <style:map style:condition="is-true-formula(OR([.$B1]=1;[.$B1]=7))" style:apply-style-name="ConditionalStyle_5f_1" style:base-cell-address="Jan.A1"/>
    </style:style>
    <style:style style:name="ce269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" style:base-cell-address="Jan.A1"/>
      <style:map style:condition="is-true-formula(OR([.$B1]=1;[.$B1]=7))" style:apply-style-name="ConditionalStyle_5f_1" style:base-cell-address="Jan.A1"/>
    </style:style>
    <style:style style:name="ce270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" style:base-cell-address="Jan.A1"/>
    </style:style>
    <style:style style:name="ce271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" style:base-cell-address="Jan.A1"/>
    </style:style>
    <style:style style:name="ce27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Bonmo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Bonmot" fo:font-size="10pt" fo:font-style="normal" fo:text-shadow="none" style:text-underline-style="none" fo:font-weight="bold" style:font-size-asian="10pt" style:font-style-asian="normal" style:font-weight-asian="bold" style:font-name-complex="Bonmot" style:font-size-complex="10pt" style:font-style-complex="normal" style:font-weight-complex="bold"/>
    </style:style>
    <style:style style:name="ce27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Bonmot" fo:font-size="10pt" fo:font-style="normal" fo:text-shadow="none" style:text-underline-style="none" fo:font-weight="normal" style:font-size-asian="10pt" style:font-style-asian="normal" style:font-weight-asian="normal" style:font-name-complex="Bonmot" style:font-size-complex="10pt" style:font-style-complex="normal" style:font-weight-complex="normal"/>
    </style:style>
    <style:style style:name="ce275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76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7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Bonmot" fo:font-size="8pt" fo:font-style="normal" fo:text-shadow="none" style:text-underline-style="none" fo:font-weight="normal" style:font-size-asian="8pt" style:font-style-asian="normal" style:font-weight-asian="normal" style:font-name-complex="Bonmot" style:font-size-complex="8pt" style:font-style-complex="normal" style:font-weight-complex="normal"/>
    </style:style>
    <style:style style:name="ce28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text-position="" style:font-name="Bonmot" fo:font-size="9pt" fo:font-style="normal" fo:text-shadow="none" style:text-underline-style="none" fo:font-weight="normal" style:font-size-asian="9pt" style:font-style-asian="normal" style:font-weight-asian="normal" style:font-name-complex="Bonmot" style:font-size-complex="9pt" style:font-style-complex="normal" style:font-weight-complex="normal"/>
    </style:style>
    <style:style style:name="ce281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82" style:family="table-cell" style:parent-style-name="Excel_20_Built-in_20_Normal" style:data-style-name="N1000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8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text-position="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8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Bonmot" fo:font-size="12pt" fo:font-style="normal" fo:text-shadow="none" style:text-underline-style="none" fo:font-weight="normal" style:font-size-asian="12pt" style:font-style-asian="normal" style:font-weight-asian="normal" style:font-name-complex="Bonmot" style:font-size-complex="12pt" style:font-style-complex="normal" style:font-weight-complex="normal"/>
    </style:style>
    <style:style style:name="ce28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text-position="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7" style:family="table-cell" style:parent-style-name="Excel_20_Built-in_20_Normal" style:data-style-name="N10100">
      <style:table-cell-properties fo:border-bottom="none" fo:background-color="#ffff99" style:diagonal-bl-tr="none" style:diagonal-tl-br="none" fo:border-left="0.99pt solid #000000" fo:border-right="none" style:rotation-align="none" fo:border-top="0.9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8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9" style:family="table-cell" style:parent-style-name="Excel_20_Built-in_20_Normal">
      <style:table-cell-properties fo:border-bottom="none" fo:background-color="#ffff99" style:diagonal-bl-tr="none" style:diagonal-tl-br="none" fo:border-left="0.99pt solid #000000" fo:border-right="none" style:rotation-align="none" fo:border-top="none"/>
    </style:style>
    <style:style style:name="ce300" style:family="table-cell" style:parent-style-name="Excel_20_Built-in_20_Normal" style:data-style-name="N10100">
      <style:table-cell-properties fo:border-bottom="none" fo:background-color="#ffff99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1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2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92" style:base-cell-address="Jan.A1"/>
    </style:style>
    <style:style style:name="ce303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92" style:base-cell-address="Jan.A1"/>
    </style:style>
    <style:style style:name="ce304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305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306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2" style:base-cell-address="Jan.A1"/>
    </style:style>
    <style:style style:name="ce307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2" style:base-cell-address="Jan.A1"/>
    </style:style>
    <style:style style:name="ce308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0" style:base-cell-address="Jan.A1"/>
    </style:style>
    <style:style style:name="ce309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9" style:base-cell-address="Jan.A1"/>
    </style:style>
    <style:style style:name="ce310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4" style:base-cell-address="Jan.A1"/>
    </style:style>
    <style:style style:name="ce311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8" style:base-cell-address="Jan.A1"/>
    </style:style>
    <style:style style:name="ce312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6" style:base-cell-address="Jan.A1"/>
    </style:style>
    <style:style style:name="ce313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9" style:base-cell-address="Jan.A1"/>
    </style:style>
    <style:style style:name="ce314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4" style:base-cell-address="Jan.A1"/>
    </style:style>
    <style:style style:name="ce315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2" style:base-cell-address="Jan.A1"/>
    </style:style>
    <style:style style:name="ce316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6" style:base-cell-address="Jan.A1"/>
    </style:style>
    <style:style style:name="ce3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318" style:family="table-cell" style:parent-style-name="Excel_20_Built-in_20_Normal">
      <style:table-cell-properties fo:border-bottom="0.06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9" style:family="table-cell" style:parent-style-name="Excel_20_Built-in_20_Normal">
      <style:table-cell-properties fo:border-bottom="2.4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0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non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1" style:family="table-cell" style:parent-style-name="Excel_20_Built-in_20_Normal">
      <style:table-cell-properties fo:border-bottom="none" fo:background-color="#ffff99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322" style:family="table-cell" style:parent-style-name="Excel_20_Built-in_20_Normal">
      <style:table-cell-properties fo:border-bottom="none" fo:background-color="#ffff99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3" style:family="table-cell" style:parent-style-name="Excel_20_Built-in_20_Normal">
      <style:table-cell-properties fo:border-bottom="none" fo:background-color="#ffff99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Excel_20_Built-in_20_Normal">
      <style:table-cell-properties fo:border-bottom="0.99pt solid #000000" fo:background-color="#ffff99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Excel_20_Built-in_20_Normal" style:data-style-name="N10100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6" style:family="table-cell" style:parent-style-name="Excel_20_Built-in_20_Normal">
      <style:table-cell-properties fo:background-color="#ffff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7" style:family="table-cell" style:parent-style-name="Excel_20_Built-in_20_Normal">
      <style:table-cell-properties fo:background-color="#ffff99" style:cell-protect="none" style:print-content="true"/>
    </style:style>
    <style:style style:name="ce328" style:family="table-cell" style:parent-style-name="Excel_20_Built-in_20_Normal" style:data-style-name="N10100">
      <style:table-cell-properties fo:background-color="#ffff99" style:cell-protect="none" style:print-content="tru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29" style:family="table-cell" style:parent-style-name="Excel_20_Built-in_20_Normal">
      <style:table-cell-properties fo:background-color="#ffff99"/>
    </style:style>
    <style:style style:name="ce330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1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4" style:base-cell-address="Jan.A1"/>
    </style:style>
    <style:style style:name="ce332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4" style:base-cell-address="Jan.A1"/>
    </style:style>
    <style:style style:name="ce333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3" style:base-cell-address="Jan.A1"/>
      <style:map style:condition="is-true-formula(OR($B#REF!=1;$B#REF!=7))" style:apply-style-name="ConditionalStyle_5f_81" style:base-cell-address="Jan.A1"/>
    </style:style>
    <style:style style:name="ce334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3" style:base-cell-address="Jan.A1"/>
      <style:map style:condition="is-true-formula(OR($B#REF!=1;$B#REF!=7))" style:apply-style-name="ConditionalStyle_5f_81" style:base-cell-address="Jan.A1"/>
    </style:style>
    <style:style style:name="ce335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1" style:base-cell-address="Jan.A1"/>
    </style:style>
    <style:style style:name="ce336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0" style:base-cell-address="Jan.A1"/>
      <style:map style:condition="is-true-formula(OR([.$B1]=1;[.$B1]=7))" style:apply-style-name="ConditionalStyle_5f_88" style:base-cell-address="Jan.A1"/>
    </style:style>
    <style:style style:name="ce337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7" style:base-cell-address="Jan.A1"/>
    </style:style>
    <style:style style:name="ce338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5" style:base-cell-address="Jan.A1"/>
      <style:map style:condition="is-true-formula(OR([.$B1]=1;[.$B1]=7))" style:apply-style-name="ConditionalStyle_5f_77" style:base-cell-address="Jan.A1"/>
    </style:style>
    <style:style style:name="ce339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5" style:base-cell-address="Jan.A1"/>
    </style:style>
    <style:style style:name="ce340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3" style:base-cell-address="Jan.A1"/>
    </style:style>
    <style:style style:name="ce341" style:family="table-cell" style:parent-style-name="Excel_20_Built-in_20_Normal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2" style:family="table-cell" style:parent-style-name="Excel_20_Built-in_20_Normal">
      <style:table-cell-properties fo:border-bottom="2.4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3" style:family="table-cell" style:parent-style-name="Excel_20_Built-in_20_Normal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3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6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Excel_20_Built-in_20_Normal">
      <style:table-cell-properties fo:border-bottom="0.99pt solid #000000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Excel_20_Built-in_20_Normal" style:data-style-name="N1010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9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0" style:family="table-cell" style:parent-style-name="Excel_20_Built-in_20_Normal" style:data-style-name="N100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1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</style:style>
    <style:style style:name="ce352" style:family="table-cell" style:parent-style-name="Excel_20_Built-in_20_Normal" style:data-style-name="N1010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53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</style:style>
    <style:style style:name="ce354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5" style:family="table-cell" style:parent-style-name="Excel_20_Built-in_20_Normal" style:data-style-name="N10002">
      <style:table-cell-properties fo:border-bottom="0.06pt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6" style:family="table-cell" style:parent-style-name="Excel_20_Built-in_20_Normal" style:data-style-name="N10002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7" style:family="table-cell" style:parent-style-name="Excel_20_Built-in_20_Normal" style:data-style-name="N10002">
      <style:table-cell-properties fo:border-bottom="0.06pt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8" style:family="table-cell" style:parent-style-name="Excel_20_Built-in_20_Normal" style:data-style-name="N10002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9" style:family="table-cell" style:parent-style-name="Excel_20_Built-in_20_Normal" style:data-style-name="N10002">
      <style:table-cell-properties fo:border-bottom="2.49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0" style:family="table-cell" style:parent-style-name="Excel_20_Built-in_20_Normal" style:data-style-name="N124">
      <style:table-cell-properties fo:background-color="#ffff99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1" style:family="table-cell" style:parent-style-name="Excel_20_Built-in_20_Normal" style:data-style-name="N10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362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3" style:family="table-cell" style:parent-style-name="Excel_20_Built-in_20_Normal" style:data-style-name="N124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4" style:family="table-cell" style:parent-style-name="Excel_20_Built-in_20_Normal" style:data-style-name="N124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5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6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06pt solid #000000" style:rotation-angle="90" style:rotation-align="bottom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7" style:family="table-cell" style:parent-style-name="Excel_20_Built-in_20_Normal">
      <style:table-cell-properties fo:border-bottom="0.06pt solid #000000" fo:background-color="#b9cde5" style:cell-protect="none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8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9" style:family="table-cell" style:parent-style-name="Excel_20_Built-in_20_Normal">
      <style:table-cell-properties fo:border-bottom="0.06pt solid #000000" fo:background-color="#b9cde5" style:cell-protect="none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1" style:family="table-cell" style:parent-style-name="Excel_20_Built-in_20_Normal" style:data-style-name="N10002">
      <style:table-cell-properties fo:border-bottom="0.06pt solid #000000" fo:background-color="#ffff99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2" style:family="table-cell" style:parent-style-name="Excel_20_Built-in_20_Normal">
      <style:table-cell-properties fo:border-bottom="2.49pt solid #000000" fo:background-color="#ffff99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3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4" style:family="table-cell" style:parent-style-name="Excel_20_Built-in_20_Normal" style:data-style-name="N126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5" style:family="table-cell" style:parent-style-name="Excel_20_Built-in_20_Normal" style:data-style-name="N10002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6" style:family="table-cell" style:parent-style-name="Excel_20_Built-in_20_Normal" style:data-style-name="N124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7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78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9" style:family="table-cell" style:parent-style-name="Excel_20_Built-in_20_Normal" style:data-style-name="N10002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0" style:family="table-cell" style:parent-style-name="Excel_20_Built-in_20_Normal" style:data-style-name="N10002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1" style:family="table-cell" style:parent-style-name="Excel_20_Built-in_20_Normal">
      <style:table-cell-properties fo:border-bottom="2.49pt solid #000000" fo:background-color="#ff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2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3" style:family="table-cell" style:parent-style-name="Excel_20_Built-in_20_Normal" style:data-style-name="N126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4" style:family="table-cell" style:parent-style-name="Excel_20_Built-in_20_Normal" style:data-style-name="N10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5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6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7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Excel_20_Built-in_20_Normal" style:data-style-name="N125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9" style:family="table-cell" style:parent-style-name="Excel_20_Built-in_20_Normal" style:data-style-name="N125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0" style:family="table-cell" style:parent-style-name="Excel_20_Built-in_20_Normal" style:data-style-name="N10001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1" style:family="table-cell" style:parent-style-name="Excel_20_Built-in_20_Normal" style:data-style-name="N100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2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3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06pt solid #000000" style:rotation-angle="90" style:rotation-align="bottom" style:shrink-to-fit="false" fo:border-top="2.4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4" style:family="table-cell" style:parent-style-name="Excel_20_Built-in_20_Normal">
      <style:table-cell-properties fo:border-bottom="2.49pt solid #000000" fo:background-color="#ffff99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6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7" style:family="table-cell" style:parent-style-name="Excel_20_Built-in_20_Normal">
      <style:table-cell-properties fo:background-color="#ffff99" style:cell-protect="none" style:print-content="tru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wrap" fo:border-left="0.06pt solid #000000" style:direction="ltr" fo:border-right="none" style:rotation-angle="90" style:rotation-align="bottom" style:shrink-to-fit="false" fo:border-top="2.4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9" style:family="table-cell" style:parent-style-name="Excel_20_Built-in_20_Normal">
      <style:table-cell-properties fo:border-bottom="2.49pt solid #000000" fo:background-color="#ffff99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0" style:family="table-cell" style:parent-style-name="Excel_20_Built-in_20_Normal" style:data-style-name="N125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1" style:family="table-cell" style:parent-style-name="Excel_20_Built-in_20_Normal" style:data-style-name="N10002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2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3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4" style:family="table-cell" style:parent-style-name="Excel_20_Built-in_20_Normal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Excel_20_Built-in_20_Normal" style:data-style-name="N125">
      <style:table-cell-properties fo:border-bottom="2.49pt solid #000000" fo:background-color="#ffff99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8.3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6" style:family="table-cell" style:parent-style-name="Excel_20_Built-in_20_Normal" style:data-style-name="N125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7" style:family="table-cell" style:parent-style-name="Excel_20_Built-in_20_Normal" style:data-style-name="N10001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8" style:family="table-cell" style:parent-style-name="Excel_20_Built-in_20_Normal" style:data-style-name="N10001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9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wrap" fo:border-left="0.06pt solid #000000" style:direction="ltr" fo:border-right="0.99pt solid #000000" style:rotation-angle="90" style:rotation-align="bottom" style:shrink-to-fit="false" fo:border-top="2.4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0" style:family="table-cell" style:parent-style-name="Excel_20_Built-in_20_Normal" style:data-style-name="N10002">
      <style:table-cell-properties fo:border-bottom="0.06pt solid #000000" fo:background-color="#b9cde5" style:cell-protect="none" style:print-content="true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1" style:family="table-cell" style:parent-style-name="Excel_20_Built-in_20_Normal" style:data-style-name="N10002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2" style:family="table-cell" style:parent-style-name="Excel_20_Built-in_20_Normal" style:data-style-name="N10002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3" style:family="table-cell" style:parent-style-name="Excel_20_Built-in_20_Normal" style:data-style-name="N125">
      <style:table-cell-properties fo:border-bottom="2.49pt solid #000000" fo:background-color="#ffff99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8.3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4" style:family="table-cell" style:parent-style-name="Excel_20_Built-in_20_Normal" style:data-style-name="N10001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5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6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17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</style:style>
    <style:style style:name="ce419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</style:style>
    <style:style style:name="ce420" style:family="table-cell" style:parent-style-name="Excel_20_Built-in_20_Normal">
      <style:table-cell-properties fo:border-bottom="0.99pt solid #000000" fo:background-color="#ffff99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1" style:family="table-cell" style:parent-style-name="Excel_20_Built-in_20_Normal" style:data-style-name="N10002">
      <style:table-cell-properties fo:border-bottom="0.06pt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2" style:family="table-cell" style:parent-style-name="Excel_20_Built-in_20_Normal" style:data-style-name="N10002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3" style:family="table-cell" style:parent-style-name="Excel_20_Built-in_20_Normal" style:data-style-name="N10002">
      <style:table-cell-properties fo:border-bottom="0.06pt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4" style:family="table-cell" style:parent-style-name="Excel_20_Built-in_20_Normal" style:data-style-name="N1000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5" style:family="table-cell" style:parent-style-name="Excel_20_Built-in_20_Normal" style:data-style-name="N10002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6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7" style:family="table-cell" style:parent-style-name="Excel_20_Built-in_20_Normal">
      <style:table-cell-properties fo:border-bottom="none" fo:background-color="#ffff99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Excel_20_Built-in_20_Normal">
      <style:table-cell-properties fo:border-bottom="0.99pt solid #000000" fo:background-color="#ffff99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Excel_20_Built-in_20_Normal" style:data-style-name="N10002">
      <style:table-cell-properties style:cell-protect="protected formula-hidden" style:print-content="true"/>
    </style:style>
    <style:style style:name="ce430" style:family="table-cell" style:parent-style-name="Excel_20_Built-in_20_Normal"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2" style:family="table-cell" style:parent-style-name="Excel_20_Built-in_20_Normal" style:data-style-name="N10002">
      <style:table-cell-properties style:cell-protect="protected formula-hidden" style:print-content="tru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69" style:base-cell-address="Jan.A1"/>
    </style:style>
    <style:style style:name="ce434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69" style:base-cell-address="Jan.A1"/>
    </style:style>
    <style:style style:name="ce435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2" style:base-cell-address="Jan.A1"/>
    </style:style>
    <style:style style:name="ce436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2" style:base-cell-address="Jan.A1"/>
    </style:style>
    <style:style style:name="ce437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0" style:base-cell-address="Jan.A1"/>
    </style:style>
    <style:style style:name="ce438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57" style:base-cell-address="Jan.A1"/>
    </style:style>
    <style:style style:name="ce439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6" style:base-cell-address="Jan.A1"/>
    </style:style>
    <style:style style:name="ce440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4" style:base-cell-address="Jan.A1"/>
    </style:style>
    <style:style style:name="ce441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53" style:base-cell-address="Jan.A1"/>
    </style:style>
    <style:style style:name="ce442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2" style:base-cell-address="Jan.A1"/>
    </style:style>
    <style:style style:name="ce443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5" style:base-cell-address="Jan.A1"/>
    </style:style>
    <style:style style:name="ce444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9" style:base-cell-address="Jan.A1"/>
    </style:style>
    <style:style style:name="ce445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8" style:base-cell-address="Jan.A1"/>
    </style:style>
    <style:style style:name="ce446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7" style:base-cell-address="Jan.A1"/>
    </style:style>
    <style:style style:name="ce447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9" style:family="table-cell" style:parent-style-name="Excel_20_Built-in_20_Normal" style:data-style-name="N10100">
      <style:table-cell-properties fo:border-bottom="none" fo:background-color="#ffff99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0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1" style:family="table-cell" style:parent-style-name="Excel_20_Built-in_20_Normal" style:data-style-name="N10100">
      <style:table-cell-properties fo:background-color="#ffff99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52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0" style:base-cell-address="Jan.A1"/>
    </style:style>
    <style:style style:name="ce453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0" style:base-cell-address="Jan.A1"/>
    </style:style>
    <style:style style:name="ce454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9" style:base-cell-address="Jan.A1"/>
      <style:map style:condition="is-true-formula(OR($B#REF!=1;$B#REF!=7))" style:apply-style-name="ConditionalStyle_5f_58" style:base-cell-address="Jan.A1"/>
    </style:style>
    <style:style style:name="ce455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9" style:base-cell-address="Jan.A1"/>
      <style:map style:condition="is-true-formula(OR($B#REF!=1;$B#REF!=7))" style:apply-style-name="ConditionalStyle_5f_58" style:base-cell-address="Jan.A1"/>
    </style:style>
    <style:style style:name="ce456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1" style:base-cell-address="Jan.A1"/>
    </style:style>
    <style:style style:name="ce457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5" style:base-cell-address="Jan.A1"/>
      <style:map style:condition="is-true-formula(OR([.$B1]=1;[.$B1]=7))" style:apply-style-name="ConditionalStyle_5f_54" style:base-cell-address="Jan.A1"/>
    </style:style>
    <style:style style:name="ce458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1" style:base-cell-address="Jan.A1"/>
    </style:style>
    <style:style style:name="ce459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6" style:base-cell-address="Jan.A1"/>
      <style:map style:condition="is-true-formula(OR([.$B1]=1;[.$B1]=7))" style:apply-style-name="ConditionalStyle_5f_50" style:base-cell-address="Jan.A1"/>
    </style:style>
    <style:style style:name="ce460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3" style:base-cell-address="Jan.A1"/>
    </style:style>
    <style:style style:name="ce461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1" style:base-cell-address="Jan.A1"/>
      <style:map style:condition="is-true-formula(OR([.$B1]=1;[.$B1]=7))" style:apply-style-name="ConditionalStyle_5f_47" style:base-cell-address="Jan.A1"/>
    </style:style>
    <style:style style:name="ce462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8" style:base-cell-address="Jan.A1"/>
    </style:style>
    <style:style style:name="ce463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5" style:family="table-cell" style:parent-style-name="Excel_20_Built-in_20_Normal" style:data-style-name="N10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7" style:family="table-cell" style:parent-style-name="Excel_20_Built-in_20_Normal" style:data-style-name="N10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8" style:family="table-cell" style:parent-style-name="Excel_20_Built-in_20_Normal" style:data-style-name="N10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69" style:family="table-cell" style:parent-style-name="Excel_20_Built-in_20_Normal" style:data-style-name="N124">
      <style:table-cell-properties fo:border-bottom="none" fo:background-color="#ffff99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0" style:family="table-cell" style:parent-style-name="Excel_20_Built-in_20_Normal" style:data-style-name="N124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1" style:family="table-cell" style:parent-style-name="Excel_20_Built-in_20_Normal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2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3" style:family="table-cell" style:parent-style-name="Excel_20_Built-in_20_Normal" style:data-style-name="N124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4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5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7" style:family="table-cell" style:parent-style-name="Excel_20_Built-in_20_Normal" style:data-style-name="N125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8" style:family="table-cell" style:parent-style-name="Excel_20_Built-in_20_Normal" style:data-style-name="N125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9" style:family="table-cell" style:parent-style-name="Excel_20_Built-in_20_Normal" style:data-style-name="N10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0" style:family="table-cell" style:parent-style-name="Excel_20_Built-in_20_Normal">
      <style:table-cell-properties fo:border-bottom="none" fo:background-color="#ffff99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1" style:family="table-cell" style:parent-style-name="Excel_20_Built-in_20_Normal" style:data-style-name="N125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2" style:family="table-cell" style:parent-style-name="Excel_20_Built-in_20_Normal" style:data-style-name="N10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3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4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5" style:family="table-cell" style:parent-style-name="Excel_20_Built-in_20_Normal" style:data-style-name="N10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6" style:family="table-cell" style:parent-style-name="Excel_20_Built-in_20_Normal" style:data-style-name="N10001">
      <style:table-cell-properties fo:border-bottom="none" fo:background-color="#ffff99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7" style:family="table-cell" style:parent-style-name="Excel_20_Built-in_20_Normal" style:data-style-name="N10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8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9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90" style:family="table-cell" style:parent-style-name="Excel_20_Built-in_20_Normal" style:data-style-name="N10002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1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5" style:base-cell-address="Jan.A1"/>
    </style:style>
    <style:style style:name="ce492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5" style:base-cell-address="Jan.A1"/>
    </style:style>
    <style:style style:name="ce493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494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495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3" style:base-cell-address="Jan.A1"/>
    </style:style>
    <style:style style:name="ce496" style:family="table-cell" style:parent-style-name="Excel_20_Built-in_20_Normal">
      <style:table-cell-properties fo:border-bottom="0.06pt solid #000000" fo:background-color="#dce6f2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4" style:base-cell-address="Jan.A1"/>
    </style:style>
    <style:style style:name="ce497" style:family="table-cell" style:parent-style-name="Excel_20_Built-in_20_Normal">
      <style:table-cell-properties fo:border-bottom="0.06pt solid #000000" fo:background-color="#dce6f2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498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0" style:base-cell-address="Jan.A1"/>
    </style:style>
    <style:style style:name="ce499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1" style:base-cell-address="Jan.A1"/>
    </style:style>
    <style:style style:name="ce500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37" style:base-cell-address="Jan.A1"/>
    </style:style>
    <style:style style:name="ce501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8" style:base-cell-address="Jan.A1"/>
    </style:style>
    <style:style style:name="ce502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35" style:base-cell-address="Jan.A1"/>
    </style:style>
    <style:style style:name="ce503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504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505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506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507" style:family="table-cell" style:parent-style-name="Excel_20_Built-in_20_Normal">
      <style:table-cell-properties fo:border-bottom="0.06pt solid #000000" fo:background-color="#dce6f2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508" style:family="table-cell" style:parent-style-name="Excel_20_Built-in_20_Normal">
      <style:table-cell-properties fo:border-bottom="0.06pt solid #000000" fo:background-color="#dce6f2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509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9" style:base-cell-address="Jan.A1"/>
    </style:style>
    <style:style style:name="ce510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9" style:base-cell-address="Jan.A1"/>
    </style:style>
    <style:style style:name="ce511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3" style:base-cell-address="Jan.A1"/>
      <style:map style:condition="is-true-formula(OR([.$B1]=1;[.$B1]=7))" style:apply-style-name="ConditionalStyle_5f_32" style:base-cell-address="Jan.A1"/>
    </style:style>
    <style:style style:name="ce512" style:family="table-cell" style:parent-style-name="Excel_20_Built-in_20_Normal" style:data-style-name="N10002">
      <style:table-cell-properties fo:border-bottom="0.06pt solid #000000" fo:background-color="#dce6f2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3" style:family="table-cell" style:parent-style-name="Excel_20_Built-in_20_Normal">
      <style:table-cell-properties fo:border-bottom="0.06pt solid #000000" fo:background-color="#dce6f2" style:cell-protect="none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4" style:family="table-cell" style:parent-style-name="Excel_20_Built-in_20_Normal">
      <style:table-cell-properties fo:border-bottom="0.06pt solid #000000" fo:background-color="#dce6f2" style:cell-protect="none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5" style:family="table-cell" style:parent-style-name="Excel_20_Built-in_20_Normal" style:data-style-name="N10002">
      <style:table-cell-properties fo:border-bottom="0.06pt solid #000000" fo:background-color="#dce6f2" style:cell-protect="none" style:print-content="true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6" style:family="table-cell" style:parent-style-name="Excel_20_Built-in_20_Normal" style:data-style-name="N10002">
      <style:table-cell-properties fo:border-bottom="0.06pt solid #000000" fo:background-color="#dce6f2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7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0" style:base-cell-address="Jan.A1"/>
      <style:map style:condition="is-true-formula(OR([.$B1]=1;[.$B1]=7))" style:apply-style-name="ConditionalStyle_5f_29" style:base-cell-address="Jan.A1"/>
    </style:style>
    <style:style style:name="ce520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1" style:base-cell-address="Jan.A1"/>
    </style:style>
    <style:style style:name="ce521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1" style:base-cell-address="Jan.A1"/>
    </style:style>
    <style:style style:name="ce522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0" style:base-cell-address="Jan.A1"/>
      <style:map style:condition="is-true-formula(OR([.$B1]=1;[.$B1]=7))" style:apply-style-name="ConditionalStyle_5f_29" style:base-cell-address="Jan.A1"/>
    </style:style>
    <style:style style:name="ce523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8" style:base-cell-address="Jan.A1"/>
    </style:style>
    <style:style style:name="ce524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7" style:base-cell-address="Jan.A1"/>
      <style:map style:condition="is-true-formula(OR([.$B1]=1;[.$B1]=7))" style:apply-style-name="ConditionalStyle_5f_26" style:base-cell-address="Jan.A1"/>
    </style:style>
    <style:style style:name="ce525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8" style:base-cell-address="Jan.A1"/>
    </style:style>
    <style:style style:name="ce526" style:family="table-cell" style:parent-style-name="Excel_20_Built-in_20_Normal">
      <style:table-cell-properties fo:border-bottom="0.06pt solid #000000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5" style:base-cell-address="Jan.A1"/>
    </style:style>
    <style:style style:name="ce529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5" style:base-cell-address="Jan.A1"/>
    </style:style>
    <style:style style:name="ce530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4" style:base-cell-address="Jan.A1"/>
      <style:map style:condition="is-true-formula(OR([.$B1]=1;[.$B1]=7))" style:apply-style-name="ConditionalStyle_5f_23" style:base-cell-address="Jan.A1"/>
    </style:style>
    <style:style style:name="ce531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4" style:base-cell-address="Jan.A1"/>
      <style:map style:condition="is-true-formula(OR([.$B1]=1;[.$B1]=7))" style:apply-style-name="ConditionalStyle_5f_23" style:base-cell-address="Jan.A1"/>
    </style:style>
    <style:style style:name="ce532" style:family="table-cell" style:parent-style-name="Excel_20_Built-in_20_Normal" style:data-style-name="N10114"/>
    <style:style style:name="ce533" style:family="table-cell" style:parent-style-name="Excel_20_Built-in_20_Normal">
      <style:table-cell-properties fo:border-bottom="none" style:diagonal-bl-tr="none" style:diagonal-tl-br="none" fo:border-left="0.99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2" style:base-cell-address="Jan.A1"/>
    </style:style>
    <style:style style:name="ce535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1" style:base-cell-address="Jan.A1"/>
      <style:map style:condition="is-true-formula(OR([.$B1]=1;[.$B1]=7))" style:apply-style-name="ConditionalStyle_5f_20" style:base-cell-address="Jan.A1"/>
    </style:style>
    <style:style style:name="ce536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1" style:base-cell-address="Jan.A1"/>
      <style:map style:condition="is-true-formula(OR([.$B1]=1;[.$B1]=7))" style:apply-style-name="ConditionalStyle_5f_20" style:base-cell-address="Jan.A1"/>
    </style:style>
    <style:style style:name="ce537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2" style:base-cell-address="Jan.A1"/>
    </style:style>
    <style:style style:name="ce538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8" style:base-cell-address="Jan.A1"/>
      <style:map style:condition="is-true-formula(OR([.$B1]=1;[.$B1]=7))" style:apply-style-name="ConditionalStyle_5f_17" style:base-cell-address="Jan.A1"/>
    </style:style>
    <style:style style:name="ce540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9" style:base-cell-address="Jan.A1"/>
    </style:style>
    <style:style style:name="ce541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9" style:base-cell-address="Jan.A1"/>
    </style:style>
    <style:style style:name="ce542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8" style:base-cell-address="Jan.A1"/>
      <style:map style:condition="is-true-formula(OR([.$B1]=1;[.$B1]=7))" style:apply-style-name="ConditionalStyle_5f_17" style:base-cell-address="Jan.A1"/>
    </style:style>
    <style:style style:name="ce543" style:family="table-cell" style:parent-style-name="Excel_20_Built-in_20_Normal">
      <style:table-cell-properties fo:border-bottom="none" fo:background-color="#b9cde5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6" style:base-cell-address="Jan.A1"/>
    </style:style>
    <style:style style:name="ce545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6" style:base-cell-address="Jan.A1"/>
    </style:style>
    <style:style style:name="ce546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3" style:base-cell-address="Jan.A1"/>
    </style:style>
    <style:style style:name="ce547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5" style:base-cell-address="Jan.A1"/>
      <style:map style:condition="is-true-formula(OR([.$B1]=1;[.$B1]=7))" style:apply-style-name="ConditionalStyle_5f_14" style:base-cell-address="Jan.A1"/>
    </style:style>
    <style:style style:name="ce548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5" style:base-cell-address="Jan.A1"/>
      <style:map style:condition="is-true-formula(OR([.$B1]=1;[.$B1]=7))" style:apply-style-name="ConditionalStyle_5f_14" style:base-cell-address="Jan.A1"/>
    </style:style>
    <style:style style:name="ce549" style:family="table-cell" style:parent-style-name="Excel_20_Built-in_20_Normal">
      <style:table-cell-properties fo:border-bottom="none" fo:background-color="#b9cde5" style:cell-protect="none" style:print-content="tru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0" style:family="table-cell" style:parent-style-name="Excel_20_Built-in_20_Normal" style:data-style-name="N10002">
      <style:table-cell-properties fo:border-bottom="none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1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1" style:base-cell-address="Jan.A1"/>
      <style:map style:condition="is-true-formula(OR([.$B1]=1;[.$B1]=7))" style:apply-style-name="ConditionalStyle_5f_10" style:base-cell-address="Jan.A1"/>
    </style:style>
    <style:style style:name="ce552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1" style:base-cell-address="Jan.A1"/>
      <style:map style:condition="is-true-formula(OR([.$B1]=1;[.$B1]=7))" style:apply-style-name="ConditionalStyle_5f_10" style:base-cell-address="Jan.A1"/>
    </style:style>
    <style:style style:name="ce553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2" style:base-cell-address="Jan.A1"/>
    </style:style>
    <style:style style:name="ce554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2" style:base-cell-address="Jan.A1"/>
    </style:style>
    <style:style style:name="ce555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" style:base-cell-address="Jan.A1"/>
    </style:style>
    <style:style style:name="ce556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" style:base-cell-address="Jan.A1"/>
    </style:style>
    <style:style style:name="ce557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" style:base-cell-address="Jan.A1"/>
      <style:map style:condition="is-true-formula(OR([.$B1]=1;[.$B1]=7))" style:apply-style-name="ConditionalStyle_5f_7" style:base-cell-address="Jan.A1"/>
    </style:style>
    <style:style style:name="ce558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" style:base-cell-address="Jan.A1"/>
      <style:map style:condition="is-true-formula(OR([.$B1]=1;[.$B1]=7))" style:apply-style-name="ConditionalStyle_5f_7" style:base-cell-address="Jan.A1"/>
    </style:style>
    <style:style style:name="ce55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" style:base-cell-address="Jan.A1"/>
    </style:style>
    <style:style style:name="ce561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" style:base-cell-address="Jan.A1"/>
    </style:style>
    <style:style style:name="ce562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" style:base-cell-address="Jan.A1"/>
      <style:map style:condition="is-true-formula(OR([.$B1]=1;[.$B1]=7))" style:apply-style-name="ConditionalStyle_5f_4" style:base-cell-address="Jan.A1"/>
    </style:style>
    <style:style style:name="ce563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" style:base-cell-address="Jan.A1"/>
      <style:map style:condition="is-true-formula(OR([.$B1]=1;[.$B1]=7))" style:apply-style-name="ConditionalStyle_5f_4" style:base-cell-address="Jan.A1"/>
    </style:style>
    <style:style style:name="ce564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" style:base-cell-address="Jan.A1"/>
      <style:map style:condition="is-true-formula(OR([.$B1]=1;[.$B1]=7))" style:apply-style-name="ConditionalStyle_5f_1" style:base-cell-address="Jan.A1"/>
    </style:style>
    <style:style style:name="ce565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" style:base-cell-address="Jan.A1"/>
      <style:map style:condition="is-true-formula(OR([.$B1]=1;[.$B1]=7))" style:apply-style-name="ConditionalStyle_5f_1" style:base-cell-address="Jan.A1"/>
    </style:style>
    <style:style style:name="ce566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" style:base-cell-address="Jan.A1"/>
    </style:style>
    <style:style style:name="ce567" style:family="table-cell" style:parent-style-name="Excel_20_Built-in_20_Normal">
      <style:table-cell-properties fo:border-bottom="0.06pt solid #000000" fo:background-color="#b9cde5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" style:base-cell-address="Jan.A1"/>
    </style:style>
    <style:style style:name="ce56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Bonmo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Bonmot" fo:font-size="10pt" fo:font-style="normal" fo:text-shadow="none" style:text-underline-style="none" fo:font-weight="bold" style:font-size-asian="10pt" style:font-style-asian="normal" style:font-weight-asian="bold" style:font-name-complex="Bonmot" style:font-size-complex="10pt" style:font-style-complex="normal" style:font-weight-complex="bold"/>
    </style:style>
    <style:style style:name="ce57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Bonmot" fo:font-size="10pt" fo:font-style="normal" fo:text-shadow="none" style:text-underline-style="none" fo:font-weight="normal" style:font-size-asian="10pt" style:font-style-asian="normal" style:font-weight-asian="normal" style:font-name-complex="Bonmot" style:font-size-complex="10pt" style:font-style-complex="normal" style:font-weight-complex="normal"/>
    </style:style>
    <style:style style:name="ce571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72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573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57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57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Bonmot" fo:font-size="8pt" fo:font-style="normal" fo:text-shadow="none" style:text-underline-style="none" fo:font-weight="normal" style:font-size-asian="8pt" style:font-style-asian="normal" style:font-weight-asian="normal" style:font-name-complex="Bonmot" style:font-size-complex="8pt" style:font-style-complex="normal" style:font-weight-complex="normal"/>
    </style:style>
    <style:style style:name="ce57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Bonmot" fo:font-size="9pt" fo:font-style="normal" fo:text-shadow="none" style:text-underline-style="none" fo:font-weight="normal" style:font-size-asian="9pt" style:font-style-asian="normal" style:font-weight-asian="normal" style:font-name-complex="Bonmot" style:font-size-complex="9pt" style:font-style-complex="normal" style:font-weight-complex="normal"/>
    </style:style>
    <style:style style:name="ce577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78" style:family="table-cell" style:parent-style-name="Excel_20_Built-in_20_Normal" style:data-style-name="N1000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5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58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Bonmot" fo:font-size="12pt" fo:font-style="normal" fo:text-shadow="none" style:text-underline-style="none" fo:font-weight="normal" style:font-size-asian="12pt" style:font-style-asian="normal" style:font-weight-asian="normal" style:font-name-complex="Bonmot" style:font-size-complex="12pt" style:font-style-complex="normal" style:font-weight-complex="normal"/>
    </style:style>
    <style:style style:name="ce58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fo:color="#2ade73" style:text-outline="false" style:text-line-through-style="none" style:text-line-through-type="none" style:text-position="0% 100%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4" style:family="text">
      <style:text-properties style:text-position="0%" style:font-name="Arial" fo:font-size="8pt" fo:font-weight="normal" style:text-underline-style="none" style:text-underline-color="font-color" style:text-line-through-type="none" fo:font-style="normal" style:text-outline="false" fo:text-shadow="none" style:font-name-complex="Arial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style:font-style-complex="normal" style:font-style-asian="normal" style:font-weight-complex="normal" style:font-weight-asian="normal" style:font-size-complex="8pt" style:font-size-asian="8pt" style:font-name-complex="Arial" fo:text-shadow="none" style:text-position="0%" style:text-outline="false" fo:font-style="normal" style:text-line-through-type="none" style:text-underline-style="none" style:text-underline-color="font-color" fo:font-weight="normal" fo:font-size="8pt" style:font-name="Arial"/>
    </style:style>
    <style:style style:name="T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color="#2ade73" style:font-name="Bonmot" style:font-style-asian="normal" style:font-weight-complex="bold" style:font-weight-asian="bold" style:font-size-complex="10.5pt" style:font-size-asian="10.5pt" style:text-position="0%" fo:text-shadow="none" style:text-outline="false" fo:font-style="normal" style:text-line-through-type="none" style:text-underline-style="none" style:text-underline-color="font-color" fo:font-weight="bold" fo:font-size="10.5pt" style:font-style-complex="normal"/>
    </style:style>
    <style:style style:name="T8" style:family="text">
      <style:text-properties style:font-name="Bonmot" style:font-style-asian="normal" style:font-weight-complex="bold" style:font-weight-asian="bold" style:font-size-complex="10.5pt" style:font-size-asian="10.5pt" style:text-position="0%" fo:text-shadow="none" style:text-outline="false" fo:font-style="normal" style:text-line-through-type="none" style:text-underline-style="none" style:text-underline-color="font-color" fo:font-weight="bold" fo:font-size="10.5pt" style:font-style-complex="normal"/>
    </style:style>
    <style:style style:name="T9" style:family="text">
      <style:text-properties style:font-name="Bonmot" fo:font-size="10.5pt" fo:font-weight="bold" style:text-underline-style="none" style:text-underline-color="font-color" style:text-line-through-type="none" fo:font-style="normal" style:text-outline="false" fo:text-shadow="none" style:text-position="0%" style:font-size-asian="10.5pt" style:font-size-complex="10.5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an" table:style-name="ta1" table:protected="true" table:print-ranges="Jan.A1:Jan.L47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29" table:number-columns-repeated="2"/>
          <table:table-cell table:style-name="ce67" table:number-columns-repeated="2"/>
          <table:table-cell table:style-name="ce89"/>
          <table:table-cell table:style-name="ce92"/>
          <table:table-cell table:style-name="ce89"/>
          <table:table-cell table:style-name="ce100"/>
          <table:table-cell table:style-name="ce104"/>
          <table:table-cell table:style-name="ce111" table:number-columns-spanned="2" table:number-rows-spanned="1"/>
          <table:covered-table-cell table:style-name="ce111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30"/>
          <table:table-cell table:style-name="ce52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93"/>
          <table:table-cell table:style-name="ce30" table:number-columns-repeated="2"/>
          <table:table-cell table:style-name="ce93"/>
          <table:table-cell table:style-name="ce112" table:number-columns-spanned="2" table:number-rows-spanned="1"/>
          <table:covered-table-cell table:style-name="ce118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30"/>
          <table:table-cell table:style-name="ce53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53"/>
          <table:table-cell table:style-name="ce30" table:number-columns-repeated="2"/>
          <table:table-cell table:style-name="ce105"/>
          <table:table-cell table:style-name="ce90"/>
          <table:table-cell table:style-name="ce119"/>
          <table:table-cell table:number-columns-repeated="1012"/>
        </table:table-row>
        <table:table-row table:style-name="ro2">
          <table:table-cell table:style-name="ce2"/>
          <table:table-cell table:style-name="ce30"/>
          <table:table-cell table:style-name="ce54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94"/>
          <table:table-cell table:style-name="ce30" table:number-columns-repeated="2"/>
          <table:table-cell table:style-name="ce106"/>
          <table:table-cell table:style-name="ce90"/>
          <table:table-cell table:style-name="ce119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1"/>
          <table:table-cell table:style-name="ce55" table:number-columns-repeated="4"/>
          <table:table-cell table:style-name="ce95"/>
          <table:table-cell table:style-name="ce31" table:number-columns-repeated="2"/>
          <table:table-cell table:style-name="ce107"/>
          <table:table-cell table:style-name="ce55"/>
          <table:table-cell table:style-name="ce120"/>
          <table:table-cell table:number-columns-repeated="1012"/>
        </table:table-row>
        <table:table-row table:style-name="ro3">
          <table:table-cell table:style-name="ce4" office:value-type="string">
            <text:p>Januar</text:p>
          </table:table-cell>
          <table:table-cell table:style-name="ce32"/>
          <table:table-cell table:style-name="ce56"/>
          <table:table-cell table:style-name="ce69" office:value-type="float" office:value="2019" table:number-columns-spanned="2" table:number-rows-spanned="1">
            <text:p>2019</text:p>
          </table:table-cell>
          <table:covered-table-cell table:style-name="ce81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2"/>
          <table:table-cell office:value-type="string">
            <text:p><text:s/>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31"/>
          <table:table-cell table:style-name="ce55" table:number-columns-repeated="5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6" office:value-type="float" office:value="1">
            <text:p>1</text:p>
          </table:table-cell>
          <table:table-cell table:style-name="ce35" office:value-type="string">
            <text:p>Di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Neujahrstag</text:p>
          </table:table-cell>
          <table:table-cell table:style-name="ce134" table:number-columns-repeated="1012"/>
        </table:table-row>
        <table:table-row table:style-name="ro5">
          <table:table-cell table:style-name="ce7" office:value-type="float" office:value="2">
            <text:p>2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9" office:value-type="float" office:value="5">
            <text:p>5</text:p>
          </table:table-cell>
          <table:table-cell table:style-name="ce35" office:value-type="string">
            <text:p>Sa.</text:p>
          </table:table-cell>
          <table:table-cell table:style-name="ce59"/>
          <table:table-cell table:style-name="ce73"/>
          <table:table-cell table:style-name="ce59" table:formula="of:=[.D14]*[$'hinterlegte Dienstzulagen'.$B$5]" office:value-type="float" office:value="0">
            <text:p>0.00</text:p>
          </table:table-cell>
          <table:table-cell table:style-name="ce73"/>
          <table:table-cell table:style-name="ce59" table:formula="of:=[.F14]*[$'hinterlegte Dienstzulagen'.$B$6]" office:value-type="float" office:value="0">
            <text:p>0.00</text:p>
          </table:table-cell>
          <table:table-cell table:style-name="ce73"/>
          <table:table-cell table:style-name="ce59" table:formula="of:=[.H14]*[$'hinterlegte Dienstzulagen'.$B$7]" office:value-type="float" office:value="0">
            <text:p>0.00</text:p>
          </table:table-cell>
          <table:table-cell table:style-name="ce73"/>
          <table:table-cell table:style-name="ce114" table:formula="of:=[.J1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37" office:value-type="string">
            <text:p>So.</text:p>
          </table:table-cell>
          <table:table-cell table:style-name="ce61"/>
          <table:table-cell table:style-name="ce73"/>
          <table:table-cell table:style-name="ce59" table:formula="of:=[.D15]*[$'hinterlegte Dienstzulagen'.$B$5]" office:value-type="float" office:value="0">
            <text:p>0.00</text:p>
          </table:table-cell>
          <table:table-cell table:style-name="ce73"/>
          <table:table-cell table:style-name="ce59" table:formula="of:=[.F15]*[$'hinterlegte Dienstzulagen'.$B$6]" office:value-type="float" office:value="0">
            <text:p>0.00</text:p>
          </table:table-cell>
          <table:table-cell table:style-name="ce73"/>
          <table:table-cell table:style-name="ce59" table:formula="of:=[.H15]*[$'hinterlegte Dienstzulagen'.$B$7]" office:value-type="float" office:value="0">
            <text:p>0.00</text:p>
          </table:table-cell>
          <table:table-cell table:style-name="ce73"/>
          <table:table-cell table:style-name="ce114" table:formula="of:=[.J1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1" office:value-type="float" office:value="7">
            <text:p>7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4"/>
          <table:table-cell office:value-type="string">
            <text:p><text:s/></text:p>
          </table:table-cell>
          <table:table-cell table:number-columns-repeated="1007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2" office:value-type="float" office:value="12">
            <text:p>12</text:p>
          </table:table-cell>
          <table:table-cell table:style-name="ce39" office:value-type="string">
            <text:p>Sa.</text:p>
          </table:table-cell>
          <table:table-cell table:style-name="ce59"/>
          <table:table-cell table:style-name="ce73"/>
          <table:table-cell table:style-name="ce59" table:formula="of:=[.D21]*[$'hinterlegte Dienstzulagen'.$B$5]" office:value-type="float" office:value="0">
            <text:p>0.00</text:p>
          </table:table-cell>
          <table:table-cell table:style-name="ce73"/>
          <table:table-cell table:style-name="ce59" table:formula="of:=[.F21]*[$'hinterlegte Dienstzulagen'.$B$6]" office:value-type="float" office:value="0">
            <text:p>0.00</text:p>
          </table:table-cell>
          <table:table-cell table:style-name="ce73"/>
          <table:table-cell table:style-name="ce59" table:formula="of:=[.H21]*[$'hinterlegte Dienstzulagen'.$B$7]" office:value-type="float" office:value="0">
            <text:p>0.00</text:p>
          </table:table-cell>
          <table:table-cell table:style-name="ce73"/>
          <table:table-cell table:style-name="ce114" table:formula="of:=[.J21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40" office:value-type="string">
            <text:p>So.</text:p>
          </table:table-cell>
          <table:table-cell table:style-name="ce61"/>
          <table:table-cell table:style-name="ce73"/>
          <table:table-cell table:style-name="ce59" table:formula="of:=[.D22]*[$'hinterlegte Dienstzulagen'.$B$5]" office:value-type="float" office:value="0">
            <text:p>0.00</text:p>
          </table:table-cell>
          <table:table-cell table:style-name="ce73"/>
          <table:table-cell table:style-name="ce59" table:formula="of:=[.F22]*[$'hinterlegte Dienstzulagen'.$B$6]" office:value-type="float" office:value="0">
            <text:p>0.00</text:p>
          </table:table-cell>
          <table:table-cell table:style-name="ce73"/>
          <table:table-cell table:style-name="ce59" table:formula="of:=[.H22]*[$'hinterlegte Dienstzulagen'.$B$7]" office:value-type="float" office:value="0">
            <text:p>0.00</text:p>
          </table:table-cell>
          <table:table-cell table:style-name="ce73"/>
          <table:table-cell table:style-name="ce114" table:formula="of:=[.J2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4" office:value-type="float" office:value="14">
            <text:p>14</text:p>
          </table:table-cell>
          <table:table-cell table:style-name="ce38" office:value-type="string">
            <text:p>Mo.</text:p>
          </table:table-cell>
          <table:table-cell table:style-name="ce60" office:value-type="float" office:value="2.5">
            <text:p>2.50</text:p>
          </table:table-cell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5" office:value-type="float" office:value="19">
            <text:p>19</text:p>
          </table:table-cell>
          <table:table-cell table:style-name="ce41" office:value-type="string">
            <text:p>Sa.</text:p>
          </table:table-cell>
          <table:table-cell table:style-name="ce59"/>
          <table:table-cell table:style-name="ce73"/>
          <table:table-cell table:style-name="ce59" table:formula="of:=[.D28]*[$'hinterlegte Dienstzulagen'.$B$5]" office:value-type="float" office:value="0">
            <text:p>0.00</text:p>
          </table:table-cell>
          <table:table-cell table:style-name="ce73"/>
          <table:table-cell table:style-name="ce59" table:formula="of:=[.F28]*[$'hinterlegte Dienstzulagen'.$B$6]" office:value-type="float" office:value="0">
            <text:p>0.00</text:p>
          </table:table-cell>
          <table:table-cell table:style-name="ce73"/>
          <table:table-cell table:style-name="ce59" table:formula="of:=[.H28]*[$'hinterlegte Dienstzulagen'.$B$7]" office:value-type="float" office:value="0">
            <text:p>0.00</text:p>
          </table:table-cell>
          <table:table-cell table:style-name="ce73"/>
          <table:table-cell table:style-name="ce114" table:formula="of:=[.J28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6" office:value-type="float" office:value="20">
            <text:p>20</text:p>
          </table:table-cell>
          <table:table-cell table:style-name="ce42" office:value-type="string">
            <text:p>So.</text:p>
          </table:table-cell>
          <table:table-cell table:style-name="ce61"/>
          <table:table-cell table:style-name="ce73"/>
          <table:table-cell table:style-name="ce59" table:formula="of:=[.D29]*[$'hinterlegte Dienstzulagen'.$B$5]" office:value-type="float" office:value="0">
            <text:p>0.00</text:p>
          </table:table-cell>
          <table:table-cell table:style-name="ce73"/>
          <table:table-cell table:style-name="ce59" table:formula="of:=[.F29]*[$'hinterlegte Dienstzulagen'.$B$6]" office:value-type="float" office:value="0">
            <text:p>0.00</text:p>
          </table:table-cell>
          <table:table-cell table:style-name="ce73"/>
          <table:table-cell table:style-name="ce59" table:formula="of:=[.H29]*[$'hinterlegte Dienstzulagen'.$B$7]" office:value-type="float" office:value="0">
            <text:p>0.00</text:p>
          </table:table-cell>
          <table:table-cell table:style-name="ce73"/>
          <table:table-cell table:style-name="ce114" table:formula="of:=[.J2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7" office:value-type="float" office:value="21">
            <text:p>21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2">
            <text:p>22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3">
            <text:p>23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4">
            <text:p>24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5">
            <text:p>25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8" office:value-type="float" office:value="26">
            <text:p>26</text:p>
          </table:table-cell>
          <table:table-cell table:style-name="ce43" office:value-type="string">
            <text:p>Sa.</text:p>
          </table:table-cell>
          <table:table-cell table:style-name="ce59"/>
          <table:table-cell table:style-name="ce73"/>
          <table:table-cell table:style-name="ce59" table:formula="of:=[.D35]*[$'hinterlegte Dienstzulagen'.$B$5]" office:value-type="float" office:value="0">
            <text:p>0.00</text:p>
          </table:table-cell>
          <table:table-cell table:style-name="ce73"/>
          <table:table-cell table:style-name="ce59" table:formula="of:=[.F35]*[$'hinterlegte Dienstzulagen'.$B$6]" office:value-type="float" office:value="0">
            <text:p>0.00</text:p>
          </table:table-cell>
          <table:table-cell table:style-name="ce73"/>
          <table:table-cell table:style-name="ce59" table:formula="of:=[.H35]*[$'hinterlegte Dienstzulagen'.$B$7]" office:value-type="float" office:value="0">
            <text:p>0.00</text:p>
          </table:table-cell>
          <table:table-cell table:style-name="ce73"/>
          <table:table-cell table:style-name="ce114" table:formula="of:=[.J3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9" office:value-type="float" office:value="27">
            <text:p>27</text:p>
          </table:table-cell>
          <table:table-cell table:style-name="ce44" office:value-type="string">
            <text:p>So.</text:p>
          </table:table-cell>
          <table:table-cell table:style-name="ce59"/>
          <table:table-cell table:style-name="ce73"/>
          <table:table-cell table:style-name="ce59" table:formula="of:=[.D36]*[$'hinterlegte Dienstzulagen'.$B$5]" office:value-type="float" office:value="0">
            <text:p>0.00</text:p>
          </table:table-cell>
          <table:table-cell table:style-name="ce73"/>
          <table:table-cell table:style-name="ce59" table:formula="of:=[.F36]*[$'hinterlegte Dienstzulagen'.$B$6]" office:value-type="float" office:value="0">
            <text:p>0.00</text:p>
          </table:table-cell>
          <table:table-cell table:style-name="ce73"/>
          <table:table-cell table:style-name="ce59" table:formula="of:=[.H36]*[$'hinterlegte Dienstzulagen'.$B$7]" office:value-type="float" office:value="0">
            <text:p>0.00</text:p>
          </table:table-cell>
          <table:table-cell table:style-name="ce73"/>
          <table:table-cell table:style-name="ce114" table:formula="of:=[.J3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0" office:value-type="float" office:value="28">
            <text:p>28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9">
            <text:p>29</text:p>
          </table:table-cell>
          <table:table-cell table:style-name="ce36" office:value-type="string">
            <text:p>Di.</text:p>
          </table:table-cell>
          <table:table-cell table:style-name="ce60" office:value-type="float" office:value="1.5">
            <text:p>1.50</text:p>
          </table:table-cell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30">
            <text:p>30</text:p>
          </table:table-cell>
          <table:table-cell table:style-name="ce36" office:value-type="string">
            <text:p>Mi.</text:p>
          </table:table-cell>
          <table:table-cell table:style-name="ce60" office:value-type="float" office:value="3">
            <text:p>3.00</text:p>
          </table:table-cell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1" office:value-type="float" office:value="31">
            <text:p>31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7">
            <text:p>7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280" table:number-columns-spanned="2" table:number-rows-spanned="1">
            <text:p>CHF 28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an.$A$1:.$L$47" table:range-usable-as="print-range"/>
        </table:named-expressions>
      </table:table>
      <table:table table:name="Feb" table:style-name="ta14" table:protected="true" table:print-ranges="Feb.A1:Feb.L47">
        <loext:table-protection loext:select-protected-cells="true" loext:select-unprotected-cells="true"/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297" office:value-type="string" calcext:value-type="string">
            <text:p>Zeiterfassung bei Anstellung im Stundenlohn </text:p>
          </table:table-cell>
          <table:table-cell table:style-name="ce449" table:number-columns-repeated="2"/>
          <table:table-cell table:style-name="ce469" table:number-columns-repeated="2"/>
          <table:table-cell table:style-name="ce475"/>
          <table:table-cell table:style-name="ce477"/>
          <table:table-cell table:style-name="ce475"/>
          <table:table-cell table:style-name="ce480"/>
          <table:table-cell table:style-name="ce481"/>
          <table:table-cell table:style-name="ce485" table:number-columns-spanned="2" table:number-rows-spanned="1"/>
          <table:covered-table-cell table:style-name="ce485"/>
          <table:table-cell table:number-columns-repeated="1012"/>
        </table:table-row>
        <table:table-row table:style-name="ro2">
          <table:table-cell table:style-name="ce298" office:value-type="string" calcext:value-type="string">
            <text:p>&gt; zu CHF 40.00/Std.</text:p>
          </table:table-cell>
          <table:table-cell table:style-name="ce450"/>
          <table:table-cell table:style-name="ce465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78"/>
          <table:table-cell table:style-name="ce450" table:number-columns-repeated="2"/>
          <table:table-cell table:style-name="ce478"/>
          <table:table-cell table:style-name="ce486" table:number-columns-spanned="2" table:number-rows-spanned="1"/>
          <table:covered-table-cell table:style-name="ce487"/>
          <table:table-cell table:number-columns-repeated="1012"/>
        </table:table-row>
        <table:table-row table:style-name="ro2">
          <table:table-cell table:style-name="ce298" office:value-type="string" calcext:value-type="string">
            <text:p>&gt; ohne Dienstzulagen</text:p>
          </table:table-cell>
          <table:table-cell table:style-name="ce450"/>
          <table:table-cell table:style-name="ce466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66"/>
          <table:table-cell table:style-name="ce450" table:number-columns-repeated="2"/>
          <table:table-cell table:style-name="ce482"/>
          <table:table-cell table:style-name="ce476"/>
          <table:table-cell table:style-name="ce488"/>
          <table:table-cell table:number-columns-repeated="1012"/>
        </table:table-row>
        <table:table-row table:style-name="ro2">
          <table:table-cell table:style-name="ce298"/>
          <table:table-cell table:style-name="ce450"/>
          <table:table-cell table:style-name="ce467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390"/>
          <table:table-cell table:style-name="ce450" table:number-columns-repeated="2"/>
          <table:table-cell table:style-name="ce483"/>
          <table:table-cell table:style-name="ce476"/>
          <table:table-cell table:style-name="ce488"/>
          <table:table-cell table:style-name="ce429"/>
          <table:table-cell/>
          <table:table-cell table:style-name="ce432"/>
          <table:table-cell table:number-columns-repeated="1009"/>
        </table:table-row>
        <table:table-row table:style-name="ro1">
          <table:table-cell table:style-name="ce299"/>
          <table:table-cell table:style-name="ce329"/>
          <table:table-cell table:style-name="ce353" table:number-columns-repeated="4"/>
          <table:table-cell table:style-name="ce479"/>
          <table:table-cell table:style-name="ce329" table:number-columns-repeated="2"/>
          <table:table-cell table:style-name="ce484"/>
          <table:table-cell table:style-name="ce353"/>
          <table:table-cell table:style-name="ce489"/>
          <table:table-cell table:number-columns-repeated="1012"/>
        </table:table-row>
        <table:table-row table:style-name="ro3">
          <table:table-cell table:style-name="ce300" office:value-type="string" calcext:value-type="string">
            <text:p>Februar</text:p>
          </table:table-cell>
          <table:table-cell table:style-name="ce451"/>
          <table:table-cell table:style-name="ce468"/>
          <table:table-cell table:style-name="ce471" office:value-type="float" office:value="2019" calcext:value-type="float" table:number-columns-spanned="2" table:number-rows-spanned="1">
            <text:p>2019</text:p>
          </table:table-cell>
          <table:covered-table-cell table:style-name="ce474"/>
          <table:table-cell table:style-name="ce387" office:value-type="string" calcext:value-type="string" table:number-columns-spanned="3" table:number-rows-spanned="1">
            <text:p>Geschäftsstelle/IT</text:p>
          </table:table-cell>
          <table:covered-table-cell table:number-columns-repeated="2" table:style-name="ce392"/>
          <table:table-cell table:style-name="ce397"/>
          <table:table-cell table:style-name="ce404" office:value-type="string" calcext:value-type="string" table:number-columns-spanned="3" table:number-rows-spanned="1">
            <text:p>Michael Plüss</text:p>
          </table:table-cell>
          <table:covered-table-cell table:style-name="ce392"/>
          <table:covered-table-cell table:style-name="ce417"/>
          <table:table-cell table:number-columns-repeated="1012"/>
        </table:table-row>
        <table:table-row table:style-name="ro2" table:number-rows-repeated="2">
          <table:table-cell table:style-name="ce299"/>
          <table:table-cell table:style-name="ce329"/>
          <table:table-cell table:style-name="ce353" table:number-columns-repeated="5"/>
          <table:table-cell table:style-name="ce329" table:number-columns-repeated="2"/>
          <table:table-cell table:style-name="ce353" table:number-columns-repeated="2"/>
          <table:table-cell table:style-name="ce419"/>
          <table:table-cell table:number-columns-repeated="1012"/>
        </table:table-row>
        <table:table-row table:style-name="ro4">
          <table:table-cell table:style-name="ce301" office:value-type="string" calcext:value-type="string" table:number-columns-spanned="2" table:number-rows-spanned="1">
            <text:p>Tag</text:p>
          </table:table-cell>
          <table:covered-table-cell table:style-name="ce330"/>
          <table:table-cell table:style-name="ce354" office:value-type="string" calcext:value-type="string">
            <text:p>Anzahl</text:p>
            <text:p>geleisteter</text:p>
            <text:p>Stunden</text:p>
          </table:table-cell>
          <table:table-cell table:style-name="ce366" office:value-type="string" calcext:value-type="string">
            <text:p>Nachtdienst </text:p>
            <text:p>(nur geleistete Std.)</text:p>
            <text:p>20.00 - 23.00h</text:p>
          </table:table-cell>
          <table:table-cell table:style-name="ce378" office:value-type="string" calcext:value-type="string">
            <text:p>Zulage Fr.</text:p>
          </table:table-cell>
          <table:table-cell table:style-name="ce366" office:value-type="string" calcext:value-type="string">
            <text:p>Nachtbereitschaftsdienst </text:p>
            <text:p>(schlafen vort Ort)</text:p>
            <text:p>23.00 - 07.00h</text:p>
          </table:table-cell>
          <table:table-cell table:style-name="ce378" office:value-type="string" calcext:value-type="string">
            <text:p>Zulage Fr.</text:p>
          </table:table-cell>
          <table:table-cell table:style-name="ce393" office:value-type="string" calcext:value-type="string">
            <text:p>Samstags-, Sonn- und Feiertagszulage</text:p>
            <text:p>Fr, 00.00h - So, 00.00h</text:p>
          </table:table-cell>
          <table:table-cell table:style-name="ce398" office:value-type="string" calcext:value-type="string">
            <text:p>Zulage Fr.</text:p>
          </table:table-cell>
          <table:table-cell table:style-name="ce366" office:value-type="string" calcext:value-type="string">
            <text:p>Telefonischer PikettDienst</text:p>
          </table:table-cell>
          <table:table-cell table:style-name="ce409" office:value-type="string" calcext:value-type="string">
            <text:p>Zulage Fr. </text:p>
          </table:table-cell>
          <table:table-cell table:style-name="ce420" office:value-type="string" calcext:value-type="string">
            <text:p>Bemerkungen</text:p>
            <text:p><text:span text:style-name="T4">(Krankheit, Weiterbildung, </text:span></text:p>
            <text:p><text:span text:style-name="T5">angeordnete Überzeit, etc.)</text:span></text:p>
          </table:table-cell>
          <table:table-cell table:number-columns-repeated="1012"/>
        </table:table-row>
        <table:table-row table:style-name="ro5">
          <table:table-cell table:style-name="ce433" office:value-type="float" office:value="1" calcext:value-type="float">
            <text:p>1</text:p>
          </table:table-cell>
          <table:table-cell table:style-name="ce452" office:value-type="string" calcext:value-type="string">
            <text:p>Fr.</text:p>
          </table:table-cell>
          <table:table-cell table:style-name="ce379"/>
          <table:table-cell table:style-name="ce472"/>
          <table:table-cell table:style-name="ce379" table:formula="of:=[.D10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0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0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0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4" office:value-type="float" office:value="2" calcext:value-type="float">
            <text:p>2</text:p>
          </table:table-cell>
          <table:table-cell table:style-name="ce453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11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1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1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1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5" office:value-type="float" office:value="3" calcext:value-type="float">
            <text:p>3</text:p>
          </table:table-cell>
          <table:table-cell table:style-name="ce454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12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2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2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2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6" office:value-type="float" office:value="4" calcext:value-type="float">
            <text:p>4</text:p>
          </table:table-cell>
          <table:table-cell table:style-name="ce455" office:value-type="string" calcext:value-type="string">
            <text:p>Mo.</text:p>
          </table:table-cell>
          <table:table-cell table:style-name="ce379" office:value-type="float" office:value="1.5" calcext:value-type="float">
            <text:p>1.50</text:p>
          </table:table-cell>
          <table:table-cell table:style-name="ce472"/>
          <table:table-cell table:style-name="ce379" table:formula="of:=[.D13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3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3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3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5" calcext:value-type="float">
            <text:p>5</text:p>
          </table:table-cell>
          <table:table-cell table:style-name="ce452" office:value-type="string" calcext:value-type="string">
            <text:p>Di.</text:p>
          </table:table-cell>
          <table:table-cell table:style-name="ce379" office:value-type="float" office:value="2.5" calcext:value-type="float">
            <text:p>2.50</text:p>
          </table:table-cell>
          <table:table-cell table:style-name="ce472"/>
          <table:table-cell table:style-name="ce379" table:formula="of:=[.D14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4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4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4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6" calcext:value-type="float">
            <text:p>6</text:p>
          </table:table-cell>
          <table:table-cell table:style-name="ce452" office:value-type="string" calcext:value-type="string">
            <text:p>Mi.</text:p>
          </table:table-cell>
          <table:table-cell table:style-name="ce379" office:value-type="float" office:value="3" calcext:value-type="float">
            <text:p>3.00</text:p>
          </table:table-cell>
          <table:table-cell table:style-name="ce368"/>
          <table:table-cell table:style-name="ce379" table:formula="of:=[.D15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15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15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15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7" calcext:value-type="float">
            <text:p>7</text:p>
          </table:table-cell>
          <table:table-cell table:style-name="ce452" office:value-type="string" calcext:value-type="string">
            <text:p>Do.</text:p>
          </table:table-cell>
          <table:table-cell table:style-name="ce379"/>
          <table:table-cell table:style-name="ce368"/>
          <table:table-cell table:style-name="ce379" table:formula="of:=[.D16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16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16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16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8" calcext:value-type="float">
            <text:p>8</text:p>
          </table:table-cell>
          <table:table-cell table:style-name="ce452" office:value-type="string" calcext:value-type="string">
            <text:p>Fr.</text:p>
          </table:table-cell>
          <table:table-cell table:style-name="ce379"/>
          <table:table-cell table:style-name="ce472"/>
          <table:table-cell table:style-name="ce379" table:formula="of:=[.D17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7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7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7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8" office:value-type="float" office:value="9" calcext:value-type="float">
            <text:p>9</text:p>
          </table:table-cell>
          <table:table-cell table:style-name="ce456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18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8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8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8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9" office:value-type="float" office:value="10" calcext:value-type="float">
            <text:p>10</text:p>
          </table:table-cell>
          <table:table-cell table:style-name="ce457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19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9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9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9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0" office:value-type="float" office:value="11" calcext:value-type="float">
            <text:p>11</text:p>
          </table:table-cell>
          <table:table-cell table:style-name="ce455" office:value-type="string" calcext:value-type="string">
            <text:p>Mo.</text:p>
          </table:table-cell>
          <table:table-cell table:style-name="ce379"/>
          <table:table-cell table:style-name="ce472"/>
          <table:table-cell table:style-name="ce379" table:formula="of:=[.D20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0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0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0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12" calcext:value-type="float">
            <text:p>12</text:p>
          </table:table-cell>
          <table:table-cell table:style-name="ce452" office:value-type="string" calcext:value-type="string">
            <text:p>Di.</text:p>
          </table:table-cell>
          <table:table-cell table:style-name="ce379"/>
          <table:table-cell table:style-name="ce472"/>
          <table:table-cell table:style-name="ce379" table:formula="of:=[.D21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1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1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1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13" calcext:value-type="float">
            <text:p>13</text:p>
          </table:table-cell>
          <table:table-cell table:style-name="ce452" office:value-type="string" calcext:value-type="string">
            <text:p>Mi.</text:p>
          </table:table-cell>
          <table:table-cell table:style-name="ce379"/>
          <table:table-cell table:style-name="ce368"/>
          <table:table-cell table:style-name="ce379" table:formula="of:=[.D22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22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22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22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14" calcext:value-type="float">
            <text:p>14</text:p>
          </table:table-cell>
          <table:table-cell table:style-name="ce452" office:value-type="string" calcext:value-type="string">
            <text:p>Do.</text:p>
          </table:table-cell>
          <table:table-cell table:style-name="ce379"/>
          <table:table-cell table:style-name="ce368"/>
          <table:table-cell table:style-name="ce379" table:formula="of:=[.D23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23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23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23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15" calcext:value-type="float">
            <text:p>15</text:p>
          </table:table-cell>
          <table:table-cell table:style-name="ce452" office:value-type="string" calcext:value-type="string">
            <text:p>Fr.</text:p>
          </table:table-cell>
          <table:table-cell table:style-name="ce379"/>
          <table:table-cell table:style-name="ce472"/>
          <table:table-cell table:style-name="ce379" table:formula="of:=[.D24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4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4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4]*[$'hinterlegte Dienstzulagen'.$B$8]" office:value-type="float" office:value="0" calcext:value-type="float">
            <text:p>0.00</text:p>
          </table:table-cell>
          <table:table-cell table:style-name="ce490"/>
          <table:table-cell table:style-name="ce430" table:number-columns-repeated="1012"/>
        </table:table-row>
        <table:table-row table:style-name="ro5">
          <table:table-cell table:style-name="ce441" office:value-type="float" office:value="16" calcext:value-type="float">
            <text:p>16</text:p>
          </table:table-cell>
          <table:table-cell table:style-name="ce458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25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25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25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25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2" office:value-type="float" office:value="17" calcext:value-type="float">
            <text:p>17</text:p>
          </table:table-cell>
          <table:table-cell table:style-name="ce459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26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26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26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26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3" office:value-type="float" office:value="18" calcext:value-type="float">
            <text:p>18</text:p>
          </table:table-cell>
          <table:table-cell table:style-name="ce455" office:value-type="string" calcext:value-type="string">
            <text:p>Mo.</text:p>
          </table:table-cell>
          <table:table-cell table:style-name="ce379"/>
          <table:table-cell table:style-name="ce472"/>
          <table:table-cell table:style-name="ce379" table:formula="of:=[.D27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7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7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7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19" calcext:value-type="float">
            <text:p>19</text:p>
          </table:table-cell>
          <table:table-cell table:style-name="ce452" office:value-type="string" calcext:value-type="string">
            <text:p>Di.</text:p>
          </table:table-cell>
          <table:table-cell table:style-name="ce379"/>
          <table:table-cell table:style-name="ce472"/>
          <table:table-cell table:style-name="ce379" table:formula="of:=[.D28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8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8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8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0" calcext:value-type="float">
            <text:p>20</text:p>
          </table:table-cell>
          <table:table-cell table:style-name="ce452" office:value-type="string" calcext:value-type="string">
            <text:p>Mi.</text:p>
          </table:table-cell>
          <table:table-cell table:style-name="ce379"/>
          <table:table-cell table:style-name="ce368"/>
          <table:table-cell table:style-name="ce379" table:formula="of:=[.D29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29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29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29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1" calcext:value-type="float">
            <text:p>21</text:p>
          </table:table-cell>
          <table:table-cell table:style-name="ce452" office:value-type="string" calcext:value-type="string">
            <text:p>Do.</text:p>
          </table:table-cell>
          <table:table-cell table:style-name="ce379" office:value-type="float" office:value="2.5" calcext:value-type="float">
            <text:p>2.50</text:p>
          </table:table-cell>
          <table:table-cell table:style-name="ce368"/>
          <table:table-cell table:style-name="ce379" table:formula="of:=[.D30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0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0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0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2" calcext:value-type="float">
            <text:p>22</text:p>
          </table:table-cell>
          <table:table-cell table:style-name="ce452" office:value-type="string" calcext:value-type="string">
            <text:p>Fr.</text:p>
          </table:table-cell>
          <table:table-cell table:style-name="ce379" office:value-type="float" office:value="1.25" calcext:value-type="float">
            <text:p>1.25</text:p>
          </table:table-cell>
          <table:table-cell table:style-name="ce472"/>
          <table:table-cell table:style-name="ce379" table:formula="of:=[.D31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31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31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31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44" office:value-type="float" office:value="23" calcext:value-type="float">
            <text:p>23</text:p>
          </table:table-cell>
          <table:table-cell table:style-name="ce460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32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32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32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32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5" office:value-type="float" office:value="24" calcext:value-type="float">
            <text:p>24</text:p>
          </table:table-cell>
          <table:table-cell table:style-name="ce461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33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33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33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33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7" office:value-type="float" office:value="25" calcext:value-type="float">
            <text:p>25</text:p>
          </table:table-cell>
          <table:table-cell table:style-name="ce455" office:value-type="string" calcext:value-type="string">
            <text:p>Mo.</text:p>
          </table:table-cell>
          <table:table-cell table:style-name="ce379"/>
          <table:table-cell table:style-name="ce472"/>
          <table:table-cell table:style-name="ce379" table:formula="of:=[.D34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34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34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34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6" calcext:value-type="float">
            <text:p>26</text:p>
          </table:table-cell>
          <table:table-cell table:style-name="ce452" office:value-type="string" calcext:value-type="string">
            <text:p>Di.</text:p>
          </table:table-cell>
          <table:table-cell table:style-name="ce379" office:value-type="float" office:value="2" calcext:value-type="float">
            <text:p>2.00</text:p>
          </table:table-cell>
          <table:table-cell table:style-name="ce472"/>
          <table:table-cell table:style-name="ce379" table:formula="of:=[.D35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35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35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35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7" calcext:value-type="float">
            <text:p>27</text:p>
          </table:table-cell>
          <table:table-cell table:style-name="ce452" office:value-type="string" calcext:value-type="string">
            <text:p>Mi.</text:p>
          </table:table-cell>
          <table:table-cell table:style-name="ce379"/>
          <table:table-cell table:style-name="ce368"/>
          <table:table-cell table:style-name="ce379" table:formula="of:=[.D36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6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6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6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28" calcext:value-type="float">
            <text:p>28</text:p>
          </table:table-cell>
          <table:table-cell table:style-name="ce452" office:value-type="string" calcext:value-type="string">
            <text:p>Do.</text:p>
          </table:table-cell>
          <table:table-cell table:style-name="ce379"/>
          <table:table-cell table:style-name="ce368"/>
          <table:table-cell table:style-name="ce379" table:formula="of:=[.D37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7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7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7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2">
          <table:table-cell table:style-name="ce446"/>
          <table:table-cell table:style-name="ce462"/>
          <table:table-cell table:style-name="ce379"/>
          <table:table-cell table:style-name="ce368"/>
          <table:table-cell table:style-name="ce379" table:formula="of:=[.D38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8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8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8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2">
          <table:table-cell table:style-name="ce447"/>
          <table:table-cell table:style-name="ce463"/>
          <table:table-cell table:style-name="ce379"/>
          <table:table-cell table:style-name="ce368"/>
          <table:table-cell table:style-name="ce379" table:formula="of:=[.D39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9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9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9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2">
          <table:table-cell table:style-name="ce448"/>
          <table:table-cell table:style-name="ce464"/>
          <table:table-cell table:style-name="ce379"/>
          <table:table-cell table:style-name="ce370"/>
          <table:table-cell table:style-name="ce379" table:formula="of:=[.D40]*[$'hinterlegte Dienstzulagen'.$B$5]" office:value-type="float" office:value="0" calcext:value-type="float">
            <text:p>0.00</text:p>
          </table:table-cell>
          <table:table-cell table:style-name="ce370"/>
          <table:table-cell table:style-name="ce379" table:formula="of:=[.F40]*[$'hinterlegte Dienstzulagen'.$B$6]" office:value-type="float" office:value="0" calcext:value-type="float">
            <text:p>0.00</text:p>
          </table:table-cell>
          <table:table-cell table:style-name="ce370"/>
          <table:table-cell table:style-name="ce379" table:formula="of:=[.H40]*[$'hinterlegte Dienstzulagen'.$B$7]" office:value-type="float" office:value="0" calcext:value-type="float">
            <text:p>0.00</text:p>
          </table:table-cell>
          <table:table-cell table:style-name="ce370"/>
          <table:table-cell table:style-name="ce411" table:formula="of:=[.J40]*[$'hinterlegte Dienstzulagen'.$B$8]" office:value-type="float" office:value="0" calcext:value-type="float">
            <text:p>0.00</text:p>
          </table:table-cell>
          <table:table-cell table:style-name="ce424"/>
          <table:table-cell table:number-columns-repeated="1012"/>
        </table:table-row>
        <table:table-row table:style-name="ro2">
          <table:table-cell table:style-name="ce318" office:value-type="string" calcext:value-type="string" table:number-columns-spanned="2" table:number-rows-spanned="1">
            <text:p>Total</text:p>
          </table:table-cell>
          <table:covered-table-cell table:style-name="ce341"/>
          <table:table-cell table:style-name="ce358" table:formula="of:=SUM([.C10:.C40])" office:value-type="float" office:value="12.75" calcext:value-type="float">
            <text:p>12.75</text:p>
          </table:table-cell>
          <table:table-cell table:style-name="ce371" table:formula="of:=SUM([.D10:.D38])" office:value-type="float" office:value="0" calcext:value-type="float">
            <text:p>0.00</text:p>
          </table:table-cell>
          <table:table-cell table:style-name="ce380" table:formula="of:=SUM([.E10:.E38])" office:value-type="float" office:value="0" calcext:value-type="float">
            <text:p>0.00</text:p>
          </table:table-cell>
          <table:table-cell table:style-name="ce371" table:formula="of:=SUM([.F10:.F38])" office:value-type="float" office:value="0" calcext:value-type="float">
            <text:p>0.00</text:p>
          </table:table-cell>
          <table:table-cell table:style-name="ce380" table:formula="of:=SUM([.G10:.G40])" office:value-type="float" office:value="0" calcext:value-type="float">
            <text:p>0.00</text:p>
          </table:table-cell>
          <table:table-cell table:style-name="ce371" table:formula="of:=SUM([.H10:.H38])" office:value-type="float" office:value="0" calcext:value-type="float">
            <text:p>0.00</text:p>
          </table:table-cell>
          <table:table-cell table:style-name="ce380" table:formula="of:=SUM([.I10:.I40])" office:value-type="float" office:value="0" calcext:value-type="float">
            <text:p>0.00</text:p>
          </table:table-cell>
          <table:table-cell table:style-name="ce371" table:formula="of:=SUM([.J10:.J38])" office:value-type="float" office:value="0" calcext:value-type="float">
            <text:p>0.00</text:p>
          </table:table-cell>
          <table:table-cell table:style-name="ce412" table:formula="of:=SUM([.K10:.K40])" office:value-type="float" office:value="0" calcext:value-type="float">
            <text:p>0.00</text:p>
          </table:table-cell>
          <table:table-cell table:style-name="ce341"/>
          <table:table-cell table:style-name="ce431" table:number-columns-repeated="1012"/>
        </table:table-row>
        <table:table-row table:style-name="ro2">
          <table:table-cell table:style-name="ce319" table:number-columns-spanned="2" table:number-rows-spanned="1"/>
          <table:covered-table-cell table:style-name="ce342"/>
          <table:table-cell table:style-name="ce359"/>
          <table:table-cell table:style-name="ce372"/>
          <table:table-cell table:style-name="ce381"/>
          <table:table-cell table:style-name="ce372"/>
          <table:table-cell table:style-name="ce381"/>
          <table:table-cell table:style-name="ce394"/>
          <table:table-cell table:style-name="ce399"/>
          <table:table-cell table:style-name="ce405"/>
          <table:table-cell table:style-name="ce413"/>
          <table:table-cell table:style-name="ce342"/>
          <table:table-cell table:number-columns-repeated="1012"/>
        </table:table-row>
        <table:table-row table:style-name="ro2">
          <table:table-cell table:style-name="ce320"/>
          <table:table-cell table:style-name="ce343"/>
          <table:table-cell table:style-name="ce360"/>
          <table:table-cell table:style-name="ce373"/>
          <table:table-cell table:style-name="ce382" table:number-columns-repeated="3"/>
          <table:table-cell table:style-name="ce395"/>
          <table:table-cell table:style-name="ce373"/>
          <table:table-cell table:style-name="ce406" table:number-columns-repeated="2"/>
          <table:table-cell table:style-name="ce425"/>
          <table:table-cell table:number-columns-repeated="1012"/>
        </table:table-row>
        <table:table-row table:style-name="ro2">
          <table:table-cell table:style-name="ce321" office:value-type="string" calcext:value-type="string">
            <text:p>Auszahlung Std.lohn</text:p>
          </table:table-cell>
          <table:table-cell table:style-name="ce344"/>
          <table:table-cell table:style-name="ce361"/>
          <table:table-cell table:style-name="ce374" table:formula="of:=[.C41]*40" office:value-type="float" office:value="510" calcext:value-type="float" table:number-columns-spanned="2" table:number-rows-spanned="1">
            <text:p>CHF 510.00</text:p>
          </table:table-cell>
          <table:covered-table-cell table:style-name="ce383"/>
          <table:table-cell table:style-name="ce362" table:number-columns-repeated="2"/>
          <table:table-cell table:style-name="ce345"/>
          <table:table-cell table:style-name="ce373"/>
          <table:table-cell table:style-name="ce362" table:number-columns-repeated="2"/>
          <table:table-cell table:style-name="ce426"/>
          <table:table-cell table:number-columns-repeated="1012"/>
        </table:table-row>
        <table:table-row table:style-name="ro2">
          <table:table-cell table:style-name="ce322" office:value-type="string" calcext:value-type="string">
            <text:p>Unterschrift:</text:p>
          </table:table-cell>
          <table:table-cell table:style-name="ce345"/>
          <table:table-cell table:style-name="ce362"/>
          <table:table-cell table:style-name="ce375" table:number-columns-spanned="2" table:number-rows-spanned="1"/>
          <table:covered-table-cell table:style-name="ce384"/>
          <table:table-cell table:style-name="ce362"/>
          <table:table-cell table:style-name="ce362" office:value-type="string" calcext:value-type="string">
            <text:p>Datum:</text:p>
          </table:table-cell>
          <table:table-cell table:style-name="ce345" table:number-columns-repeated="2"/>
          <table:table-cell table:style-name="ce362" table:number-columns-repeated="2"/>
          <table:table-cell table:style-name="ce426"/>
          <table:table-cell table:number-columns-repeated="1012"/>
        </table:table-row>
        <table:table-row table:style-name="ro2">
          <table:table-cell table:style-name="ce323"/>
          <table:table-cell table:style-name="ce346" table:number-columns-repeated="10"/>
          <table:table-cell table:style-name="ce427"/>
          <table:table-cell table:number-columns-repeated="1012"/>
        </table:table-row>
        <table:table-row table:style-name="ro2">
          <table:table-cell table:style-name="ce324"/>
          <table:table-cell table:style-name="ce347" table:number-columns-repeated="10"/>
          <table:table-cell table:style-name="ce428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Feb.$A$1:.$L$47" table:range-usable-as="print-range"/>
        </table:named-expressions>
        <calcext:conditional-formats>
          <calcext:conditional-format calcext:target-range-address="Feb.A10:Feb.A11">
            <calcext:condition calcext:apply-style-name="ConditionalStyle_69" calcext:value="formula-is(OR(#REF!=1,#REF!=7))" calcext:base-cell-address="Jan.A1"/>
          </calcext:conditional-format>
          <calcext:conditional-format calcext:target-range-address="Feb.A12:Feb.A13">
            <calcext:condition calcext:apply-style-name="ConditionalStyle_62" calcext:value="formula-is(OR($B#REF!=1;$B#REF!=7))" calcext:base-cell-address="Jan.A1"/>
          </calcext:conditional-format>
          <calcext:conditional-format calcext:target-range-address="Feb.A14:Feb.A17 Feb.A21:Feb.A24 Feb.A28:Feb.A31 Feb.A34:Feb.A37">
            <calcext:condition calcext:apply-style-name="ConditionalStyle_70" calcext:value="formula-is(OR($B#REF!=1;$B#REF!=7))" calcext:base-cell-address="Jan.A1"/>
          </calcext:conditional-format>
          <calcext:conditional-format calcext:target-range-address="Feb.A18:Feb.A18">
            <calcext:condition calcext:apply-style-name="ConditionalStyle_57" calcext:value="formula-is(OR(#REF!=1,#REF!=7))" calcext:base-cell-address="Jan.A1"/>
          </calcext:conditional-format>
          <calcext:conditional-format calcext:target-range-address="Feb.A19:Feb.A19">
            <calcext:condition calcext:apply-style-name="ConditionalStyle_56" calcext:value="formula-is(OR($B#REF!=1;$B#REF!=7))" calcext:base-cell-address="Jan.A1"/>
          </calcext:conditional-format>
          <calcext:conditional-format calcext:target-range-address="Feb.A20:Feb.A20">
            <calcext:condition calcext:apply-style-name="ConditionalStyle_64" calcext:value="formula-is(OR($B#REF!=1;$B#REF!=7))" calcext:base-cell-address="Jan.A1"/>
          </calcext:conditional-format>
          <calcext:conditional-format calcext:target-range-address="Feb.A25:Feb.A25">
            <calcext:condition calcext:apply-style-name="ConditionalStyle_53" calcext:value="formula-is(OR(#REF!=1,#REF!=7))" calcext:base-cell-address="Jan.A1"/>
          </calcext:conditional-format>
          <calcext:conditional-format calcext:target-range-address="Feb.A26:Feb.A26">
            <calcext:condition calcext:apply-style-name="ConditionalStyle_52" calcext:value="formula-is(OR($B#REF!=1;$B#REF!=7))" calcext:base-cell-address="Jan.A1"/>
          </calcext:conditional-format>
          <calcext:conditional-format calcext:target-range-address="Feb.A27:Feb.A27">
            <calcext:condition calcext:apply-style-name="ConditionalStyle_65" calcext:value="formula-is(OR($B#REF!=1;$B#REF!=7))" calcext:base-cell-address="Jan.A1"/>
          </calcext:conditional-format>
          <calcext:conditional-format calcext:target-range-address="Feb.A32:Feb.A32">
            <calcext:condition calcext:apply-style-name="ConditionalStyle_49" calcext:value="formula-is(OR(#REF!=1,#REF!=7))" calcext:base-cell-address="Jan.A1"/>
          </calcext:conditional-format>
          <calcext:conditional-format calcext:target-range-address="Feb.A33:Feb.A33">
            <calcext:condition calcext:apply-style-name="ConditionalStyle_48" calcext:value="formula-is(OR($B#REF!=1;$B#REF!=7))" calcext:base-cell-address="Jan.A1"/>
          </calcext:conditional-format>
          <calcext:conditional-format calcext:target-range-address="Feb.A38:Feb.A38">
            <calcext:condition calcext:apply-style-name="ConditionalStyle_67" calcext:value="formula-is(OR($B#REF!=1;$B#REF!=7))" calcext:base-cell-address="Jan.A1"/>
          </calcext:conditional-format>
          <calcext:conditional-format calcext:target-range-address="Feb.B10:Feb.B11 Feb.B14:Feb.B17 Feb.B21:Feb.B24 Feb.B28:Feb.B31 Feb.B35:Feb.B37">
            <calcext:condition calcext:apply-style-name="ConditionalStyle_60" calcext:value="formula-is(OR($B#REF!=1;$B#REF!=7))" calcext:base-cell-address="Jan.A1"/>
          </calcext:conditional-format>
          <calcext:conditional-format calcext:target-range-address="Feb.B12:Feb.B13 Feb.B20:Feb.B20 Feb.B27:Feb.B27 Feb.B34:Feb.B34">
            <calcext:condition calcext:apply-style-name="ConditionalStyle_59" calcext:value="formula-is(OR($b#REF!=1;$b#REF!=7))" calcext:base-cell-address="Jan.A1"/>
            <calcext:condition calcext:apply-style-name="ConditionalStyle_58" calcext:value="formula-is(OR($B#REF!=1;$B#REF!=7))" calcext:base-cell-address="Jan.A1"/>
          </calcext:conditional-format>
          <calcext:conditional-format calcext:target-range-address="Feb.B18:Feb.B18">
            <calcext:condition calcext:apply-style-name="ConditionalStyle_71" calcext:value="formula-is(OR([.$B1]=1;[.$B1]=7))" calcext:base-cell-address="Jan.A1"/>
          </calcext:conditional-format>
          <calcext:conditional-format calcext:target-range-address="Feb.B19:Feb.B19">
            <calcext:condition calcext:apply-style-name="ConditionalStyle_55" calcext:value="formula-is(OR([.$B1]=1;[.$B1]=7))" calcext:base-cell-address="Jan.A1"/>
            <calcext:condition calcext:apply-style-name="ConditionalStyle_54" calcext:value="formula-is(OR([.$B1]=1;[.$B1]=7))" calcext:base-cell-address="Jan.A1"/>
          </calcext:conditional-format>
          <calcext:conditional-format calcext:target-range-address="Feb.B25:Feb.B25">
            <calcext:condition calcext:apply-style-name="ConditionalStyle_51" calcext:value="formula-is(OR([.$B1]=1;[.$B1]=7))" calcext:base-cell-address="Jan.A1"/>
          </calcext:conditional-format>
          <calcext:conditional-format calcext:target-range-address="Feb.B26:Feb.B26">
            <calcext:condition calcext:apply-style-name="ConditionalStyle_66" calcext:value="formula-is(OR([.$B1]=1;[.$B1]=7))" calcext:base-cell-address="Jan.A1"/>
            <calcext:condition calcext:apply-style-name="ConditionalStyle_50" calcext:value="formula-is(OR([.$B1]=1;[.$B1]=7))" calcext:base-cell-address="Jan.A1"/>
          </calcext:conditional-format>
          <calcext:conditional-format calcext:target-range-address="Feb.B32:Feb.B32">
            <calcext:condition calcext:apply-style-name="ConditionalStyle_63" calcext:value="formula-is(OR([.$B1]=1;[.$B1]=7))" calcext:base-cell-address="Jan.A1"/>
          </calcext:conditional-format>
          <calcext:conditional-format calcext:target-range-address="Feb.B33:Feb.B33">
            <calcext:condition calcext:apply-style-name="ConditionalStyle_61" calcext:value="formula-is(OR([.$B1]=1;[.$B1]=7))" calcext:base-cell-address="Jan.A1"/>
            <calcext:condition calcext:apply-style-name="ConditionalStyle_47" calcext:value="formula-is(OR([.$B1]=1;[.$B1]=7))" calcext:base-cell-address="Jan.A1"/>
          </calcext:conditional-format>
          <calcext:conditional-format calcext:target-range-address="Feb.B38:Feb.B38">
            <calcext:condition calcext:apply-style-name="ConditionalStyle_68" calcext:value="formula-is(OR([.$B1]=1;[.$B1]=7))" calcext:base-cell-address="Jan.A1"/>
          </calcext:conditional-format>
        </calcext:conditional-formats>
      </table:table>
      <table:table table:name="März" table:style-name="ta3" table:protected="true" table:print-ranges="März.A1:März.L47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März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195" office:value-type="float" office:value="1">
            <text:p>1</text:p>
          </table:table-cell>
          <table:table-cell table:style-name="ce207" office:value-type="string">
            <text:p>Fr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6" office:value-type="float" office:value="2">
            <text:p>2</text:p>
          </table:table-cell>
          <table:table-cell table:style-name="ce208" office:value-type="string">
            <text:p>Sa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196" office:value-type="float" office:value="3">
            <text:p>3</text:p>
          </table:table-cell>
          <table:table-cell table:style-name="ce209" office:value-type="string">
            <text:p>So.</text:p>
          </table:table-cell>
          <table:table-cell table:style-name="ce59"/>
          <table:table-cell table:style-name="ce71"/>
          <table:table-cell table:style-name="ce59" table:formula="of:=[.D12]*[$'hinterlegte Dienstzulagen'.$B$5]" office:value-type="float" office:value="0">
            <text:p>0.00</text:p>
          </table:table-cell>
          <table:table-cell table:style-name="ce71"/>
          <table:table-cell table:style-name="ce59" table:formula="of:=[.F12]*[$'hinterlegte Dienstzulagen'.$B$6]" office:value-type="float" office:value="0">
            <text:p>0.00</text:p>
          </table:table-cell>
          <table:table-cell table:style-name="ce71"/>
          <table:table-cell table:style-name="ce59" table:formula="of:=[.H12]*[$'hinterlegte Dienstzulagen'.$B$7]" office:value-type="float" office:value="0">
            <text:p>0.00</text:p>
          </table:table-cell>
          <table:table-cell table:style-name="ce71"/>
          <table:table-cell table:style-name="ce114" table:formula="of:=[.J1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197" office:value-type="float" office:value="4">
            <text:p>4</text:p>
          </table:table-cell>
          <table:table-cell table:style-name="ce210" office:value-type="string">
            <text:p>M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7" office:value-type="float" office:value="5">
            <text:p>5</text:p>
          </table:table-cell>
          <table:table-cell table:style-name="ce207" office:value-type="string">
            <text:p>D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97" office:value-type="float" office:value="6">
            <text:p>6</text:p>
          </table:table-cell>
          <table:table-cell table:style-name="ce207" office:value-type="string">
            <text:p>Mi.</text:p>
          </table:table-cell>
          <table:table-cell table:style-name="ce83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97" office:value-type="float" office:value="7">
            <text:p>7</text:p>
          </table:table-cell>
          <table:table-cell table:style-name="ce207" office:value-type="string">
            <text:p>Do.</text:p>
          </table:table-cell>
          <table:table-cell table:style-name="ce83"/>
          <table:table-cell table:style-name="ce176"/>
          <table:table-cell table:style-name="ce83" table:formula="of:=[.D16]*[$'hinterlegte Dienstzulagen'.$B$5]" office:value-type="float" office:value="0">
            <text:p>0.00</text:p>
          </table:table-cell>
          <table:table-cell table:style-name="ce176"/>
          <table:table-cell table:style-name="ce83" table:formula="of:=[.F16]*[$'hinterlegte Dienstzulagen'.$B$6]" office:value-type="float" office:value="0">
            <text:p>0.00</text:p>
          </table:table-cell>
          <table:table-cell table:style-name="ce176"/>
          <table:table-cell table:style-name="ce83" table:formula="of:=[.H16]*[$'hinterlegte Dienstzulagen'.$B$7]" office:value-type="float" office:value="0">
            <text:p>0.00</text:p>
          </table:table-cell>
          <table:table-cell table:style-name="ce176"/>
          <table:table-cell table:style-name="ce115" table:formula="of:=[.J1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7" office:value-type="float" office:value="8">
            <text:p>8</text:p>
          </table:table-cell>
          <table:table-cell table:style-name="ce207" office:value-type="string">
            <text:p>Fr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8" office:value-type="float" office:value="9">
            <text:p>9</text:p>
          </table:table-cell>
          <table:table-cell table:style-name="ce208" office:value-type="string">
            <text:p>Sa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199" office:value-type="float" office:value="10">
            <text:p>10</text:p>
          </table:table-cell>
          <table:table-cell table:style-name="ce209" office:value-type="string">
            <text:p>S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00" office:value-type="float" office:value="11">
            <text:p>11</text:p>
          </table:table-cell>
          <table:table-cell table:style-name="ce211" office:value-type="string">
            <text:p>Mo.</text:p>
          </table:table-cell>
          <table:table-cell table:style-name="ce216"/>
          <table:table-cell table:style-name="ce217"/>
          <table:table-cell table:style-name="ce216" table:formula="of:=[.D20]*[$'hinterlegte Dienstzulagen'.$B$5]" office:value-type="float" office:value="0">
            <text:p>0.00</text:p>
          </table:table-cell>
          <table:table-cell table:style-name="ce217"/>
          <table:table-cell table:style-name="ce216" table:formula="of:=[.F20]*[$'hinterlegte Dienstzulagen'.$B$6]" office:value-type="float" office:value="0">
            <text:p>0.00</text:p>
          </table:table-cell>
          <table:table-cell table:style-name="ce217"/>
          <table:table-cell table:style-name="ce216" table:formula="of:=[.H20]*[$'hinterlegte Dienstzulagen'.$B$7]" office:value-type="float" office:value="0">
            <text:p>0.00</text:p>
          </table:table-cell>
          <table:table-cell table:style-name="ce217"/>
          <table:table-cell table:style-name="ce219" table:formula="of:=[.J20]*[$'hinterlegte Dienstzulagen'.$B$8]" office:value-type="float" office:value="0">
            <text:p>0.00</text:p>
          </table:table-cell>
          <table:table-cell table:style-name="ce220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197" office:value-type="float" office:value="12">
            <text:p>12</text:p>
          </table:table-cell>
          <table:table-cell table:style-name="ce207" office:value-type="string">
            <text:p>D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201" office:value-type="float" office:value="13">
            <text:p>13</text:p>
          </table:table-cell>
          <table:table-cell table:style-name="ce212" office:value-type="string">
            <text:p>Mi.</text:p>
          </table:table-cell>
          <table:table-cell table:style-name="ce216"/>
          <table:table-cell table:style-name="ce218"/>
          <table:table-cell table:style-name="ce216" table:formula="of:=[.D22]*[$'hinterlegte Dienstzulagen'.$B$5]" office:value-type="float" office:value="0">
            <text:p>0.00</text:p>
          </table:table-cell>
          <table:table-cell table:style-name="ce218"/>
          <table:table-cell table:style-name="ce216" table:formula="of:=[.F22]*[$'hinterlegte Dienstzulagen'.$B$6]" office:value-type="float" office:value="0">
            <text:p>0.00</text:p>
          </table:table-cell>
          <table:table-cell table:style-name="ce218"/>
          <table:table-cell table:style-name="ce216" table:formula="of:=[.H22]*[$'hinterlegte Dienstzulagen'.$B$7]" office:value-type="float" office:value="0">
            <text:p>0.00</text:p>
          </table:table-cell>
          <table:table-cell table:style-name="ce218"/>
          <table:table-cell table:style-name="ce219" table:formula="of:=[.J22]*[$'hinterlegte Dienstzulagen'.$B$8]" office:value-type="float" office:value="0">
            <text:p>0.00</text:p>
          </table:table-cell>
          <table:table-cell table:style-name="ce220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197" office:value-type="float" office:value="14">
            <text:p>14</text:p>
          </table:table-cell>
          <table:table-cell table:style-name="ce207" office:value-type="string">
            <text:p>Do.</text:p>
          </table:table-cell>
          <table:table-cell table:style-name="ce83"/>
          <table:table-cell table:style-name="ce176"/>
          <table:table-cell table:style-name="ce83" table:formula="of:=[.D23]*[$'hinterlegte Dienstzulagen'.$B$5]" office:value-type="float" office:value="0">
            <text:p>0.00</text:p>
          </table:table-cell>
          <table:table-cell table:style-name="ce176"/>
          <table:table-cell table:style-name="ce83" table:formula="of:=[.F23]*[$'hinterlegte Dienstzulagen'.$B$6]" office:value-type="float" office:value="0">
            <text:p>0.00</text:p>
          </table:table-cell>
          <table:table-cell table:style-name="ce176"/>
          <table:table-cell table:style-name="ce83" table:formula="of:=[.H23]*[$'hinterlegte Dienstzulagen'.$B$7]" office:value-type="float" office:value="0">
            <text:p>0.00</text:p>
          </table:table-cell>
          <table:table-cell table:style-name="ce176"/>
          <table:table-cell table:style-name="ce115" table:formula="of:=[.J2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7" office:value-type="float" office:value="15">
            <text:p>15</text:p>
          </table:table-cell>
          <table:table-cell table:style-name="ce207" office:value-type="string">
            <text:p>Fr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8" office:value-type="float" office:value="16">
            <text:p>16</text:p>
          </table:table-cell>
          <table:table-cell table:style-name="ce208" office:value-type="string">
            <text:p>Sa.</text:p>
          </table:table-cell>
          <table:table-cell table:style-name="ce59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02" office:value-type="float" office:value="17">
            <text:p>17</text:p>
          </table:table-cell>
          <table:table-cell table:style-name="ce209" office:value-type="string">
            <text:p>So.</text:p>
          </table:table-cell>
          <table:table-cell table:style-name="ce59"/>
          <table:table-cell table:style-name="ce71"/>
          <table:table-cell table:style-name="ce59" table:formula="of:=[.D26]*[$'hinterlegte Dienstzulagen'.$B$5]" office:value-type="float" office:value="0">
            <text:p>0.00</text:p>
          </table:table-cell>
          <table:table-cell table:style-name="ce71"/>
          <table:table-cell table:style-name="ce59" table:formula="of:=[.F26]*[$'hinterlegte Dienstzulagen'.$B$6]" office:value-type="float" office:value="0">
            <text:p>0.00</text:p>
          </table:table-cell>
          <table:table-cell table:style-name="ce71"/>
          <table:table-cell table:style-name="ce59" table:formula="of:=[.H26]*[$'hinterlegte Dienstzulagen'.$B$7]" office:value-type="float" office:value="0">
            <text:p>0.00</text:p>
          </table:table-cell>
          <table:table-cell table:style-name="ce71"/>
          <table:table-cell table:style-name="ce114" table:formula="of:=[.J2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03" office:value-type="float" office:value="18">
            <text:p>18</text:p>
          </table:table-cell>
          <table:table-cell table:style-name="ce210" office:value-type="string">
            <text:p>M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7" office:value-type="float" office:value="19">
            <text:p>19</text:p>
          </table:table-cell>
          <table:table-cell table:style-name="ce207" office:value-type="string">
            <text:p>Di.</text:p>
          </table:table-cell>
          <table:table-cell table:style-name="ce83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97" office:value-type="float" office:value="20">
            <text:p>20</text:p>
          </table:table-cell>
          <table:table-cell table:style-name="ce207" office:value-type="string">
            <text:p>Mi.</text:p>
          </table:table-cell>
          <table:table-cell table:style-name="ce83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97" office:value-type="float" office:value="21">
            <text:p>21</text:p>
          </table:table-cell>
          <table:table-cell table:style-name="ce207" office:value-type="string">
            <text:p>Do.</text:p>
          </table:table-cell>
          <table:table-cell table:style-name="ce83"/>
          <table:table-cell table:style-name="ce176"/>
          <table:table-cell table:style-name="ce83" table:formula="of:=[.D30]*[$'hinterlegte Dienstzulagen'.$B$5]" office:value-type="float" office:value="0">
            <text:p>0.00</text:p>
          </table:table-cell>
          <table:table-cell table:style-name="ce176"/>
          <table:table-cell table:style-name="ce83" table:formula="of:=[.F30]*[$'hinterlegte Dienstzulagen'.$B$6]" office:value-type="float" office:value="0">
            <text:p>0.00</text:p>
          </table:table-cell>
          <table:table-cell table:style-name="ce176"/>
          <table:table-cell table:style-name="ce83" table:formula="of:=[.H30]*[$'hinterlegte Dienstzulagen'.$B$7]" office:value-type="float" office:value="0">
            <text:p>0.00</text:p>
          </table:table-cell>
          <table:table-cell table:style-name="ce176"/>
          <table:table-cell table:style-name="ce115" table:formula="of:=[.J3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7" office:value-type="float" office:value="22">
            <text:p>22</text:p>
          </table:table-cell>
          <table:table-cell table:style-name="ce207" office:value-type="string">
            <text:p>Fr.</text:p>
          </table:table-cell>
          <table:table-cell table:style-name="ce83"/>
          <table:table-cell table:style-name="ce176"/>
          <table:table-cell table:style-name="ce83" table:formula="of:=[.D31]*[$'hinterlegte Dienstzulagen'.$B$5]" office:value-type="float" office:value="0">
            <text:p>0.00</text:p>
          </table:table-cell>
          <table:table-cell table:style-name="ce176"/>
          <table:table-cell table:style-name="ce83" table:formula="of:=[.F31]*[$'hinterlegte Dienstzulagen'.$B$6]" office:value-type="float" office:value="0">
            <text:p>0.00</text:p>
          </table:table-cell>
          <table:table-cell table:style-name="ce176"/>
          <table:table-cell table:style-name="ce83" table:formula="of:=[.H31]*[$'hinterlegte Dienstzulagen'.$B$7]" office:value-type="float" office:value="0">
            <text:p>0.00</text:p>
          </table:table-cell>
          <table:table-cell table:style-name="ce176"/>
          <table:table-cell table:style-name="ce115" table:formula="of:=[.J3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8" office:value-type="float" office:value="23">
            <text:p>23</text:p>
          </table:table-cell>
          <table:table-cell table:style-name="ce208" office:value-type="string">
            <text:p>Sa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04" office:value-type="float" office:value="24">
            <text:p>24</text:p>
          </table:table-cell>
          <table:table-cell table:style-name="ce209" office:value-type="string">
            <text:p>So.</text:p>
          </table:table-cell>
          <table:table-cell table:style-name="ce59"/>
          <table:table-cell table:style-name="ce71"/>
          <table:table-cell table:style-name="ce59" table:formula="of:=[.D33]*[$'hinterlegte Dienstzulagen'.$B$5]" office:value-type="float" office:value="0">
            <text:p>0.00</text:p>
          </table:table-cell>
          <table:table-cell table:style-name="ce71"/>
          <table:table-cell table:style-name="ce59" table:formula="of:=[.F33]*[$'hinterlegte Dienstzulagen'.$B$6]" office:value-type="float" office:value="0">
            <text:p>0.00</text:p>
          </table:table-cell>
          <table:table-cell table:style-name="ce71"/>
          <table:table-cell table:style-name="ce59" table:formula="of:=[.H33]*[$'hinterlegte Dienstzulagen'.$B$7]" office:value-type="float" office:value="0">
            <text:p>0.00</text:p>
          </table:table-cell>
          <table:table-cell table:style-name="ce71"/>
          <table:table-cell table:style-name="ce114" table:formula="of:=[.J3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05" office:value-type="float" office:value="25">
            <text:p>25</text:p>
          </table:table-cell>
          <table:table-cell table:style-name="ce210" office:value-type="string">
            <text:p>M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7" office:value-type="float" office:value="26">
            <text:p>26</text:p>
          </table:table-cell>
          <table:table-cell table:style-name="ce207" office:value-type="string">
            <text:p>D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97" office:value-type="float" office:value="27">
            <text:p>27</text:p>
          </table:table-cell>
          <table:table-cell table:style-name="ce207" office:value-type="string">
            <text:p>Mi.</text:p>
          </table:table-cell>
          <table:table-cell table:style-name="ce83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97" office:value-type="float" office:value="28">
            <text:p>28</text:p>
          </table:table-cell>
          <table:table-cell table:style-name="ce207" office:value-type="string">
            <text:p>Do.</text:p>
          </table:table-cell>
          <table:table-cell table:style-name="ce83"/>
          <table:table-cell table:style-name="ce176"/>
          <table:table-cell table:style-name="ce83" table:formula="of:=[.D37]*[$'hinterlegte Dienstzulagen'.$B$5]" office:value-type="float" office:value="0">
            <text:p>0.00</text:p>
          </table:table-cell>
          <table:table-cell table:style-name="ce176"/>
          <table:table-cell table:style-name="ce83" table:formula="of:=[.F37]*[$'hinterlegte Dienstzulagen'.$B$6]" office:value-type="float" office:value="0">
            <text:p>0.00</text:p>
          </table:table-cell>
          <table:table-cell table:style-name="ce176"/>
          <table:table-cell table:style-name="ce83" table:formula="of:=[.H37]*[$'hinterlegte Dienstzulagen'.$B$7]" office:value-type="float" office:value="0">
            <text:p>0.00</text:p>
          </table:table-cell>
          <table:table-cell table:style-name="ce176"/>
          <table:table-cell table:style-name="ce115" table:formula="of:=[.J37]*[$'hinterlegte Dienstzulagen'.$B$8]" office:value-type="float" office:value="0">
            <text:p>0.00</text:p>
          </table:table-cell>
          <table:table-cell table:style-name="ce194"/>
          <table:table-cell table:style-name="ce134" table:number-columns-repeated="1012"/>
        </table:table-row>
        <table:table-row table:style-name="ro5">
          <table:table-cell table:style-name="ce197" office:value-type="float" office:value="29">
            <text:p>29</text:p>
          </table:table-cell>
          <table:table-cell table:style-name="ce213" office:value-type="string">
            <text:p>Fr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198" office:value-type="float" office:value="30">
            <text:p>30</text:p>
          </table:table-cell>
          <table:table-cell table:style-name="ce214" office:value-type="string">
            <text:p>Sa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06" office:value-type="float" office:value="31">
            <text:p>31</text:p>
          </table:table-cell>
          <table:table-cell table:style-name="ce215" office:value-type="string">
            <text:p>So.</text:p>
          </table:table-cell>
          <table:table-cell table:style-name="ce59"/>
          <table:table-cell table:style-name="ce71"/>
          <table:table-cell table:style-name="ce59" table:formula="of:=[.D40]*[$'hinterlegte Dienstzulagen'.$B$5]" office:value-type="float" office:value="0">
            <text:p>0.00</text:p>
          </table:table-cell>
          <table:table-cell table:style-name="ce71"/>
          <table:table-cell table:style-name="ce59" table:formula="of:=[.F40]*[$'hinterlegte Dienstzulagen'.$B$6]" office:value-type="float" office:value="0">
            <text:p>0.00</text:p>
          </table:table-cell>
          <table:table-cell table:style-name="ce71"/>
          <table:table-cell table:style-name="ce59" table:formula="of:=[.H40]*[$'hinterlegte Dienstzulagen'.$B$7]" office:value-type="float" office:value="0">
            <text:p>0.00</text:p>
          </table:table-cell>
          <table:table-cell table:style-name="ce71"/>
          <table:table-cell table:style-name="ce114" table:formula="of:=[.J4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März.$A$1:.$L$47" table:range-usable-as="print-range"/>
        </table:named-expressions>
      </table:table>
      <table:table table:name="April" table:style-name="ta4" table:protected="true" table:print-ranges="April.A1:April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April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21" office:value-type="float" office:value="1">
            <text:p>1</text:p>
          </table:table-cell>
          <table:table-cell table:style-name="ce223" office:value-type="string">
            <text:p>Mo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24" office:value-type="string">
            <text:p>D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24" office:value-type="string">
            <text:p>M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24" office:value-type="string">
            <text:p>D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24" office:value-type="string">
            <text:p>Fr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225" office:value-type="string">
            <text:p>Sa.</text:p>
          </table:table-cell>
          <table:table-cell table:style-name="ce61"/>
          <table:table-cell table:style-name="ce71"/>
          <table:table-cell table:style-name="ce59" table:formula="of:=[.D15]*[$'hinterlegte Dienstzulagen'.$B$5]" office:value-type="float" office:value="0">
            <text:p>0.00</text:p>
          </table:table-cell>
          <table:table-cell table:style-name="ce71"/>
          <table:table-cell table:style-name="ce59" table:formula="of:=[.F15]*[$'hinterlegte Dienstzulagen'.$B$6]" office:value-type="float" office:value="0">
            <text:p>0.00</text:p>
          </table:table-cell>
          <table:table-cell table:style-name="ce71"/>
          <table:table-cell table:style-name="ce59" table:formula="of:=[.H15]*[$'hinterlegte Dienstzulagen'.$B$7]" office:value-type="float" office:value="0">
            <text:p>0.00</text:p>
          </table:table-cell>
          <table:table-cell table:style-name="ce71"/>
          <table:table-cell table:style-name="ce114" table:formula="of:=[.J1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26" office:value-type="string">
            <text:p>So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23" office:value-type="string">
            <text:p>Mo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24" office:value-type="string">
            <text:p>Di.</text:p>
          </table:table-cell>
          <table:table-cell table:style-name="ce83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24" office:value-type="string">
            <text:p>M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24" office:value-type="string">
            <text:p>Do.</text:p>
          </table:table-cell>
          <table:table-cell table:style-name="ce83"/>
          <table:table-cell table:style-name="ce176"/>
          <table:table-cell table:style-name="ce83" table:formula="of:=[.D20]*[$'hinterlegte Dienstzulagen'.$B$5]" office:value-type="float" office:value="0">
            <text:p>0.00</text:p>
          </table:table-cell>
          <table:table-cell table:style-name="ce176"/>
          <table:table-cell table:style-name="ce83" table:formula="of:=[.F20]*[$'hinterlegte Dienstzulagen'.$B$6]" office:value-type="float" office:value="0">
            <text:p>0.00</text:p>
          </table:table-cell>
          <table:table-cell table:style-name="ce176"/>
          <table:table-cell table:style-name="ce83" table:formula="of:=[.H20]*[$'hinterlegte Dienstzulagen'.$B$7]" office:value-type="float" office:value="0">
            <text:p>0.00</text:p>
          </table:table-cell>
          <table:table-cell table:style-name="ce176"/>
          <table:table-cell table:style-name="ce115" table:formula="of:=[.J2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24" office:value-type="string">
            <text:p>Fr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225" office:value-type="string">
            <text:p>Sa.</text:p>
          </table:table-cell>
          <table:table-cell table:style-name="ce59"/>
          <table:table-cell table:style-name="ce71"/>
          <table:table-cell table:style-name="ce59" table:formula="of:=[.D22]*[$'hinterlegte Dienstzulagen'.$B$5]" office:value-type="float" office:value="0">
            <text:p>0.00</text:p>
          </table:table-cell>
          <table:table-cell table:style-name="ce71"/>
          <table:table-cell table:style-name="ce59" table:formula="of:=[.F22]*[$'hinterlegte Dienstzulagen'.$B$6]" office:value-type="float" office:value="0">
            <text:p>0.00</text:p>
          </table:table-cell>
          <table:table-cell table:style-name="ce71"/>
          <table:table-cell table:style-name="ce59" table:formula="of:=[.H22]*[$'hinterlegte Dienstzulagen'.$B$7]" office:value-type="float" office:value="0">
            <text:p>0.00</text:p>
          </table:table-cell>
          <table:table-cell table:style-name="ce71"/>
          <table:table-cell table:style-name="ce114" table:formula="of:=[.J2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26" office:value-type="string">
            <text:p>So.</text:p>
          </table:table-cell>
          <table:table-cell table:style-name="ce61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23" office:value-type="string">
            <text:p>Mo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24" office:value-type="string">
            <text:p>D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24" office:value-type="string">
            <text:p>M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24" office:value-type="string">
            <text:p>D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227" office:value-type="string">
            <text:p>Fr.</text:p>
          </table:table-cell>
          <table:table-cell table:style-name="ce61"/>
          <table:table-cell table:style-name="ce71"/>
          <table:table-cell table:style-name="ce59" table:formula="of:=[.D28]*[$'hinterlegte Dienstzulagen'.$B$5]" office:value-type="float" office:value="0">
            <text:p>0.00</text:p>
          </table:table-cell>
          <table:table-cell table:style-name="ce71"/>
          <table:table-cell table:style-name="ce59" table:formula="of:=[.F28]*[$'hinterlegte Dienstzulagen'.$B$6]" office:value-type="float" office:value="0">
            <text:p>0.00</text:p>
          </table:table-cell>
          <table:table-cell table:style-name="ce71"/>
          <table:table-cell table:style-name="ce59" table:formula="of:=[.H28]*[$'hinterlegte Dienstzulagen'.$B$7]" office:value-type="float" office:value="0">
            <text:p>0.00</text:p>
          </table:table-cell>
          <table:table-cell table:style-name="ce71"/>
          <table:table-cell table:style-name="ce114" table:formula="of:=[.J28]*[$'hinterlegte Dienstzulagen'.$B$8]" office:value-type="float" office:value="0">
            <text:p>0.00</text:p>
          </table:table-cell>
          <table:table-cell table:style-name="ce125" office:value-type="string">
            <text:p>Karfreitag</text:p>
          </table:table-cell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227" office:value-type="string">
            <text:p>Sa.</text:p>
          </table:table-cell>
          <table:table-cell table:style-name="ce59"/>
          <table:table-cell table:style-name="ce71"/>
          <table:table-cell table:style-name="ce59" table:formula="of:=[.D29]*[$'hinterlegte Dienstzulagen'.$B$5]" office:value-type="float" office:value="0">
            <text:p>0.00</text:p>
          </table:table-cell>
          <table:table-cell table:style-name="ce71"/>
          <table:table-cell table:style-name="ce59" table:formula="of:=[.F29]*[$'hinterlegte Dienstzulagen'.$B$6]" office:value-type="float" office:value="0">
            <text:p>0.00</text:p>
          </table:table-cell>
          <table:table-cell table:style-name="ce71"/>
          <table:table-cell table:style-name="ce59" table:formula="of:=[.H29]*[$'hinterlegte Dienstzulagen'.$B$7]" office:value-type="float" office:value="0">
            <text:p>0.00</text:p>
          </table:table-cell>
          <table:table-cell table:style-name="ce71"/>
          <table:table-cell table:style-name="ce114" table:formula="of:=[.J2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28" office:value-type="string">
            <text:p>So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 office:value-type="string">
            <text:p>Ostern</text:p>
          </table:table-cell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226" office:value-type="string">
            <text:p>Mo.</text:p>
          </table:table-cell>
          <table:table-cell table:style-name="ce61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 office:value-type="string">
            <text:p>Ostermontag</text:p>
          </table:table-cell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24" office:value-type="string">
            <text:p>Di.</text:p>
          </table:table-cell>
          <table:table-cell table:style-name="ce83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24" office:value-type="string">
            <text:p>M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24" office:value-type="string">
            <text:p>D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29" office:value-type="string">
            <text:p>Fr.</text:p>
          </table:table-cell>
          <table:table-cell table:style-name="ce83"/>
          <table:table-cell table:style-name="ce176"/>
          <table:table-cell table:style-name="ce83" table:formula="of:=[.D35]*[$'hinterlegte Dienstzulagen'.$B$5]" office:value-type="float" office:value="0">
            <text:p>0.00</text:p>
          </table:table-cell>
          <table:table-cell table:style-name="ce176"/>
          <table:table-cell table:style-name="ce83" table:formula="of:=[.F35]*[$'hinterlegte Dienstzulagen'.$B$6]" office:value-type="float" office:value="0">
            <text:p>0.00</text:p>
          </table:table-cell>
          <table:table-cell table:style-name="ce176"/>
          <table:table-cell table:style-name="ce83" table:formula="of:=[.H35]*[$'hinterlegte Dienstzulagen'.$B$7]" office:value-type="float" office:value="0">
            <text:p>0.00</text:p>
          </table:table-cell>
          <table:table-cell table:style-name="ce176"/>
          <table:table-cell table:style-name="ce115" table:formula="of:=[.J3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227" office:value-type="string">
            <text:p>Sa.</text:p>
          </table:table-cell>
          <table:table-cell table:style-name="ce61"/>
          <table:table-cell table:style-name="ce71"/>
          <table:table-cell table:style-name="ce59" table:formula="of:=[.D36]*[$'hinterlegte Dienstzulagen'.$B$5]" office:value-type="float" office:value="0">
            <text:p>0.00</text:p>
          </table:table-cell>
          <table:table-cell table:style-name="ce71"/>
          <table:table-cell table:style-name="ce59" table:formula="of:=[.F36]*[$'hinterlegte Dienstzulagen'.$B$6]" office:value-type="float" office:value="0">
            <text:p>0.00</text:p>
          </table:table-cell>
          <table:table-cell table:style-name="ce71"/>
          <table:table-cell table:style-name="ce59" table:formula="of:=[.H36]*[$'hinterlegte Dienstzulagen'.$B$7]" office:value-type="float" office:value="0">
            <text:p>0.00</text:p>
          </table:table-cell>
          <table:table-cell table:style-name="ce71"/>
          <table:table-cell table:style-name="ce114" table:formula="of:=[.J3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28" office:value-type="string">
            <text:p>So.</text:p>
          </table:table-cell>
          <table:table-cell table:style-name="ce59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23" office:value-type="string">
            <text:p>Mo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24" office:value-type="string">
            <text:p>Di.</text:p>
          </table:table-cell>
          <table:table-cell table:style-name="ce83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2">
          <table:table-cell table:style-name="ce152"/>
          <table:table-cell table:style-name="ce168"/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April.$A$1:.$L$46" table:range-usable-as="print-range"/>
        </table:named-expressions>
      </table:table>
      <table:table table:name="Mai" table:style-name="ta5" table:protected="true" table:print-ranges="Mai.A1:Mai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Mai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32" office:value-type="string">
            <text:p>Mi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Tag der Arbeit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33" office:value-type="string">
            <text:p>Do.</text:p>
          </table:table-cell>
          <table:table-cell table:style-name="ce83"/>
          <table:table-cell table:style-name="ce176"/>
          <table:table-cell table:style-name="ce83" table:formula="of:=[.D11]*[$'hinterlegte Dienstzulagen'.$B$5]" office:value-type="float" office:value="0">
            <text:p>0.00</text:p>
          </table:table-cell>
          <table:table-cell table:style-name="ce176"/>
          <table:table-cell table:style-name="ce83" table:formula="of:=[.F11]*[$'hinterlegte Dienstzulagen'.$B$6]" office:value-type="float" office:value="0">
            <text:p>0.00</text:p>
          </table:table-cell>
          <table:table-cell table:style-name="ce176"/>
          <table:table-cell table:style-name="ce83" table:formula="of:=[.H11]*[$'hinterlegte Dienstzulagen'.$B$7]" office:value-type="float" office:value="0">
            <text:p>0.00</text:p>
          </table:table-cell>
          <table:table-cell table:style-name="ce176"/>
          <table:table-cell table:style-name="ce115" table:formula="of:=[.J1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176"/>
          <table:table-cell table:style-name="ce83" table:formula="of:=[.D12]*[$'hinterlegte Dienstzulagen'.$B$5]" office:value-type="float" office:value="0">
            <text:p>0.00</text:p>
          </table:table-cell>
          <table:table-cell table:style-name="ce176"/>
          <table:table-cell table:style-name="ce83" table:formula="of:=[.F12]*[$'hinterlegte Dienstzulagen'.$B$6]" office:value-type="float" office:value="0">
            <text:p>0.00</text:p>
          </table:table-cell>
          <table:table-cell table:style-name="ce176"/>
          <table:table-cell table:style-name="ce83" table:formula="of:=[.H12]*[$'hinterlegte Dienstzulagen'.$B$7]" office:value-type="float" office:value="0">
            <text:p>0.00</text:p>
          </table:table-cell>
          <table:table-cell table:style-name="ce176"/>
          <table:table-cell table:style-name="ce115" table:formula="of:=[.J1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4">
            <text:p>4</text:p>
          </table:table-cell>
          <table:table-cell table:style-name="ce232" office:value-type="string">
            <text:p>Sa.</text:p>
          </table:table-cell>
          <table:table-cell table:style-name="ce59"/>
          <table:table-cell table:style-name="ce71"/>
          <table:table-cell table:style-name="ce59" table:formula="of:=[.D13]*[$'hinterlegte Dienstzulagen'.$B$5]" office:value-type="float" office:value="0">
            <text:p>0.00</text:p>
          </table:table-cell>
          <table:table-cell table:style-name="ce71"/>
          <table:table-cell table:style-name="ce59" table:formula="of:=[.F13]*[$'hinterlegte Dienstzulagen'.$B$6]" office:value-type="float" office:value="0">
            <text:p>0.00</text:p>
          </table:table-cell>
          <table:table-cell table:style-name="ce71"/>
          <table:table-cell table:style-name="ce59" table:formula="of:=[.H13]*[$'hinterlegte Dienstzulagen'.$B$7]" office:value-type="float" office:value="0">
            <text:p>0.00</text:p>
          </table:table-cell>
          <table:table-cell table:style-name="ce71"/>
          <table:table-cell table:style-name="ce114" table:formula="of:=[.J1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5">
            <text:p>5</text:p>
          </table:table-cell>
          <table:table-cell table:style-name="ce234" office:value-type="string">
            <text:p>So.</text:p>
          </table:table-cell>
          <table:table-cell table:style-name="ce59"/>
          <table:table-cell table:style-name="ce71"/>
          <table:table-cell table:style-name="ce59" table:formula="of:=[.D14]*[$'hinterlegte Dienstzulagen'.$B$5]" office:value-type="float" office:value="0">
            <text:p>0.00</text:p>
          </table:table-cell>
          <table:table-cell table:style-name="ce71"/>
          <table:table-cell table:style-name="ce59" table:formula="of:=[.F14]*[$'hinterlegte Dienstzulagen'.$B$6]" office:value-type="float" office:value="0">
            <text:p>0.00</text:p>
          </table:table-cell>
          <table:table-cell table:style-name="ce71"/>
          <table:table-cell table:style-name="ce59" table:formula="of:=[.H14]*[$'hinterlegte Dienstzulagen'.$B$7]" office:value-type="float" office:value="0">
            <text:p>0.00</text:p>
          </table:table-cell>
          <table:table-cell table:style-name="ce71"/>
          <table:table-cell table:style-name="ce114" table:formula="of:=[.J14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35" office:value-type="string">
            <text:p>Mo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33" office:value-type="string">
            <text:p>Di.</text:p>
          </table:table-cell>
          <table:table-cell table:style-name="ce83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33" office:value-type="string">
            <text:p>Mi.</text:p>
          </table:table-cell>
          <table:table-cell table:style-name="ce83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33" office:value-type="string">
            <text:p>Do.</text:p>
          </table:table-cell>
          <table:table-cell table:style-name="ce83"/>
          <table:table-cell table:style-name="ce176"/>
          <table:table-cell table:style-name="ce83" table:formula="of:=[.D18]*[$'hinterlegte Dienstzulagen'.$B$5]" office:value-type="float" office:value="0">
            <text:p>0.00</text:p>
          </table:table-cell>
          <table:table-cell table:style-name="ce176"/>
          <table:table-cell table:style-name="ce83" table:formula="of:=[.F18]*[$'hinterlegte Dienstzulagen'.$B$6]" office:value-type="float" office:value="0">
            <text:p>0.00</text:p>
          </table:table-cell>
          <table:table-cell table:style-name="ce176"/>
          <table:table-cell table:style-name="ce83" table:formula="of:=[.H18]*[$'hinterlegte Dienstzulagen'.$B$7]" office:value-type="float" office:value="0">
            <text:p>0.00</text:p>
          </table:table-cell>
          <table:table-cell table:style-name="ce176"/>
          <table:table-cell table:style-name="ce115" table:formula="of:=[.J1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176"/>
          <table:table-cell table:style-name="ce83" table:formula="of:=[.D19]*[$'hinterlegte Dienstzulagen'.$B$5]" office:value-type="float" office:value="0">
            <text:p>0.00</text:p>
          </table:table-cell>
          <table:table-cell table:style-name="ce176"/>
          <table:table-cell table:style-name="ce83" table:formula="of:=[.F19]*[$'hinterlegte Dienstzulagen'.$B$6]" office:value-type="float" office:value="0">
            <text:p>0.00</text:p>
          </table:table-cell>
          <table:table-cell table:style-name="ce176"/>
          <table:table-cell table:style-name="ce83" table:formula="of:=[.H19]*[$'hinterlegte Dienstzulagen'.$B$7]" office:value-type="float" office:value="0">
            <text:p>0.00</text:p>
          </table:table-cell>
          <table:table-cell table:style-name="ce176"/>
          <table:table-cell table:style-name="ce115" table:formula="of:=[.J1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1">
            <text:p>11</text:p>
          </table:table-cell>
          <table:table-cell table:style-name="ce232" office:value-type="string">
            <text:p>Sa.</text:p>
          </table:table-cell>
          <table:table-cell table:style-name="ce59"/>
          <table:table-cell table:style-name="ce71"/>
          <table:table-cell table:style-name="ce59" table:formula="of:=[.D20]*[$'hinterlegte Dienstzulagen'.$B$5]" office:value-type="float" office:value="0">
            <text:p>0.00</text:p>
          </table:table-cell>
          <table:table-cell table:style-name="ce71"/>
          <table:table-cell table:style-name="ce59" table:formula="of:=[.F20]*[$'hinterlegte Dienstzulagen'.$B$6]" office:value-type="float" office:value="0">
            <text:p>0.00</text:p>
          </table:table-cell>
          <table:table-cell table:style-name="ce71"/>
          <table:table-cell table:style-name="ce59" table:formula="of:=[.H20]*[$'hinterlegte Dienstzulagen'.$B$7]" office:value-type="float" office:value="0">
            <text:p>0.00</text:p>
          </table:table-cell>
          <table:table-cell table:style-name="ce71"/>
          <table:table-cell table:style-name="ce114" table:formula="of:=[.J2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2">
            <text:p>12</text:p>
          </table:table-cell>
          <table:table-cell table:style-name="ce234" office:value-type="string">
            <text:p>So.</text:p>
          </table:table-cell>
          <table:table-cell table:style-name="ce59"/>
          <table:table-cell table:style-name="ce71"/>
          <table:table-cell table:style-name="ce59" table:formula="of:=[.D21]*[$'hinterlegte Dienstzulagen'.$B$5]" office:value-type="float" office:value="0">
            <text:p>0.00</text:p>
          </table:table-cell>
          <table:table-cell table:style-name="ce71"/>
          <table:table-cell table:style-name="ce59" table:formula="of:=[.F21]*[$'hinterlegte Dienstzulagen'.$B$6]" office:value-type="float" office:value="0">
            <text:p>0.00</text:p>
          </table:table-cell>
          <table:table-cell table:style-name="ce71"/>
          <table:table-cell table:style-name="ce59" table:formula="of:=[.H21]*[$'hinterlegte Dienstzulagen'.$B$7]" office:value-type="float" office:value="0">
            <text:p>0.00</text:p>
          </table:table-cell>
          <table:table-cell table:style-name="ce71"/>
          <table:table-cell table:style-name="ce114" table:formula="of:=[.J21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35" office:value-type="string">
            <text:p>Mo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33" office:value-type="string">
            <text:p>Di.</text:p>
          </table:table-cell>
          <table:table-cell table:style-name="ce83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33" office:value-type="string">
            <text:p>Mi.</text:p>
          </table:table-cell>
          <table:table-cell table:style-name="ce83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33" office:value-type="string">
            <text:p>Do.</text:p>
          </table:table-cell>
          <table:table-cell table:style-name="ce83"/>
          <table:table-cell table:style-name="ce176"/>
          <table:table-cell table:style-name="ce83" table:formula="of:=[.D25]*[$'hinterlegte Dienstzulagen'.$B$5]" office:value-type="float" office:value="0">
            <text:p>0.00</text:p>
          </table:table-cell>
          <table:table-cell table:style-name="ce176"/>
          <table:table-cell table:style-name="ce83" table:formula="of:=[.F25]*[$'hinterlegte Dienstzulagen'.$B$6]" office:value-type="float" office:value="0">
            <text:p>0.00</text:p>
          </table:table-cell>
          <table:table-cell table:style-name="ce176"/>
          <table:table-cell table:style-name="ce83" table:formula="of:=[.H25]*[$'hinterlegte Dienstzulagen'.$B$7]" office:value-type="float" office:value="0">
            <text:p>0.00</text:p>
          </table:table-cell>
          <table:table-cell table:style-name="ce176"/>
          <table:table-cell table:style-name="ce115" table:formula="of:=[.J25]*[$'hinterlegte Dienstzulagen'.$B$8]" office:value-type="float" office:value="0">
            <text:p>0.00</text:p>
          </table:table-cell>
          <table:table-cell table:style-name="ce194"/>
          <table:table-cell table:style-name="ce134"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176"/>
          <table:table-cell table:style-name="ce83" table:formula="of:=[.D26]*[$'hinterlegte Dienstzulagen'.$B$5]" office:value-type="float" office:value="0">
            <text:p>0.00</text:p>
          </table:table-cell>
          <table:table-cell table:style-name="ce176"/>
          <table:table-cell table:style-name="ce83" table:formula="of:=[.F26]*[$'hinterlegte Dienstzulagen'.$B$6]" office:value-type="float" office:value="0">
            <text:p>0.00</text:p>
          </table:table-cell>
          <table:table-cell table:style-name="ce176"/>
          <table:table-cell table:style-name="ce83" table:formula="of:=[.H26]*[$'hinterlegte Dienstzulagen'.$B$7]" office:value-type="float" office:value="0">
            <text:p>0.00</text:p>
          </table:table-cell>
          <table:table-cell table:style-name="ce176"/>
          <table:table-cell table:style-name="ce115" table:formula="of:=[.J2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8">
            <text:p>18</text:p>
          </table:table-cell>
          <table:table-cell table:style-name="ce232" office:value-type="string">
            <text:p>Sa.</text:p>
          </table:table-cell>
          <table:table-cell table:style-name="ce59"/>
          <table:table-cell table:style-name="ce71"/>
          <table:table-cell table:style-name="ce59" table:formula="of:=[.D27]*[$'hinterlegte Dienstzulagen'.$B$5]" office:value-type="float" office:value="0">
            <text:p>0.00</text:p>
          </table:table-cell>
          <table:table-cell table:style-name="ce71"/>
          <table:table-cell table:style-name="ce59" table:formula="of:=[.F27]*[$'hinterlegte Dienstzulagen'.$B$6]" office:value-type="float" office:value="0">
            <text:p>0.00</text:p>
          </table:table-cell>
          <table:table-cell table:style-name="ce71"/>
          <table:table-cell table:style-name="ce59" table:formula="of:=[.H27]*[$'hinterlegte Dienstzulagen'.$B$7]" office:value-type="float" office:value="0">
            <text:p>0.00</text:p>
          </table:table-cell>
          <table:table-cell table:style-name="ce71"/>
          <table:table-cell table:style-name="ce114" table:formula="of:=[.J2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234" office:value-type="string">
            <text:p>So.</text:p>
          </table:table-cell>
          <table:table-cell table:style-name="ce59"/>
          <table:table-cell table:style-name="ce71"/>
          <table:table-cell table:style-name="ce59" table:formula="of:=[.D28]*[$'hinterlegte Dienstzulagen'.$B$5]" office:value-type="float" office:value="0">
            <text:p>0.00</text:p>
          </table:table-cell>
          <table:table-cell table:style-name="ce71"/>
          <table:table-cell table:style-name="ce59" table:formula="of:=[.F28]*[$'hinterlegte Dienstzulagen'.$B$6]" office:value-type="float" office:value="0">
            <text:p>0.00</text:p>
          </table:table-cell>
          <table:table-cell table:style-name="ce71"/>
          <table:table-cell table:style-name="ce59" table:formula="of:=[.H28]*[$'hinterlegte Dienstzulagen'.$B$7]" office:value-type="float" office:value="0">
            <text:p>0.00</text:p>
          </table:table-cell>
          <table:table-cell table:style-name="ce71"/>
          <table:table-cell table:style-name="ce114" table:formula="of:=[.J28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35" office:value-type="string">
            <text:p>Mo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33" office:value-type="string">
            <text:p>Di.</text:p>
          </table:table-cell>
          <table:table-cell table:style-name="ce83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33" office:value-type="string">
            <text:p>Mi.</text:p>
          </table:table-cell>
          <table:table-cell table:style-name="ce83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33" office:value-type="string">
            <text:p>Do.</text:p>
          </table:table-cell>
          <table:table-cell table:style-name="ce83"/>
          <table:table-cell table:style-name="ce176"/>
          <table:table-cell table:style-name="ce83" table:formula="of:=[.D32]*[$'hinterlegte Dienstzulagen'.$B$5]" office:value-type="float" office:value="0">
            <text:p>0.00</text:p>
          </table:table-cell>
          <table:table-cell table:style-name="ce176"/>
          <table:table-cell table:style-name="ce83" table:formula="of:=[.F32]*[$'hinterlegte Dienstzulagen'.$B$6]" office:value-type="float" office:value="0">
            <text:p>0.00</text:p>
          </table:table-cell>
          <table:table-cell table:style-name="ce176"/>
          <table:table-cell table:style-name="ce83" table:formula="of:=[.H32]*[$'hinterlegte Dienstzulagen'.$B$7]" office:value-type="float" office:value="0">
            <text:p>0.00</text:p>
          </table:table-cell>
          <table:table-cell table:style-name="ce176"/>
          <table:table-cell table:style-name="ce115" table:formula="of:=[.J3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176"/>
          <table:table-cell table:style-name="ce83" table:formula="of:=[.D33]*[$'hinterlegte Dienstzulagen'.$B$5]" office:value-type="float" office:value="0">
            <text:p>0.00</text:p>
          </table:table-cell>
          <table:table-cell table:style-name="ce176"/>
          <table:table-cell table:style-name="ce83" table:formula="of:=[.F33]*[$'hinterlegte Dienstzulagen'.$B$6]" office:value-type="float" office:value="0">
            <text:p>0.00</text:p>
          </table:table-cell>
          <table:table-cell table:style-name="ce176"/>
          <table:table-cell table:style-name="ce83" table:formula="of:=[.H33]*[$'hinterlegte Dienstzulagen'.$B$7]" office:value-type="float" office:value="0">
            <text:p>0.00</text:p>
          </table:table-cell>
          <table:table-cell table:style-name="ce176"/>
          <table:table-cell table:style-name="ce115" table:formula="of:=[.J3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232" office:value-type="string">
            <text:p>Sa.</text:p>
          </table:table-cell>
          <table:table-cell table:style-name="ce59"/>
          <table:table-cell table:style-name="ce71"/>
          <table:table-cell table:style-name="ce59" table:formula="of:=[.D34]*[$'hinterlegte Dienstzulagen'.$B$5]" office:value-type="float" office:value="0">
            <text:p>0.00</text:p>
          </table:table-cell>
          <table:table-cell table:style-name="ce71"/>
          <table:table-cell table:style-name="ce59" table:formula="of:=[.F34]*[$'hinterlegte Dienstzulagen'.$B$6]" office:value-type="float" office:value="0">
            <text:p>0.00</text:p>
          </table:table-cell>
          <table:table-cell table:style-name="ce71"/>
          <table:table-cell table:style-name="ce59" table:formula="of:=[.H34]*[$'hinterlegte Dienstzulagen'.$B$7]" office:value-type="float" office:value="0">
            <text:p>0.00</text:p>
          </table:table-cell>
          <table:table-cell table:style-name="ce71"/>
          <table:table-cell table:style-name="ce114" table:formula="of:=[.J34]*[$'hinterlegte Dienstzulagen'.$B$8]" office:value-type="float" office:value="0">
            <text:p>0.00</text:p>
          </table:table-cell>
          <table:table-cell table:style-name="ce125"/>
          <table:table-cell/>
          <table:table-cell table:style-name="ce236"/>
          <table:table-cell table:number-columns-repeated="1010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234" office:value-type="string">
            <text:p>So.</text:p>
          </table:table-cell>
          <table:table-cell table:style-name="ce59"/>
          <table:table-cell table:style-name="ce71"/>
          <table:table-cell table:style-name="ce59" table:formula="of:=[.D35]*[$'hinterlegte Dienstzulagen'.$B$5]" office:value-type="float" office:value="0">
            <text:p>0.00</text:p>
          </table:table-cell>
          <table:table-cell table:style-name="ce71"/>
          <table:table-cell table:style-name="ce59" table:formula="of:=[.F35]*[$'hinterlegte Dienstzulagen'.$B$6]" office:value-type="float" office:value="0">
            <text:p>0.00</text:p>
          </table:table-cell>
          <table:table-cell table:style-name="ce71"/>
          <table:table-cell table:style-name="ce59" table:formula="of:=[.H35]*[$'hinterlegte Dienstzulagen'.$B$7]" office:value-type="float" office:value="0">
            <text:p>0.00</text:p>
          </table:table-cell>
          <table:table-cell table:style-name="ce71"/>
          <table:table-cell table:style-name="ce114" table:formula="of:=[.J35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35" office:value-type="string">
            <text:p>Mo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33" office:value-type="string">
            <text:p>Di.</text:p>
          </table:table-cell>
          <table:table-cell table:style-name="ce83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33" office:value-type="string">
            <text:p>Mi.</text:p>
          </table:table-cell>
          <table:table-cell table:style-name="ce83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232" office:value-type="string">
            <text:p>Do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 office:value-type="string">
            <text:p>Auffahrt</text:p>
          </table:table-cell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33" office:value-type="string">
            <text:p>Fr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Mai.$A$1:.$L$46" table:range-usable-as="print-range"/>
        </table:named-expressions>
      </table:table>
      <table:table table:name="Juni" table:style-name="ta6" table:protected="true" table:print-ranges="Juni.A1:Juni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Juni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">
            <text:p>2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40" office:value-type="string">
            <text:p>Mo.</text:p>
          </table:table-cell>
          <table:table-cell table:style-name="ce83"/>
          <table:table-cell table:style-name="ce176"/>
          <table:table-cell table:style-name="ce83" table:formula="of:=[.D12]*[$'hinterlegte Dienstzulagen'.$B$5]" office:value-type="float" office:value="0">
            <text:p>0.00</text:p>
          </table:table-cell>
          <table:table-cell table:style-name="ce176"/>
          <table:table-cell table:style-name="ce83" table:formula="of:=[.F12]*[$'hinterlegte Dienstzulagen'.$B$6]" office:value-type="float" office:value="0">
            <text:p>0.00</text:p>
          </table:table-cell>
          <table:table-cell table:style-name="ce176"/>
          <table:table-cell table:style-name="ce83" table:formula="of:=[.H12]*[$'hinterlegte Dienstzulagen'.$B$7]" office:value-type="float" office:value="0">
            <text:p>0.00</text:p>
          </table:table-cell>
          <table:table-cell table:style-name="ce176"/>
          <table:table-cell table:style-name="ce115" table:formula="of:=[.J1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/>
          <table:table-cell office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16]*[$'hinterlegte Dienstzulagen'.$B$5]" office:value-type="float" office:value="0">
            <text:p>0.00</text:p>
          </table:table-cell>
          <table:table-cell table:style-name="ce176"/>
          <table:table-cell table:style-name="ce83" table:formula="of:=[.F16]*[$'hinterlegte Dienstzulagen'.$B$6]" office:value-type="float" office:value="0">
            <text:p>0.00</text:p>
          </table:table-cell>
          <table:table-cell table:style-name="ce176"/>
          <table:table-cell table:style-name="ce83" table:formula="of:=[.H16]*[$'hinterlegte Dienstzulagen'.$B$7]" office:value-type="float" office:value="0">
            <text:p>0.00</text:p>
          </table:table-cell>
          <table:table-cell table:style-name="ce176"/>
          <table:table-cell table:style-name="ce115" table:formula="of:=[.J1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8">
            <text:p>8</text:p>
          </table:table-cell>
          <table:table-cell table:style-name="ce238" office:value-type="string">
            <text:p>Sa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9">
            <text:p>9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 office:value-type="string">
            <text:p>Pfingsten</text:p>
          </table:table-cell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39" office:value-type="string">
            <text:p>M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 office:value-type="string">
            <text:p>Pfingstmontag</text:p>
          </table:table-cell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23]*[$'hinterlegte Dienstzulagen'.$B$5]" office:value-type="float" office:value="0">
            <text:p>0.00</text:p>
          </table:table-cell>
          <table:table-cell table:style-name="ce176"/>
          <table:table-cell table:style-name="ce83" table:formula="of:=[.F23]*[$'hinterlegte Dienstzulagen'.$B$6]" office:value-type="float" office:value="0">
            <text:p>0.00</text:p>
          </table:table-cell>
          <table:table-cell table:style-name="ce176"/>
          <table:table-cell table:style-name="ce83" table:formula="of:=[.H23]*[$'hinterlegte Dienstzulagen'.$B$7]" office:value-type="float" office:value="0">
            <text:p>0.00</text:p>
          </table:table-cell>
          <table:table-cell table:style-name="ce176"/>
          <table:table-cell table:style-name="ce115" table:formula="of:=[.J2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5">
            <text:p>15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6">
            <text:p>16</text:p>
          </table:table-cell>
          <table:table-cell table:style-name="ce239" office:value-type="string">
            <text:p>So.</text:p>
          </table:table-cell>
          <table:table-cell table:style-name="ce61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40" office:value-type="string">
            <text:p>Mo.</text:p>
          </table:table-cell>
          <table:table-cell table:style-name="ce83"/>
          <table:table-cell table:style-name="ce176"/>
          <table:table-cell table:style-name="ce83" table:formula="of:=[.D26]*[$'hinterlegte Dienstzulagen'.$B$5]" office:value-type="float" office:value="0">
            <text:p>0.00</text:p>
          </table:table-cell>
          <table:table-cell table:style-name="ce176"/>
          <table:table-cell table:style-name="ce83" table:formula="of:=[.F26]*[$'hinterlegte Dienstzulagen'.$B$6]" office:value-type="float" office:value="0">
            <text:p>0.00</text:p>
          </table:table-cell>
          <table:table-cell table:style-name="ce176"/>
          <table:table-cell table:style-name="ce83" table:formula="of:=[.H26]*[$'hinterlegte Dienstzulagen'.$B$7]" office:value-type="float" office:value="0">
            <text:p>0.00</text:p>
          </table:table-cell>
          <table:table-cell table:style-name="ce176"/>
          <table:table-cell table:style-name="ce115" table:formula="of:=[.J2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30]*[$'hinterlegte Dienstzulagen'.$B$5]" office:value-type="float" office:value="0">
            <text:p>0.00</text:p>
          </table:table-cell>
          <table:table-cell table:style-name="ce176"/>
          <table:table-cell table:style-name="ce83" table:formula="of:=[.F30]*[$'hinterlegte Dienstzulagen'.$B$6]" office:value-type="float" office:value="0">
            <text:p>0.00</text:p>
          </table:table-cell>
          <table:table-cell table:style-name="ce176"/>
          <table:table-cell table:style-name="ce83" table:formula="of:=[.H30]*[$'hinterlegte Dienstzulagen'.$B$7]" office:value-type="float" office:value="0">
            <text:p>0.00</text:p>
          </table:table-cell>
          <table:table-cell table:style-name="ce176"/>
          <table:table-cell table:style-name="ce115" table:formula="of:=[.J3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3">
            <text:p>23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40" office:value-type="string">
            <text:p>Mo.</text:p>
          </table:table-cell>
          <table:table-cell table:style-name="ce83"/>
          <table:table-cell table:style-name="ce176"/>
          <table:table-cell table:style-name="ce83" table:formula="of:=[.D33]*[$'hinterlegte Dienstzulagen'.$B$5]" office:value-type="float" office:value="0">
            <text:p>0.00</text:p>
          </table:table-cell>
          <table:table-cell table:style-name="ce176"/>
          <table:table-cell table:style-name="ce83" table:formula="of:=[.F33]*[$'hinterlegte Dienstzulagen'.$B$6]" office:value-type="float" office:value="0">
            <text:p>0.00</text:p>
          </table:table-cell>
          <table:table-cell table:style-name="ce176"/>
          <table:table-cell table:style-name="ce83" table:formula="of:=[.H33]*[$'hinterlegte Dienstzulagen'.$B$7]" office:value-type="float" office:value="0">
            <text:p>0.00</text:p>
          </table:table-cell>
          <table:table-cell table:style-name="ce176"/>
          <table:table-cell table:style-name="ce115" table:formula="of:=[.J3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41" office:value-type="string">
            <text:p>Di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41" office:value-type="string">
            <text:p>M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41" office:value-type="string">
            <text:p>Do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41" office:value-type="string">
            <text:p>Fr.</text:p>
          </table:table-cell>
          <table:table-cell table:style-name="ce83"/>
          <table:table-cell table:style-name="ce176"/>
          <table:table-cell table:style-name="ce83" table:formula="of:=[.D37]*[$'hinterlegte Dienstzulagen'.$B$5]" office:value-type="float" office:value="0">
            <text:p>0.00</text:p>
          </table:table-cell>
          <table:table-cell table:style-name="ce176"/>
          <table:table-cell table:style-name="ce83" table:formula="of:=[.F37]*[$'hinterlegte Dienstzulagen'.$B$6]" office:value-type="float" office:value="0">
            <text:p>0.00</text:p>
          </table:table-cell>
          <table:table-cell table:style-name="ce176"/>
          <table:table-cell table:style-name="ce83" table:formula="of:=[.H37]*[$'hinterlegte Dienstzulagen'.$B$7]" office:value-type="float" office:value="0">
            <text:p>0.00</text:p>
          </table:table-cell>
          <table:table-cell table:style-name="ce176"/>
          <table:table-cell table:style-name="ce115" table:formula="of:=[.J3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9">
            <text:p>29</text:p>
          </table:table-cell>
          <table:table-cell table:style-name="ce238" office:value-type="string">
            <text:p>Sa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239" office:value-type="string">
            <text:p>So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uni.$A$1:.$L$46" table:range-usable-as="print-range"/>
        </table:named-expressions>
      </table:table>
      <table:table table:name="Juli" table:style-name="ta7" table:protected="true" table:print-ranges="Juli.A1:Juli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Juli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245" office:value-type="string">
            <text:p>Sa.</text:p>
          </table:table-cell>
          <table:table-cell table:style-name="ce61"/>
          <table:table-cell table:style-name="ce71"/>
          <table:table-cell table:style-name="ce59" table:formula="of:=[.D15]*[$'hinterlegte Dienstzulagen'.$B$5]" office:value-type="float" office:value="0">
            <text:p>0.00</text:p>
          </table:table-cell>
          <table:table-cell table:style-name="ce71"/>
          <table:table-cell table:style-name="ce59" table:formula="of:=[.F15]*[$'hinterlegte Dienstzulagen'.$B$6]" office:value-type="float" office:value="0">
            <text:p>0.00</text:p>
          </table:table-cell>
          <table:table-cell table:style-name="ce71"/>
          <table:table-cell table:style-name="ce59" table:formula="of:=[.H15]*[$'hinterlegte Dienstzulagen'.$B$7]" office:value-type="float" office:value="0">
            <text:p>0.00</text:p>
          </table:table-cell>
          <table:table-cell table:style-name="ce71"/>
          <table:table-cell table:style-name="ce114" table:formula="of:=[.J1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46" office:value-type="string">
            <text:p>So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20]*[$'hinterlegte Dienstzulagen'.$B$5]" office:value-type="float" office:value="0">
            <text:p>0.00</text:p>
          </table:table-cell>
          <table:table-cell table:style-name="ce176"/>
          <table:table-cell table:style-name="ce83" table:formula="of:=[.F20]*[$'hinterlegte Dienstzulagen'.$B$6]" office:value-type="float" office:value="0">
            <text:p>0.00</text:p>
          </table:table-cell>
          <table:table-cell table:style-name="ce176"/>
          <table:table-cell table:style-name="ce83" table:formula="of:=[.H20]*[$'hinterlegte Dienstzulagen'.$B$7]" office:value-type="float" office:value="0">
            <text:p>0.00</text:p>
          </table:table-cell>
          <table:table-cell table:style-name="ce176"/>
          <table:table-cell table:style-name="ce115" table:formula="of:=[.J2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245" office:value-type="string">
            <text:p>Sa.</text:p>
          </table:table-cell>
          <table:table-cell table:style-name="ce59"/>
          <table:table-cell table:style-name="ce71"/>
          <table:table-cell table:style-name="ce59" table:formula="of:=[.D22]*[$'hinterlegte Dienstzulagen'.$B$5]" office:value-type="float" office:value="0">
            <text:p>0.00</text:p>
          </table:table-cell>
          <table:table-cell table:style-name="ce71"/>
          <table:table-cell table:style-name="ce59" table:formula="of:=[.F22]*[$'hinterlegte Dienstzulagen'.$B$6]" office:value-type="float" office:value="0">
            <text:p>0.00</text:p>
          </table:table-cell>
          <table:table-cell table:style-name="ce71"/>
          <table:table-cell table:style-name="ce59" table:formula="of:=[.H22]*[$'hinterlegte Dienstzulagen'.$B$7]" office:value-type="float" office:value="0">
            <text:p>0.00</text:p>
          </table:table-cell>
          <table:table-cell table:style-name="ce71"/>
          <table:table-cell table:style-name="ce114" table:formula="of:=[.J2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46" office:value-type="string">
            <text:p>So.</text:p>
          </table:table-cell>
          <table:table-cell table:style-name="ce61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245" office:value-type="string">
            <text:p>Sa.</text:p>
          </table:table-cell>
          <table:table-cell table:style-name="ce59"/>
          <table:table-cell table:style-name="ce71"/>
          <table:table-cell table:style-name="ce59" table:formula="of:=[.D29]*[$'hinterlegte Dienstzulagen'.$B$5]" office:value-type="float" office:value="0">
            <text:p>0.00</text:p>
          </table:table-cell>
          <table:table-cell table:style-name="ce71"/>
          <table:table-cell table:style-name="ce59" table:formula="of:=[.F29]*[$'hinterlegte Dienstzulagen'.$B$6]" office:value-type="float" office:value="0">
            <text:p>0.00</text:p>
          </table:table-cell>
          <table:table-cell table:style-name="ce71"/>
          <table:table-cell table:style-name="ce59" table:formula="of:=[.H29]*[$'hinterlegte Dienstzulagen'.$B$7]" office:value-type="float" office:value="0">
            <text:p>0.00</text:p>
          </table:table-cell>
          <table:table-cell table:style-name="ce71"/>
          <table:table-cell table:style-name="ce114" table:formula="of:=[.J2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46" office:value-type="string">
            <text:p>So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31]*[$'hinterlegte Dienstzulagen'.$B$5]" office:value-type="float" office:value="0">
            <text:p>0.00</text:p>
          </table:table-cell>
          <table:table-cell table:style-name="ce176"/>
          <table:table-cell table:style-name="ce83" table:formula="of:=[.F31]*[$'hinterlegte Dienstzulagen'.$B$6]" office:value-type="float" office:value="0">
            <text:p>0.00</text:p>
          </table:table-cell>
          <table:table-cell table:style-name="ce176"/>
          <table:table-cell table:style-name="ce83" table:formula="of:=[.H31]*[$'hinterlegte Dienstzulagen'.$B$7]" office:value-type="float" office:value="0">
            <text:p>0.00</text:p>
          </table:table-cell>
          <table:table-cell table:style-name="ce176"/>
          <table:table-cell table:style-name="ce115" table:formula="of:=[.J3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35]*[$'hinterlegte Dienstzulagen'.$B$5]" office:value-type="float" office:value="0">
            <text:p>0.00</text:p>
          </table:table-cell>
          <table:table-cell table:style-name="ce176"/>
          <table:table-cell table:style-name="ce83" table:formula="of:=[.F35]*[$'hinterlegte Dienstzulagen'.$B$6]" office:value-type="float" office:value="0">
            <text:p>0.00</text:p>
          </table:table-cell>
          <table:table-cell table:style-name="ce176"/>
          <table:table-cell table:style-name="ce83" table:formula="of:=[.H35]*[$'hinterlegte Dienstzulagen'.$B$7]" office:value-type="float" office:value="0">
            <text:p>0.00</text:p>
          </table:table-cell>
          <table:table-cell table:style-name="ce176"/>
          <table:table-cell table:style-name="ce115" table:formula="of:=[.J3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245" office:value-type="string">
            <text:p>Sa.</text:p>
          </table:table-cell>
          <table:table-cell table:style-name="ce61"/>
          <table:table-cell table:style-name="ce71"/>
          <table:table-cell table:style-name="ce59" table:formula="of:=[.D36]*[$'hinterlegte Dienstzulagen'.$B$5]" office:value-type="float" office:value="0">
            <text:p>0.00</text:p>
          </table:table-cell>
          <table:table-cell table:style-name="ce71"/>
          <table:table-cell table:style-name="ce59" table:formula="of:=[.F36]*[$'hinterlegte Dienstzulagen'.$B$6]" office:value-type="float" office:value="0">
            <text:p>0.00</text:p>
          </table:table-cell>
          <table:table-cell table:style-name="ce71"/>
          <table:table-cell table:style-name="ce59" table:formula="of:=[.H36]*[$'hinterlegte Dienstzulagen'.$B$7]" office:value-type="float" office:value="0">
            <text:p>0.00</text:p>
          </table:table-cell>
          <table:table-cell table:style-name="ce71"/>
          <table:table-cell table:style-name="ce114" table:formula="of:=[.J3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46" office:value-type="string">
            <text:p>So.</text:p>
          </table:table-cell>
          <table:table-cell table:style-name="ce59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uli.$A$1:.$L$46" table:range-usable-as="print-range"/>
        </table:named-expressions>
      </table:table>
      <table:table table:name="Aug" table:style-name="ta8" table:protected="true" table:print-ranges="Aug.A1:Aug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August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</text:span><text:span text:style-name="T1">etc.)Be</text:span><text:span text:style-name="T1">merku</text:span><text:span text:style-name="T1">ngen</text:span>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48" office:value-type="string">
            <text:p>D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Nationalfeiertag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3">
            <text:p>3</text:p>
          </table:table-cell>
          <table:table-cell table:style-name="ce250" office:value-type="string">
            <text:p>Sa.</text:p>
          </table:table-cell>
          <table:table-cell table:style-name="ce61"/>
          <table:table-cell table:style-name="ce73"/>
          <table:table-cell table:style-name="ce59" table:formula="of:=[.D12]*[$'hinterlegte Dienstzulagen'.$B$5]" office:value-type="float" office:value="0">
            <text:p>0.00</text:p>
          </table:table-cell>
          <table:table-cell table:style-name="ce73"/>
          <table:table-cell table:style-name="ce59" table:formula="of:=[.F12]*[$'hinterlegte Dienstzulagen'.$B$6]" office:value-type="float" office:value="0">
            <text:p>0.00</text:p>
          </table:table-cell>
          <table:table-cell table:style-name="ce73"/>
          <table:table-cell table:style-name="ce59" table:formula="of:=[.H12]*[$'hinterlegte Dienstzulagen'.$B$7]" office:value-type="float" office:value="0">
            <text:p>0.00</text:p>
          </table:table-cell>
          <table:table-cell table:style-name="ce73"/>
          <table:table-cell table:style-name="ce114" table:formula="of:=[.J1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4">
            <text:p>4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13]*[$'hinterlegte Dienstzulagen'.$B$5]" office:value-type="float" office:value="0">
            <text:p>0.00</text:p>
          </table:table-cell>
          <table:table-cell table:style-name="ce73"/>
          <table:table-cell table:style-name="ce59" table:formula="of:=[.F13]*[$'hinterlegte Dienstzulagen'.$B$6]" office:value-type="float" office:value="0">
            <text:p>0.00</text:p>
          </table:table-cell>
          <table:table-cell table:style-name="ce73"/>
          <table:table-cell table:style-name="ce59" table:formula="of:=[.H13]*[$'hinterlegte Dienstzulagen'.$B$7]" office:value-type="float" office:value="0">
            <text:p>0.00</text:p>
          </table:table-cell>
          <table:table-cell table:style-name="ce73"/>
          <table:table-cell table:style-name="ce114" table:formula="of:=[.J13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73"/>
          <table:table-cell table:style-name="ce59" table:formula="of:=[.D19]*[$'hinterlegte Dienstzulagen'.$B$5]" office:value-type="float" office:value="0">
            <text:p>0.00</text:p>
          </table:table-cell>
          <table:table-cell table:style-name="ce73"/>
          <table:table-cell table:style-name="ce59" table:formula="of:=[.F19]*[$'hinterlegte Dienstzulagen'.$B$6]" office:value-type="float" office:value="0">
            <text:p>0.00</text:p>
          </table:table-cell>
          <table:table-cell table:style-name="ce73"/>
          <table:table-cell table:style-name="ce59" table:formula="of:=[.H19]*[$'hinterlegte Dienstzulagen'.$B$7]" office:value-type="float" office:value="0">
            <text:p>0.00</text:p>
          </table:table-cell>
          <table:table-cell table:style-name="ce73"/>
          <table:table-cell table:style-name="ce114" table:formula="of:=[.J1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1">
            <text:p>11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20]*[$'hinterlegte Dienstzulagen'.$B$5]" office:value-type="float" office:value="0">
            <text:p>0.00</text:p>
          </table:table-cell>
          <table:table-cell table:style-name="ce73"/>
          <table:table-cell table:style-name="ce59" table:formula="of:=[.F20]*[$'hinterlegte Dienstzulagen'.$B$6]" office:value-type="float" office:value="0">
            <text:p>0.00</text:p>
          </table:table-cell>
          <table:table-cell table:style-name="ce73"/>
          <table:table-cell table:style-name="ce59" table:formula="of:=[.H20]*[$'hinterlegte Dienstzulagen'.$B$7]" office:value-type="float" office:value="0">
            <text:p>0.00</text:p>
          </table:table-cell>
          <table:table-cell table:style-name="ce73"/>
          <table:table-cell table:style-name="ce114" table:formula="of:=[.J20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2"/>
          <table:table-cell office:value-type="string">
            <text:p><text:s/></text:p>
          </table:table-cell>
          <table:table-cell table:number-columns-repeated="1009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22]*[$'hinterlegte Dienstzulagen'.$B$5]" office:value-type="float" office:value="0">
            <text:p>0.00</text:p>
          </table:table-cell>
          <table:table-cell table:style-name="ce72"/>
          <table:table-cell table:style-name="ce83" table:formula="of:=[.F22]*[$'hinterlegte Dienstzulagen'.$B$6]" office:value-type="float" office:value="0">
            <text:p>0.00</text:p>
          </table:table-cell>
          <table:table-cell table:style-name="ce72"/>
          <table:table-cell table:style-name="ce83" table:formula="of:=[.H22]*[$'hinterlegte Dienstzulagen'.$B$7]" office:value-type="float" office:value="0">
            <text:p>0.00</text:p>
          </table:table-cell>
          <table:table-cell table:style-name="ce72"/>
          <table:table-cell table:style-name="ce115" table:formula="of:=[.J2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7">
            <text:p>17</text:p>
          </table:table-cell>
          <table:table-cell table:style-name="ce248" office:value-type="string">
            <text:p>Sa.</text:p>
          </table:table-cell>
          <table:table-cell table:style-name="ce59"/>
          <table:table-cell table:style-name="ce73"/>
          <table:table-cell table:style-name="ce59" table:formula="of:=[.D26]*[$'hinterlegte Dienstzulagen'.$B$5]" office:value-type="float" office:value="0">
            <text:p>0.00</text:p>
          </table:table-cell>
          <table:table-cell table:style-name="ce73"/>
          <table:table-cell table:style-name="ce59" table:formula="of:=[.F26]*[$'hinterlegte Dienstzulagen'.$B$6]" office:value-type="float" office:value="0">
            <text:p>0.00</text:p>
          </table:table-cell>
          <table:table-cell table:style-name="ce73"/>
          <table:table-cell table:style-name="ce59" table:formula="of:=[.H26]*[$'hinterlegte Dienstzulagen'.$B$7]" office:value-type="float" office:value="0">
            <text:p>0.00</text:p>
          </table:table-cell>
          <table:table-cell table:style-name="ce73"/>
          <table:table-cell table:style-name="ce114" table:formula="of:=[.J2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8">
            <text:p>18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27]*[$'hinterlegte Dienstzulagen'.$B$5]" office:value-type="float" office:value="0">
            <text:p>0.00</text:p>
          </table:table-cell>
          <table:table-cell table:style-name="ce73"/>
          <table:table-cell table:style-name="ce59" table:formula="of:=[.F27]*[$'hinterlegte Dienstzulagen'.$B$6]" office:value-type="float" office:value="0">
            <text:p>0.00</text:p>
          </table:table-cell>
          <table:table-cell table:style-name="ce73"/>
          <table:table-cell table:style-name="ce59" table:formula="of:=[.H27]*[$'hinterlegte Dienstzulagen'.$B$7]" office:value-type="float" office:value="0">
            <text:p>0.00</text:p>
          </table:table-cell>
          <table:table-cell table:style-name="ce73"/>
          <table:table-cell table:style-name="ce114" table:formula="of:=[.J27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24">
            <text:p>24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73"/>
          <table:table-cell table:style-name="ce59" table:formula="of:=[.D33]*[$'hinterlegte Dienstzulagen'.$B$5]" office:value-type="float" office:value="0">
            <text:p>0.00</text:p>
          </table:table-cell>
          <table:table-cell table:style-name="ce73"/>
          <table:table-cell table:style-name="ce59" table:formula="of:=[.F33]*[$'hinterlegte Dienstzulagen'.$B$6]" office:value-type="float" office:value="0">
            <text:p>0.00</text:p>
          </table:table-cell>
          <table:table-cell table:style-name="ce73"/>
          <table:table-cell table:style-name="ce59" table:formula="of:=[.H33]*[$'hinterlegte Dienstzulagen'.$B$7]" office:value-type="float" office:value="0">
            <text:p>0.00</text:p>
          </table:table-cell>
          <table:table-cell table:style-name="ce73"/>
          <table:table-cell table:style-name="ce114" table:formula="of:=[.J33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251" office:value-type="string">
            <text:p>So.</text:p>
          </table:table-cell>
          <table:table-cell table:style-name="ce59"/>
          <table:table-cell table:style-name="ce73"/>
          <table:table-cell table:style-name="ce59" table:formula="of:=[.D34]*[$'hinterlegte Dienstzulagen'.$B$5]" office:value-type="float" office:value="0">
            <text:p>0.00</text:p>
          </table:table-cell>
          <table:table-cell table:style-name="ce73"/>
          <table:table-cell table:style-name="ce59" table:formula="of:=[.F34]*[$'hinterlegte Dienstzulagen'.$B$6]" office:value-type="float" office:value="0">
            <text:p>0.00</text:p>
          </table:table-cell>
          <table:table-cell table:style-name="ce73"/>
          <table:table-cell table:style-name="ce59" table:formula="of:=[.H34]*[$'hinterlegte Dienstzulagen'.$B$7]" office:value-type="float" office:value="0">
            <text:p>0.00</text:p>
          </table:table-cell>
          <table:table-cell table:style-name="ce73"/>
          <table:table-cell table:style-name="ce114" table:formula="of:=[.J3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47" office:value-type="float" office:value="31">
            <text:p>31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253"/>
          <table:table-cell table:style-name="ce59" table:formula="of:=[.D40]*[$'hinterlegte Dienstzulagen'.$B$5]" office:value-type="float" office:value="0">
            <text:p>0.00</text:p>
          </table:table-cell>
          <table:table-cell table:style-name="ce253"/>
          <table:table-cell table:style-name="ce59" table:formula="of:=[.F40]*[$'hinterlegte Dienstzulagen'.$B$6]" office:value-type="float" office:value="0">
            <text:p>0.00</text:p>
          </table:table-cell>
          <table:table-cell table:style-name="ce253"/>
          <table:table-cell table:style-name="ce59" table:formula="of:=[.H40]*[$'hinterlegte Dienstzulagen'.$B$7]" office:value-type="float" office:value="0">
            <text:p>0.00</text:p>
          </table:table-cell>
          <table:table-cell table:style-name="ce253"/>
          <table:table-cell table:style-name="ce114" table:formula="of:=[.J40]*[$'hinterlegte Dienstzulagen'.$B$8]" office:value-type="float" office:value="0">
            <text:p>0.00</text:p>
          </table:table-cell>
          <table:table-cell table:style-name="ce254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Aug.$A$1:.$L$46" table:range-usable-as="print-range"/>
        </table:named-expressions>
      </table:table>
      <table:table table:name="Sep" table:style-name="ta9" table:protected="true" table:print-ranges="Sep.A1:Sep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Sept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11]*[$'hinterlegte Dienstzulagen'.$B$5]" office:value-type="float" office:value="0">
            <text:p>0.00</text:p>
          </table:table-cell>
          <table:table-cell table:style-name="ce176"/>
          <table:table-cell table:style-name="ce83" table:formula="of:=[.F11]*[$'hinterlegte Dienstzulagen'.$B$6]" office:value-type="float" office:value="0">
            <text:p>0.00</text:p>
          </table:table-cell>
          <table:table-cell table:style-name="ce176"/>
          <table:table-cell table:style-name="ce83" table:formula="of:=[.H11]*[$'hinterlegte Dienstzulagen'.$B$7]" office:value-type="float" office:value="0">
            <text:p>0.00</text:p>
          </table:table-cell>
          <table:table-cell table:style-name="ce176"/>
          <table:table-cell table:style-name="ce115" table:formula="of:=[.J1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58" office:value-type="string">
            <text:p>Sa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8">
            <text:p>8</text:p>
          </table:table-cell>
          <table:table-cell table:style-name="ce255" office:value-type="string">
            <text:p>So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18]*[$'hinterlegte Dienstzulagen'.$B$5]" office:value-type="float" office:value="0">
            <text:p>0.00</text:p>
          </table:table-cell>
          <table:table-cell table:style-name="ce176"/>
          <table:table-cell table:style-name="ce83" table:formula="of:=[.F18]*[$'hinterlegte Dienstzulagen'.$B$6]" office:value-type="float" office:value="0">
            <text:p>0.00</text:p>
          </table:table-cell>
          <table:table-cell table:style-name="ce176"/>
          <table:table-cell table:style-name="ce83" table:formula="of:=[.H18]*[$'hinterlegte Dienstzulagen'.$B$7]" office:value-type="float" office:value="0">
            <text:p>0.00</text:p>
          </table:table-cell>
          <table:table-cell table:style-name="ce176"/>
          <table:table-cell table:style-name="ce115" table:formula="of:=[.J1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176"/>
          <table:table-cell table:style-name="ce83" table:formula="of:=[.D19]*[$'hinterlegte Dienstzulagen'.$B$5]" office:value-type="float" office:value="0">
            <text:p>0.00</text:p>
          </table:table-cell>
          <table:table-cell table:style-name="ce176"/>
          <table:table-cell table:style-name="ce83" table:formula="of:=[.F19]*[$'hinterlegte Dienstzulagen'.$B$6]" office:value-type="float" office:value="0">
            <text:p>0.00</text:p>
          </table:table-cell>
          <table:table-cell table:style-name="ce176"/>
          <table:table-cell table:style-name="ce83" table:formula="of:=[.H19]*[$'hinterlegte Dienstzulagen'.$B$7]" office:value-type="float" office:value="0">
            <text:p>0.00</text:p>
          </table:table-cell>
          <table:table-cell table:style-name="ce176"/>
          <table:table-cell table:style-name="ce115" table:formula="of:=[.J1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58" office:value-type="string">
            <text:p>Sa.</text:p>
          </table:table-cell>
          <table:table-cell table:style-name="ce59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15">
            <text:p>15</text:p>
          </table:table-cell>
          <table:table-cell table:style-name="ce255" office:value-type="string">
            <text:p>So.</text:p>
          </table:table-cell>
          <table:table-cell table:style-name="ce61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25]*[$'hinterlegte Dienstzulagen'.$B$5]" office:value-type="float" office:value="0">
            <text:p>0.00</text:p>
          </table:table-cell>
          <table:table-cell table:style-name="ce176"/>
          <table:table-cell table:style-name="ce83" table:formula="of:=[.F25]*[$'hinterlegte Dienstzulagen'.$B$6]" office:value-type="float" office:value="0">
            <text:p>0.00</text:p>
          </table:table-cell>
          <table:table-cell table:style-name="ce176"/>
          <table:table-cell table:style-name="ce83" table:formula="of:=[.H25]*[$'hinterlegte Dienstzulagen'.$B$7]" office:value-type="float" office:value="0">
            <text:p>0.00</text:p>
          </table:table-cell>
          <table:table-cell table:style-name="ce176"/>
          <table:table-cell table:style-name="ce115" table:formula="of:=[.J2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58" office:value-type="string">
            <text:p>Sa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22">
            <text:p>22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32]*[$'hinterlegte Dienstzulagen'.$B$5]" office:value-type="float" office:value="0">
            <text:p>0.00</text:p>
          </table:table-cell>
          <table:table-cell table:style-name="ce176"/>
          <table:table-cell table:style-name="ce83" table:formula="of:=[.F32]*[$'hinterlegte Dienstzulagen'.$B$6]" office:value-type="float" office:value="0">
            <text:p>0.00</text:p>
          </table:table-cell>
          <table:table-cell table:style-name="ce176"/>
          <table:table-cell table:style-name="ce83" table:formula="of:=[.H32]*[$'hinterlegte Dienstzulagen'.$B$7]" office:value-type="float" office:value="0">
            <text:p>0.00</text:p>
          </table:table-cell>
          <table:table-cell table:style-name="ce176"/>
          <table:table-cell table:style-name="ce115" table:formula="of:=[.J3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35]*[$'hinterlegte Dienstzulagen'.$B$5]" office:value-type="float" office:value="0">
            <text:p>0.00</text:p>
          </table:table-cell>
          <table:table-cell table:style-name="ce176"/>
          <table:table-cell table:style-name="ce83" table:formula="of:=[.F35]*[$'hinterlegte Dienstzulagen'.$B$6]" office:value-type="float" office:value="0">
            <text:p>0.00</text:p>
          </table:table-cell>
          <table:table-cell table:style-name="ce176"/>
          <table:table-cell table:style-name="ce83" table:formula="of:=[.H35]*[$'hinterlegte Dienstzulagen'.$B$7]" office:value-type="float" office:value="0">
            <text:p>0.00</text:p>
          </table:table-cell>
          <table:table-cell table:style-name="ce176"/>
          <table:table-cell table:style-name="ce115" table:formula="of:=[.J3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58" office:value-type="string">
            <text:p>Sa.</text:p>
          </table:table-cell>
          <table:table-cell table:style-name="ce61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29">
            <text:p>29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39]*[$'hinterlegte Dienstzulagen'.$B$5]" office:value-type="float" office:value="0">
            <text:p>0.00</text:p>
          </table:table-cell>
          <table:table-cell table:style-name="ce176"/>
          <table:table-cell table:style-name="ce83" table:formula="of:=[.F39]*[$'hinterlegte Dienstzulagen'.$B$6]" office:value-type="float" office:value="0">
            <text:p>0.00</text:p>
          </table:table-cell>
          <table:table-cell table:style-name="ce176"/>
          <table:table-cell table:style-name="ce83" table:formula="of:=[.H39]*[$'hinterlegte Dienstzulagen'.$B$7]" office:value-type="float" office:value="0">
            <text:p>0.00</text:p>
          </table:table-cell>
          <table:table-cell table:style-name="ce176"/>
          <table:table-cell table:style-name="ce115" table:formula="of:=[.J3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.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Sep.$A$1:.$L$46" table:range-usable-as="print-range"/>
        </table:named-expressions>
      </table:table>
      <table:table table:name="Okt" table:style-name="ta10" table:protected="true" table:print-ranges="Okt.A1:Okt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Okto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2"/>
          <table:table-cell table:style-name="ce263" office:value-type="string">
            <text:p><text:s/></text:p>
          </table:table-cell>
          <table:table-cell table:number-columns-repeated="1009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5">
            <text:p>5</text:p>
          </table:table-cell>
          <table:table-cell table:style-name="ce260" office:value-type="string">
            <text:p>Sa.</text:p>
          </table:table-cell>
          <table:table-cell table:style-name="ce59"/>
          <table:table-cell table:style-name="ce73"/>
          <table:table-cell table:style-name="ce59" table:formula="of:=[.D14]*[$'hinterlegte Dienstzulagen'.$B$5]" office:value-type="float" office:value="0">
            <text:p>0.00</text:p>
          </table:table-cell>
          <table:table-cell table:style-name="ce73"/>
          <table:table-cell table:style-name="ce59" table:formula="of:=[.F14]*[$'hinterlegte Dienstzulagen'.$B$6]" office:value-type="float" office:value="0">
            <text:p>0.00</text:p>
          </table:table-cell>
          <table:table-cell table:style-name="ce73"/>
          <table:table-cell table:style-name="ce59" table:formula="of:=[.H14]*[$'hinterlegte Dienstzulagen'.$B$7]" office:value-type="float" office:value="0">
            <text:p>0.00</text:p>
          </table:table-cell>
          <table:table-cell table:style-name="ce73"/>
          <table:table-cell table:style-name="ce114" table:formula="of:=[.J1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15]*[$'hinterlegte Dienstzulagen'.$B$5]" office:value-type="float" office:value="0">
            <text:p>0.00</text:p>
          </table:table-cell>
          <table:table-cell table:style-name="ce73"/>
          <table:table-cell table:style-name="ce59" table:formula="of:=[.F15]*[$'hinterlegte Dienstzulagen'.$B$6]" office:value-type="float" office:value="0">
            <text:p>0.00</text:p>
          </table:table-cell>
          <table:table-cell table:style-name="ce73"/>
          <table:table-cell table:style-name="ce59" table:formula="of:=[.H15]*[$'hinterlegte Dienstzulagen'.$B$7]" office:value-type="float" office:value="0">
            <text:p>0.00</text:p>
          </table:table-cell>
          <table:table-cell table:style-name="ce73"/>
          <table:table-cell table:style-name="ce114" table:formula="of:=[.J1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2">
            <text:p>12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21]*[$'hinterlegte Dienstzulagen'.$B$5]" office:value-type="float" office:value="0">
            <text:p>0.00</text:p>
          </table:table-cell>
          <table:table-cell table:style-name="ce73"/>
          <table:table-cell table:style-name="ce59" table:formula="of:=[.F21]*[$'hinterlegte Dienstzulagen'.$B$6]" office:value-type="float" office:value="0">
            <text:p>0.00</text:p>
          </table:table-cell>
          <table:table-cell table:style-name="ce73"/>
          <table:table-cell table:style-name="ce59" table:formula="of:=[.H21]*[$'hinterlegte Dienstzulagen'.$B$7]" office:value-type="float" office:value="0">
            <text:p>0.00</text:p>
          </table:table-cell>
          <table:table-cell table:style-name="ce73"/>
          <table:table-cell table:style-name="ce114" table:formula="of:=[.J21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261" office:value-type="string">
            <text:p>So.</text:p>
          </table:table-cell>
          <table:table-cell table:style-name="ce59"/>
          <table:table-cell table:style-name="ce73"/>
          <table:table-cell table:style-name="ce59" table:formula="of:=[.D22]*[$'hinterlegte Dienstzulagen'.$B$5]" office:value-type="float" office:value="0">
            <text:p>0.00</text:p>
          </table:table-cell>
          <table:table-cell table:style-name="ce73"/>
          <table:table-cell table:style-name="ce59" table:formula="of:=[.F22]*[$'hinterlegte Dienstzulagen'.$B$6]" office:value-type="float" office:value="0">
            <text:p>0.00</text:p>
          </table:table-cell>
          <table:table-cell table:style-name="ce73"/>
          <table:table-cell table:style-name="ce59" table:formula="of:=[.H22]*[$'hinterlegte Dienstzulagen'.$B$7]" office:value-type="float" office:value="0">
            <text:p>0.00</text:p>
          </table:table-cell>
          <table:table-cell table:style-name="ce73"/>
          <table:table-cell table:style-name="ce114" table:formula="of:=[.J2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28]*[$'hinterlegte Dienstzulagen'.$B$5]" office:value-type="float" office:value="0">
            <text:p>0.00</text:p>
          </table:table-cell>
          <table:table-cell table:style-name="ce73"/>
          <table:table-cell table:style-name="ce59" table:formula="of:=[.F28]*[$'hinterlegte Dienstzulagen'.$B$6]" office:value-type="float" office:value="0">
            <text:p>0.00</text:p>
          </table:table-cell>
          <table:table-cell table:style-name="ce73"/>
          <table:table-cell table:style-name="ce59" table:formula="of:=[.H28]*[$'hinterlegte Dienstzulagen'.$B$7]" office:value-type="float" office:value="0">
            <text:p>0.00</text:p>
          </table:table-cell>
          <table:table-cell table:style-name="ce73"/>
          <table:table-cell table:style-name="ce114" table:formula="of:=[.J28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29]*[$'hinterlegte Dienstzulagen'.$B$5]" office:value-type="float" office:value="0">
            <text:p>0.00</text:p>
          </table:table-cell>
          <table:table-cell table:style-name="ce73"/>
          <table:table-cell table:style-name="ce59" table:formula="of:=[.F29]*[$'hinterlegte Dienstzulagen'.$B$6]" office:value-type="float" office:value="0">
            <text:p>0.00</text:p>
          </table:table-cell>
          <table:table-cell table:style-name="ce73"/>
          <table:table-cell table:style-name="ce59" table:formula="of:=[.H29]*[$'hinterlegte Dienstzulagen'.$B$7]" office:value-type="float" office:value="0">
            <text:p>0.00</text:p>
          </table:table-cell>
          <table:table-cell table:style-name="ce73"/>
          <table:table-cell table:style-name="ce114" table:formula="of:=[.J2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35]*[$'hinterlegte Dienstzulagen'.$B$5]" office:value-type="float" office:value="0">
            <text:p>0.00</text:p>
          </table:table-cell>
          <table:table-cell table:style-name="ce73"/>
          <table:table-cell table:style-name="ce59" table:formula="of:=[.F35]*[$'hinterlegte Dienstzulagen'.$B$6]" office:value-type="float" office:value="0">
            <text:p>0.00</text:p>
          </table:table-cell>
          <table:table-cell table:style-name="ce73"/>
          <table:table-cell table:style-name="ce59" table:formula="of:=[.H35]*[$'hinterlegte Dienstzulagen'.$B$7]" office:value-type="float" office:value="0">
            <text:p>0.00</text:p>
          </table:table-cell>
          <table:table-cell table:style-name="ce73"/>
          <table:table-cell table:style-name="ce114" table:formula="of:=[.J3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36]*[$'hinterlegte Dienstzulagen'.$B$5]" office:value-type="float" office:value="0">
            <text:p>0.00</text:p>
          </table:table-cell>
          <table:table-cell table:style-name="ce73"/>
          <table:table-cell table:style-name="ce59" table:formula="of:=[.F36]*[$'hinterlegte Dienstzulagen'.$B$6]" office:value-type="float" office:value="0">
            <text:p>0.00</text:p>
          </table:table-cell>
          <table:table-cell table:style-name="ce73"/>
          <table:table-cell table:style-name="ce59" table:formula="of:=[.H36]*[$'hinterlegte Dienstzulagen'.$B$7]" office:value-type="float" office:value="0">
            <text:p>0.00</text:p>
          </table:table-cell>
          <table:table-cell table:style-name="ce73"/>
          <table:table-cell table:style-name="ce114" table:formula="of:=[.J3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59" office:value-type="string">
            <text:p>Do.</text:p>
          </table:table-cell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Okt.$A$1:.$L$46" table:range-usable-as="print-range"/>
        </table:named-expressions>
      </table:table>
      <table:table table:name="Nov" table:style-name="ta11" table:protected="true" table:print-ranges="Nov.A1:Nov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Nov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">
            <text:p>2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3">
            <text:p>3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12]*[$'hinterlegte Dienstzulagen'.$B$5]" office:value-type="float" office:value="0">
            <text:p>0.00</text:p>
          </table:table-cell>
          <table:table-cell table:style-name="ce71"/>
          <table:table-cell table:style-name="ce59" table:formula="of:=[.F12]*[$'hinterlegte Dienstzulagen'.$B$6]" office:value-type="float" office:value="0">
            <text:p>0.00</text:p>
          </table:table-cell>
          <table:table-cell table:style-name="ce71"/>
          <table:table-cell table:style-name="ce59" table:formula="of:=[.H12]*[$'hinterlegte Dienstzulagen'.$B$7]" office:value-type="float" office:value="0">
            <text:p>0.00</text:p>
          </table:table-cell>
          <table:table-cell table:style-name="ce71"/>
          <table:table-cell table:style-name="ce114" table:formula="of:=[.J1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 office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16]*[$'hinterlegte Dienstzulagen'.$B$5]" office:value-type="float" office:value="0">
            <text:p>0.00</text:p>
          </table:table-cell>
          <table:table-cell table:style-name="ce176"/>
          <table:table-cell table:style-name="ce83" table:formula="of:=[.F16]*[$'hinterlegte Dienstzulagen'.$B$6]" office:value-type="float" office:value="0">
            <text:p>0.00</text:p>
          </table:table-cell>
          <table:table-cell table:style-name="ce176"/>
          <table:table-cell table:style-name="ce83" table:formula="of:=[.H16]*[$'hinterlegte Dienstzulagen'.$B$7]" office:value-type="float" office:value="0">
            <text:p>0.00</text:p>
          </table:table-cell>
          <table:table-cell table:style-name="ce176"/>
          <table:table-cell table:style-name="ce115" table:formula="of:=[.J1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9">
            <text:p>9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20]*[$'hinterlegte Dienstzulagen'.$B$5]" office:value-type="float" office:value="0">
            <text:p>0.00</text:p>
          </table:table-cell>
          <table:table-cell table:style-name="ce176"/>
          <table:table-cell table:style-name="ce83" table:formula="of:=[.F20]*[$'hinterlegte Dienstzulagen'.$B$6]" office:value-type="float" office:value="0">
            <text:p>0.00</text:p>
          </table:table-cell>
          <table:table-cell table:style-name="ce176"/>
          <table:table-cell table:style-name="ce83" table:formula="of:=[.H20]*[$'hinterlegte Dienstzulagen'.$B$7]" office:value-type="float" office:value="0">
            <text:p>0.00</text:p>
          </table:table-cell>
          <table:table-cell table:style-name="ce176"/>
          <table:table-cell table:style-name="ce115" table:formula="of:=[.J20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22]*[$'hinterlegte Dienstzulagen'.$B$5]" office:value-type="float" office:value="0">
            <text:p>0.00</text:p>
          </table:table-cell>
          <table:table-cell table:style-name="ce72"/>
          <table:table-cell table:style-name="ce83" table:formula="of:=[.F22]*[$'hinterlegte Dienstzulagen'.$B$6]" office:value-type="float" office:value="0">
            <text:p>0.00</text:p>
          </table:table-cell>
          <table:table-cell table:style-name="ce72"/>
          <table:table-cell table:style-name="ce83" table:formula="of:=[.H22]*[$'hinterlegte Dienstzulagen'.$B$7]" office:value-type="float" office:value="0">
            <text:p>0.00</text:p>
          </table:table-cell>
          <table:table-cell table:style-name="ce72"/>
          <table:table-cell table:style-name="ce115" table:formula="of:=[.J2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23]*[$'hinterlegte Dienstzulagen'.$B$5]" office:value-type="float" office:value="0">
            <text:p>0.00</text:p>
          </table:table-cell>
          <table:table-cell table:style-name="ce176"/>
          <table:table-cell table:style-name="ce83" table:formula="of:=[.F23]*[$'hinterlegte Dienstzulagen'.$B$6]" office:value-type="float" office:value="0">
            <text:p>0.00</text:p>
          </table:table-cell>
          <table:table-cell table:style-name="ce176"/>
          <table:table-cell table:style-name="ce83" table:formula="of:=[.H23]*[$'hinterlegte Dienstzulagen'.$B$7]" office:value-type="float" office:value="0">
            <text:p>0.00</text:p>
          </table:table-cell>
          <table:table-cell table:style-name="ce176"/>
          <table:table-cell table:style-name="ce115" table:formula="of:=[.J2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6">
            <text:p>16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7">
            <text:p>17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26]*[$'hinterlegte Dienstzulagen'.$B$5]" office:value-type="float" office:value="0">
            <text:p>0.00</text:p>
          </table:table-cell>
          <table:table-cell table:style-name="ce71"/>
          <table:table-cell table:style-name="ce59" table:formula="of:=[.F26]*[$'hinterlegte Dienstzulagen'.$B$6]" office:value-type="float" office:value="0">
            <text:p>0.00</text:p>
          </table:table-cell>
          <table:table-cell table:style-name="ce71"/>
          <table:table-cell table:style-name="ce59" table:formula="of:=[.H26]*[$'hinterlegte Dienstzulagen'.$B$7]" office:value-type="float" office:value="0">
            <text:p>0.00</text:p>
          </table:table-cell>
          <table:table-cell table:style-name="ce71"/>
          <table:table-cell table:style-name="ce114" table:formula="of:=[.J2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30]*[$'hinterlegte Dienstzulagen'.$B$5]" office:value-type="float" office:value="0">
            <text:p>0.00</text:p>
          </table:table-cell>
          <table:table-cell table:style-name="ce176"/>
          <table:table-cell table:style-name="ce83" table:formula="of:=[.F30]*[$'hinterlegte Dienstzulagen'.$B$6]" office:value-type="float" office:value="0">
            <text:p>0.00</text:p>
          </table:table-cell>
          <table:table-cell table:style-name="ce176"/>
          <table:table-cell table:style-name="ce83" table:formula="of:=[.H30]*[$'hinterlegte Dienstzulagen'.$B$7]" office:value-type="float" office:value="0">
            <text:p>0.00</text:p>
          </table:table-cell>
          <table:table-cell table:style-name="ce176"/>
          <table:table-cell table:style-name="ce115" table:formula="of:=[.J3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31]*[$'hinterlegte Dienstzulagen'.$B$5]" office:value-type="float" office:value="0">
            <text:p>0.00</text:p>
          </table:table-cell>
          <table:table-cell table:style-name="ce176"/>
          <table:table-cell table:style-name="ce83" table:formula="of:=[.F31]*[$'hinterlegte Dienstzulagen'.$B$6]" office:value-type="float" office:value="0">
            <text:p>0.00</text:p>
          </table:table-cell>
          <table:table-cell table:style-name="ce176"/>
          <table:table-cell table:style-name="ce83" table:formula="of:=[.H31]*[$'hinterlegte Dienstzulagen'.$B$7]" office:value-type="float" office:value="0">
            <text:p>0.00</text:p>
          </table:table-cell>
          <table:table-cell table:style-name="ce176"/>
          <table:table-cell table:style-name="ce115" table:formula="of:=[.J3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3">
            <text:p>23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4">
            <text:p>24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33]*[$'hinterlegte Dienstzulagen'.$B$5]" office:value-type="float" office:value="0">
            <text:p>0.00</text:p>
          </table:table-cell>
          <table:table-cell table:style-name="ce71"/>
          <table:table-cell table:style-name="ce59" table:formula="of:=[.F33]*[$'hinterlegte Dienstzulagen'.$B$6]" office:value-type="float" office:value="0">
            <text:p>0.00</text:p>
          </table:table-cell>
          <table:table-cell table:style-name="ce71"/>
          <table:table-cell table:style-name="ce59" table:formula="of:=[.H33]*[$'hinterlegte Dienstzulagen'.$B$7]" office:value-type="float" office:value="0">
            <text:p>0.00</text:p>
          </table:table-cell>
          <table:table-cell table:style-name="ce71"/>
          <table:table-cell table:style-name="ce114" table:formula="of:=[.J3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37]*[$'hinterlegte Dienstzulagen'.$B$5]" office:value-type="float" office:value="0">
            <text:p>0.00</text:p>
          </table:table-cell>
          <table:table-cell table:style-name="ce176"/>
          <table:table-cell table:style-name="ce83" table:formula="of:=[.F37]*[$'hinterlegte Dienstzulagen'.$B$6]" office:value-type="float" office:value="0">
            <text:p>0.00</text:p>
          </table:table-cell>
          <table:table-cell table:style-name="ce176"/>
          <table:table-cell table:style-name="ce83" table:formula="of:=[.H37]*[$'hinterlegte Dienstzulagen'.$B$7]" office:value-type="float" office:value="0">
            <text:p>0.00</text:p>
          </table:table-cell>
          <table:table-cell table:style-name="ce176"/>
          <table:table-cell table:style-name="ce115" table:formula="of:=[.J3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Nov.$A$1:.$L$46" table:range-usable-as="print-range"/>
        </table:named-expressions>
      </table:table>
      <table:table table:name="Dez" table:style-name="ta12" table:protected="true" table:print-ranges="Dez.A1:Dez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Dez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22" office:value-type="float" office:value="1">
            <text:p>1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11]*[$'hinterlegte Dienstzulagen'.$B$5]" office:value-type="float" office:value="0">
            <text:p>0.00</text:p>
          </table:table-cell>
          <table:table-cell table:style-name="ce176"/>
          <table:table-cell table:style-name="ce83" table:formula="of:=[.F11]*[$'hinterlegte Dienstzulagen'.$B$6]" office:value-type="float" office:value="0">
            <text:p>0.00</text:p>
          </table:table-cell>
          <table:table-cell table:style-name="ce176"/>
          <table:table-cell table:style-name="ce83" table:formula="of:=[.H11]*[$'hinterlegte Dienstzulagen'.$B$7]" office:value-type="float" office:value="0">
            <text:p>0.00</text:p>
          </table:table-cell>
          <table:table-cell table:style-name="ce176"/>
          <table:table-cell table:style-name="ce115" table:formula="of:=[.J1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71" office:value-type="string">
            <text:p>Sa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8">
            <text:p>8</text:p>
          </table:table-cell>
          <table:table-cell table:style-name="ce268" office:value-type="string">
            <text:p>So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18]*[$'hinterlegte Dienstzulagen'.$B$5]" office:value-type="float" office:value="0">
            <text:p>0.00</text:p>
          </table:table-cell>
          <table:table-cell table:style-name="ce176"/>
          <table:table-cell table:style-name="ce83" table:formula="of:=[.F18]*[$'hinterlegte Dienstzulagen'.$B$6]" office:value-type="float" office:value="0">
            <text:p>0.00</text:p>
          </table:table-cell>
          <table:table-cell table:style-name="ce176"/>
          <table:table-cell table:style-name="ce83" table:formula="of:=[.H18]*[$'hinterlegte Dienstzulagen'.$B$7]" office:value-type="float" office:value="0">
            <text:p>0.00</text:p>
          </table:table-cell>
          <table:table-cell table:style-name="ce176"/>
          <table:table-cell table:style-name="ce115" table:formula="of:=[.J1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71" office:value-type="string">
            <text:p>Sa.</text:p>
          </table:table-cell>
          <table:table-cell table:style-name="ce59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5">
            <text:p>15</text:p>
          </table:table-cell>
          <table:table-cell table:style-name="ce268" office:value-type="string">
            <text:p>So.</text:p>
          </table:table-cell>
          <table:table-cell table:style-name="ce61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25]*[$'hinterlegte Dienstzulagen'.$B$5]" office:value-type="float" office:value="0">
            <text:p>0.00</text:p>
          </table:table-cell>
          <table:table-cell table:style-name="ce176"/>
          <table:table-cell table:style-name="ce83" table:formula="of:=[.F25]*[$'hinterlegte Dienstzulagen'.$B$6]" office:value-type="float" office:value="0">
            <text:p>0.00</text:p>
          </table:table-cell>
          <table:table-cell table:style-name="ce176"/>
          <table:table-cell table:style-name="ce83" table:formula="of:=[.H25]*[$'hinterlegte Dienstzulagen'.$B$7]" office:value-type="float" office:value="0">
            <text:p>0.00</text:p>
          </table:table-cell>
          <table:table-cell table:style-name="ce176"/>
          <table:table-cell table:style-name="ce115" table:formula="of:=[.J2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71" office:value-type="string">
            <text:p>Sa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32]*[$'hinterlegte Dienstzulagen'.$B$5]" office:value-type="float" office:value="0">
            <text:p>0.00</text:p>
          </table:table-cell>
          <table:table-cell table:style-name="ce176"/>
          <table:table-cell table:style-name="ce83" table:formula="of:=[.F32]*[$'hinterlegte Dienstzulagen'.$B$6]" office:value-type="float" office:value="0">
            <text:p>0.00</text:p>
          </table:table-cell>
          <table:table-cell table:style-name="ce176"/>
          <table:table-cell table:style-name="ce83" table:formula="of:=[.H32]*[$'hinterlegte Dienstzulagen'.$B$7]" office:value-type="float" office:value="0">
            <text:p>0.00</text:p>
          </table:table-cell>
          <table:table-cell table:style-name="ce176"/>
          <table:table-cell table:style-name="ce115" table:formula="of:=[.J3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 office:value-type="string">
            <text:p>Heiligabend</text:p>
          </table:table-cell>
          <table:table-cell table:style-name="ce263" office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271" office:value-type="string">
            <text:p>Mi.</text:p>
          </table:table-cell>
          <table:table-cell table:style-name="ce59"/>
          <table:table-cell table:style-name="ce73"/>
          <table:table-cell table:style-name="ce59" table:formula="of:=[.D34]*[$'hinterlegte Dienstzulagen'.$B$5]" office:value-type="float" office:value="0">
            <text:p>0.00</text:p>
          </table:table-cell>
          <table:table-cell table:style-name="ce73"/>
          <table:table-cell table:style-name="ce59" table:formula="of:=[.F34]*[$'hinterlegte Dienstzulagen'.$B$6]" office:value-type="float" office:value="0">
            <text:p>0.00</text:p>
          </table:table-cell>
          <table:table-cell table:style-name="ce73"/>
          <table:table-cell table:style-name="ce59" table:formula="of:=[.H34]*[$'hinterlegte Dienstzulagen'.$B$7]" office:value-type="float" office:value="0">
            <text:p>0.00</text:p>
          </table:table-cell>
          <table:table-cell table:style-name="ce73"/>
          <table:table-cell table:style-name="ce114" table:formula="of:=[.J34]*[$'hinterlegte Dienstzulagen'.$B$8]" office:value-type="float" office:value="0">
            <text:p>0.00</text:p>
          </table:table-cell>
          <table:table-cell table:style-name="ce127" office:value-type="string">
            <text:p>Weihnachten</text:p>
          </table:table-cell>
          <table:table-cell table:number-columns-repeated="1012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271" office:value-type="string">
            <text:p>Do.</text:p>
          </table:table-cell>
          <table:table-cell table:style-name="ce59"/>
          <table:table-cell table:style-name="ce71"/>
          <table:table-cell table:style-name="ce59" table:formula="of:=[.D35]*[$'hinterlegte Dienstzulagen'.$B$5]" office:value-type="float" office:value="0">
            <text:p>0.00</text:p>
          </table:table-cell>
          <table:table-cell table:style-name="ce71"/>
          <table:table-cell table:style-name="ce59" table:formula="of:=[.F35]*[$'hinterlegte Dienstzulagen'.$B$6]" office:value-type="float" office:value="0">
            <text:p>0.00</text:p>
          </table:table-cell>
          <table:table-cell table:style-name="ce71"/>
          <table:table-cell table:style-name="ce59" table:formula="of:=[.H35]*[$'hinterlegte Dienstzulagen'.$B$7]" office:value-type="float" office:value="0">
            <text:p>0.00</text:p>
          </table:table-cell>
          <table:table-cell table:style-name="ce71"/>
          <table:table-cell table:style-name="ce114" table:formula="of:=[.J35]*[$'hinterlegte Dienstzulagen'.$B$8]" office:value-type="float" office:value="0">
            <text:p>0.00</text:p>
          </table:table-cell>
          <table:table-cell table:style-name="ce125" office:value-type="string">
            <text:p>Stephanstag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71" office:value-type="string">
            <text:p>Sa.</text:p>
          </table:table-cell>
          <table:table-cell table:style-name="ce61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9">
            <text:p>29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39]*[$'hinterlegte Dienstzulagen'.$B$5]" office:value-type="float" office:value="0">
            <text:p>0.00</text:p>
          </table:table-cell>
          <table:table-cell table:style-name="ce176"/>
          <table:table-cell table:style-name="ce83" table:formula="of:=[.F39]*[$'hinterlegte Dienstzulagen'.$B$6]" office:value-type="float" office:value="0">
            <text:p>0.00</text:p>
          </table:table-cell>
          <table:table-cell table:style-name="ce176"/>
          <table:table-cell table:style-name="ce83" table:formula="of:=[.H39]*[$'hinterlegte Dienstzulagen'.$B$7]" office:value-type="float" office:value="0">
            <text:p>0.00</text:p>
          </table:table-cell>
          <table:table-cell table:style-name="ce176"/>
          <table:table-cell table:style-name="ce115" table:formula="of:=[.J3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 office:value-type="string">
            <text:p>Silvester</text:p>
          </table:table-cell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Dez.$A$1:.$L$46" table:range-usable-as="print-range"/>
        </table:named-expressions>
      </table:table>
      <table:table table:name="hinterlegte Dienstzulagen" table:style-name="ta13" table:protected="true" table:print="false">
        <table:table-column table:style-name="co13" table:default-cell-style-name="ce274"/>
        <table:table-column table:style-name="co14" table:default-cell-style-name="ce274"/>
        <table:table-column table:style-name="co15" table:number-columns-repeated="1022" table:default-cell-style-name="ce274"/>
        <table:table-row table:style-name="ro6">
          <table:table-cell table:style-name="ce272" office:value-type="string">
            <text:p>Dienstzulagen bei Stundenlohn</text:p>
          </table:table-cell>
          <table:table-cell table:style-name="ce280" office:value-type="string">
            <text:p>Stand der Angaben: 09.04.2018/sm</text:p>
          </table:table-cell>
          <table:table-cell table:style-name="ce284" table:number-columns-repeated="1022"/>
        </table:table-row>
        <table:table-row table:style-name="ro2">
          <table:table-cell table:style-name="ce273" office:value-type="string">
            <text:p>gemäss Reglement (Manual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275" office:value-type="string">
            <text:p>Dienst</text:p>
          </table:table-cell>
          <table:table-cell table:style-name="ce281" office:value-type="string">
            <text:p>Zulage in CHF </text:p>
            <text:p>bei Anstellung im <text:span text:style-name="T2">Stun</text:span><text:span text:style-name="T2">denl</text:span><text:span text:style-name="T2">ohn</text:span><text:span text:style-name="T3"> </text:span></text:p>
            <text:p><text:span text:style-name="T3">(ohn</text:span><text:span text:style-name="T3">e </text:span><text:span text:style-name="T3">Feri</text:span><text:span text:style-name="T3">enz</text:span><text:span text:style-name="T3">usc</text:span><text:span text:style-name="T3">hlag</text:span><text:span text:style-name="T3">)</text:span></text:p>
          </table:table-cell>
          <table:table-cell table:style-name="ce285" table:number-columns-repeated="1022"/>
        </table:table-row>
        <table:table-row table:style-name="ro8">
          <table:table-cell table:style-name="ce276" office:value-type="string">
            <text:p>Nachtdienst (nur geleistete Std.)</text:p>
            <text:p>20.00 - 23.00h</text:p>
          </table:table-cell>
          <table:table-cell table:style-name="ce282" office:value-type="float" office:value="6.3">
            <text:p>6.30</text:p>
          </table:table-cell>
          <table:table-cell table:style-name="ce278" table:number-columns-repeated="1022"/>
        </table:table-row>
        <table:table-row table:style-name="ro9">
          <table:table-cell table:style-name="ce276" office:value-type="string">
            <text:p>Nachtbereitschaftsdienst </text:p>
            <text:p>(schlafen vor Ort)</text:p>
            <text:p>23.00 - 07.00h</text:p>
          </table:table-cell>
          <table:table-cell table:style-name="ce282" office:value-type="float" office:value="4.55">
            <text:p>4.55</text:p>
          </table:table-cell>
          <table:table-cell table:style-name="ce278" table:number-columns-repeated="1022"/>
        </table:table-row>
        <table:table-row table:style-name="ro10">
          <table:table-cell table:style-name="ce276" office:value-type="string">
            <text:p>Samstags, Sonn- und Feiertags-</text:p>
            <text:p>zulage</text:p>
            <text:p>Fr, 00.00h - So, 00.00h</text:p>
          </table:table-cell>
          <table:table-cell table:style-name="ce282" office:value-type="float" office:value="5.05">
            <text:p>5.05</text:p>
          </table:table-cell>
          <table:table-cell table:style-name="ce278" table:number-columns-repeated="1022"/>
        </table:table-row>
        <table:table-row table:style-name="ro11">
          <table:table-cell table:style-name="ce277" office:value-type="string">
            <text:p>Telefonischer Pikettdienst</text:p>
          </table:table-cell>
          <table:table-cell table:style-name="ce282" office:value-type="float" office:value="2.7">
            <text:p>2.70</text:p>
          </table:table-cell>
          <table:table-cell table:style-name="ce278" table:number-columns-repeated="1022"/>
        </table:table-row>
        <table:table-row table:style-name="ro12" table:number-rows-repeated="5">
          <table:table-cell table:style-name="ce278"/>
          <table:table-cell table:style-name="ce283"/>
          <table:table-cell table:style-name="ce278" table:number-columns-repeated="1022"/>
        </table:table-row>
        <table:table-row table:style-name="ro12">
          <table:table-cell table:style-name="ce279"/>
          <table:table-cell table:style-name="ce283"/>
          <table:table-cell table:style-name="ce278" table:number-columns-repeated="1022"/>
        </table:table-row>
        <table:table-row table:style-name="ro12" table:number-rows-repeated="16">
          <table:table-cell table:style-name="ce278"/>
          <table:table-cell table:style-name="ce283"/>
          <table:table-cell table:style-name="ce278" table:number-columns-repeated="1022"/>
        </table:table-row>
        <table:table-row table:style-name="ro12" table:number-rows-repeated="22">
          <table:table-cell table:style-name="ce278" table:number-columns-repeated="1024"/>
        </table:table-row>
        <table:table-row table:style-name="ro12" table:number-rows-repeated="1048523">
          <table:table-cell table:number-columns-repeated="1024"/>
        </table:table-row>
        <table:table-row table:style-name="ro1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Bonmot" svg:font-family="Bonmo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0000" number:language="de" number:country="CH">
      <number:number number:min-integer-digits="1"/>
    </number:number-style>
    <number:number-style style:name="N124P0" style:volatile="true">
      <number:number number:decimal-places="2" loext:min-decimal-places="2" number:min-integer-digits="1"/>
      <number:text> </number:text>
    </number:number-style>
    <number:number-style style:name="N12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24P0"/>
    </number:number-style>
    <number:number-style style:name="N125">
      <number:number number:decimal-places="1" loext:min-decimal-places="1" number:min-integer-digits="1"/>
    </number:number-style>
    <number:number-style style:name="N126">
      <number:text>CHF </number:text>
      <number:number number:decimal-places="2" loext:min-decimal-places="2" number:min-integer-digits="1" number:grouping="tru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number:text> 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number:text> 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number:text> SFr.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number:text> SFr.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number:text> SFr. 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number:text> 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number:text> 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number:text> SFr.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number:text> SFr.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number:text> SFr. 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de" number:country="CH">
      <number:minutes number:style="long"/>
      <number:text>:</number:text>
      <number:seconds number:style="long"/>
    </number:time-style>
    <number:time-style style:name="N10140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de" number:country="CH">
      <number:minutes number:style="long"/>
      <number:text>:</number:text>
      <number:seconds number:style="long" number:decimal-places="1"/>
    </number:time-style>
    <number:number-style style:name="N10142" number:language="de" number:country="CH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  <style:style style:name="ConditionalStyle_5f_94" style:display-name="ConditionalStyle_94" style:family="table-cell" style:parent-style-name="Default">
      <style:table-cell-properties fo:background-color="#d9d9d9"/>
    </style:style>
    <style:style style:name="ConditionalStyle_5f_93" style:display-name="ConditionalStyle_93" style:family="table-cell" style:parent-style-name="Default">
      <style:table-cell-properties fo:background-color="#d9d9d9"/>
    </style:style>
    <style:style style:name="ConditionalStyle_5f_92" style:display-name="ConditionalStyle_92" style:family="table-cell" style:parent-style-name="Default">
      <style:table-cell-properties fo:background-color="#d9d9d9"/>
    </style:style>
    <style:style style:name="ConditionalStyle_5f_91" style:display-name="ConditionalStyle_91" style:family="table-cell" style:parent-style-name="Default">
      <style:table-cell-properties fo:background-color="#d9d9d9"/>
    </style:style>
    <style:style style:name="ConditionalStyle_5f_90" style:display-name="ConditionalStyle_90" style:family="table-cell" style:parent-style-name="Default">
      <style:table-cell-properties fo:background-color="#d9d9d9"/>
    </style:style>
    <style:style style:name="ConditionalStyle_5f_89" style:display-name="ConditionalStyle_89" style:family="table-cell" style:parent-style-name="Default">
      <style:table-cell-properties fo:background-color="#d9d9d9"/>
    </style:style>
    <style:style style:name="ConditionalStyle_5f_88" style:display-name="ConditionalStyle_88" style:family="table-cell" style:parent-style-name="Default">
      <style:table-cell-properties fo:background-color="#d9d9d9"/>
    </style:style>
    <style:style style:name="ConditionalStyle_5f_87" style:display-name="ConditionalStyle_87" style:family="table-cell" style:parent-style-name="Default">
      <style:table-cell-properties fo:background-color="#d9d9d9"/>
    </style:style>
    <style:style style:name="ConditionalStyle_5f_86" style:display-name="ConditionalStyle_86" style:family="table-cell" style:parent-style-name="Default">
      <style:table-cell-properties fo:background-color="#d9d9d9"/>
    </style:style>
    <style:style style:name="ConditionalStyle_5f_85" style:display-name="ConditionalStyle_85" style:family="table-cell" style:parent-style-name="Default">
      <style:table-cell-properties fo:background-color="#d9d9d9"/>
    </style:style>
    <style:style style:name="ConditionalStyle_5f_84" style:display-name="ConditionalStyle_84" style:family="table-cell" style:parent-style-name="Default">
      <style:table-cell-properties fo:background-color="#d9d9d9"/>
    </style:style>
    <style:style style:name="ConditionalStyle_5f_83" style:display-name="ConditionalStyle_83" style:family="table-cell" style:parent-style-name="Default">
      <style:table-cell-properties fo:background-color="#d9d9d9"/>
    </style:style>
    <style:style style:name="ConditionalStyle_5f_82" style:display-name="ConditionalStyle_82" style:family="table-cell" style:parent-style-name="Default">
      <style:table-cell-properties fo:background-color="#d9d9d9"/>
    </style:style>
    <style:style style:name="ConditionalStyle_5f_81" style:display-name="ConditionalStyle_81" style:family="table-cell" style:parent-style-name="Default">
      <style:table-cell-properties fo:background-color="#d9d9d9"/>
    </style:style>
    <style:style style:name="ConditionalStyle_5f_80" style:display-name="ConditionalStyle_80" style:family="table-cell" style:parent-style-name="Default">
      <style:table-cell-properties fo:background-color="#d9d9d9"/>
    </style:style>
    <style:style style:name="ConditionalStyle_5f_79" style:display-name="ConditionalStyle_79" style:family="table-cell" style:parent-style-name="Default">
      <style:table-cell-properties fo:background-color="#d9d9d9"/>
    </style:style>
    <style:style style:name="ConditionalStyle_5f_78" style:display-name="ConditionalStyle_78" style:family="table-cell" style:parent-style-name="Default">
      <style:table-cell-properties fo:background-color="#d9d9d9"/>
    </style:style>
    <style:style style:name="ConditionalStyle_5f_77" style:display-name="ConditionalStyle_77" style:family="table-cell" style:parent-style-name="Default">
      <style:table-cell-properties fo:background-color="#d9d9d9"/>
    </style:style>
    <style:style style:name="ConditionalStyle_5f_76" style:display-name="ConditionalStyle_76" style:family="table-cell" style:parent-style-name="Default">
      <style:table-cell-properties fo:background-color="#d9d9d9"/>
    </style:style>
    <style:style style:name="ConditionalStyle_5f_75" style:display-name="ConditionalStyle_75" style:family="table-cell" style:parent-style-name="Default">
      <style:table-cell-properties fo:background-color="#d9d9d9"/>
    </style:style>
    <style:style style:name="ConditionalStyle_5f_74" style:display-name="ConditionalStyle_74" style:family="table-cell" style:parent-style-name="Default">
      <style:table-cell-properties fo:background-color="#d9d9d9"/>
    </style:style>
    <style:style style:name="ConditionalStyle_5f_73" style:display-name="ConditionalStyle_73" style:family="table-cell" style:parent-style-name="Default">
      <style:table-cell-properties fo:background-color="#d9d9d9"/>
    </style:style>
    <style:style style:name="ConditionalStyle_5f_72" style:display-name="ConditionalStyle_72" style:family="table-cell" style:parent-style-name="Default">
      <style:table-cell-properties fo:background-color="#d9d9d9"/>
    </style:style>
    <style:style style:name="ConditionalStyle_5f_71" style:display-name="ConditionalStyle_71" style:family="table-cell" style:parent-style-name="Default"/>
    <style:style style:name="ConditionalStyle_5f_70" style:display-name="ConditionalStyle_70" style:family="table-cell" style:parent-style-name="Default"/>
    <style:style style:name="ConditionalStyle_5f_69" style:display-name="ConditionalStyle_69" style:family="table-cell" style:parent-style-name="Default"/>
    <style:style style:name="ConditionalStyle_5f_68" style:display-name="ConditionalStyle_68" style:family="table-cell" style:parent-style-name="Default"/>
    <style:style style:name="ConditionalStyle_5f_67" style:display-name="ConditionalStyle_67" style:family="table-cell" style:parent-style-name="Default"/>
    <style:style style:name="ConditionalStyle_5f_66" style:display-name="ConditionalStyle_66" style:family="table-cell" style:parent-style-name="Default"/>
    <style:style style:name="ConditionalStyle_5f_65" style:display-name="ConditionalStyle_65" style:family="table-cell" style:parent-style-name="Default"/>
    <style:style style:name="ConditionalStyle_5f_64" style:display-name="ConditionalStyle_64" style:family="table-cell" style:parent-style-name="Default"/>
    <style:style style:name="ConditionalStyle_5f_63" style:display-name="ConditionalStyle_63" style:family="table-cell" style:parent-style-name="Default"/>
    <style:style style:name="ConditionalStyle_5f_62" style:display-name="ConditionalStyle_62" style:family="table-cell" style:parent-style-name="Default"/>
    <style:style style:name="ConditionalStyle_5f_61" style:display-name="ConditionalStyle_61" style:family="table-cell" style:parent-style-name="Default"/>
    <style:style style:name="ConditionalStyle_5f_60" style:display-name="ConditionalStyle_60" style:family="table-cell" style:parent-style-name="Default"/>
    <style:style style:name="ConditionalStyle_5f_59" style:display-name="ConditionalStyle_59" style:family="table-cell" style:parent-style-name="Default"/>
    <style:style style:name="ConditionalStyle_5f_58" style:display-name="ConditionalStyle_58" style:family="table-cell" style:parent-style-name="Default"/>
    <style:style style:name="ConditionalStyle_5f_57" style:display-name="ConditionalStyle_57" style:family="table-cell" style:parent-style-name="Default"/>
    <style:style style:name="ConditionalStyle_5f_56" style:display-name="ConditionalStyle_56" style:family="table-cell" style:parent-style-name="Default"/>
    <style:style style:name="ConditionalStyle_5f_55" style:display-name="ConditionalStyle_55" style:family="table-cell" style:parent-style-name="Default"/>
    <style:style style:name="ConditionalStyle_5f_54" style:display-name="ConditionalStyle_54" style:family="table-cell" style:parent-style-name="Default"/>
    <style:style style:name="ConditionalStyle_5f_53" style:display-name="ConditionalStyle_53" style:family="table-cell" style:parent-style-name="Default"/>
    <style:style style:name="ConditionalStyle_5f_52" style:display-name="ConditionalStyle_52" style:family="table-cell" style:parent-style-name="Default"/>
    <style:style style:name="ConditionalStyle_5f_51" style:display-name="ConditionalStyle_51" style:family="table-cell" style:parent-style-name="Default"/>
    <style:style style:name="ConditionalStyle_5f_50" style:display-name="ConditionalStyle_50" style:family="table-cell" style:parent-style-name="Default"/>
    <style:style style:name="ConditionalStyle_5f_49" style:display-name="ConditionalStyle_49" style:family="table-cell" style:parent-style-name="Default"/>
    <style:style style:name="ConditionalStyle_5f_48" style:display-name="ConditionalStyle_48" style:family="table-cell" style:parent-style-name="Default"/>
    <style:style style:name="ConditionalStyle_5f_47" style:display-name="ConditionalStyle_47" style:family="table-cell" style:parent-style-name="Default"/>
    <style:style style:name="ConditionalStyle_5f_46" style:display-name="ConditionalStyle_46" style:family="table-cell" style:parent-style-name="Default"/>
    <style:style style:name="ConditionalStyle_5f_45" style:display-name="ConditionalStyle_45" style:family="table-cell" style:parent-style-name="Default"/>
    <style:style style:name="ConditionalStyle_5f_44" style:display-name="ConditionalStyle_44" style:family="table-cell" style:parent-style-name="Default"/>
    <style:style style:name="ConditionalStyle_5f_43" style:display-name="ConditionalStyle_43" style:family="table-cell" style:parent-style-name="Default"/>
    <style:style style:name="ConditionalStyle_5f_42" style:display-name="ConditionalStyle_42" style:family="table-cell" style:parent-style-name="Default"/>
    <style:style style:name="ConditionalStyle_5f_41" style:display-name="ConditionalStyle_41" style:family="table-cell" style:parent-style-name="Default"/>
    <style:style style:name="ConditionalStyle_5f_40" style:display-name="ConditionalStyle_40" style:family="table-cell" style:parent-style-name="Default"/>
    <style:style style:name="ConditionalStyle_5f_39" style:display-name="ConditionalStyle_39" style:family="table-cell" style:parent-style-name="Default"/>
    <style:style style:name="ConditionalStyle_5f_38" style:display-name="ConditionalStyle_38" style:family="table-cell" style:parent-style-name="Default"/>
    <style:style style:name="ConditionalStyle_5f_37" style:display-name="ConditionalStyle_37" style:family="table-cell" style:parent-style-name="Default"/>
    <style:style style:name="ConditionalStyle_5f_36" style:display-name="ConditionalStyle_36" style:family="table-cell" style:parent-style-name="Default"/>
    <style:style style:name="ConditionalStyle_5f_35" style:display-name="ConditionalStyle_35" style:family="table-cell" style:parent-style-name="Default"/>
    <style:style style:name="ConditionalStyle_5f_34" style:display-name="ConditionalStyle_34" style:family="table-cell" style:parent-style-name="Default"/>
    <style:style style:name="ConditionalStyle_5f_33" style:display-name="ConditionalStyle_33" style:family="table-cell" style:parent-style-name="Default"/>
    <style:style style:name="ConditionalStyle_5f_32" style:display-name="ConditionalStyle_32" style:family="table-cell" style:parent-style-name="Default"/>
    <style:style style:name="ConditionalStyle_5f_31" style:display-name="ConditionalStyle_31" style:family="table-cell" style:parent-style-name="Default"/>
    <style:style style:name="ConditionalStyle_5f_30" style:display-name="ConditionalStyle_30" style:family="table-cell" style:parent-style-name="Default"/>
    <style:style style:name="ConditionalStyle_5f_29" style:display-name="ConditionalStyle_29" style:family="table-cell" style:parent-style-name="Default"/>
    <style:style style:name="ConditionalStyle_5f_28" style:display-name="ConditionalStyle_28" style:family="table-cell" style:parent-style-name="Default"/>
    <style:style style:name="ConditionalStyle_5f_27" style:display-name="ConditionalStyle_27" style:family="table-cell" style:parent-style-name="Default"/>
    <style:style style:name="ConditionalStyle_5f_26" style:display-name="ConditionalStyle_26" style:family="table-cell" style:parent-style-name="Default"/>
    <style:style style:name="ConditionalStyle_5f_25" style:display-name="ConditionalStyle_25" style:family="table-cell" style:parent-style-name="Default"/>
    <style:style style:name="ConditionalStyle_5f_24" style:display-name="ConditionalStyle_24" style:family="table-cell" style:parent-style-name="Default"/>
    <style:style style:name="ConditionalStyle_5f_23" style:display-name="ConditionalStyle_23" style:family="table-cell" style:parent-style-name="Default"/>
    <style:style style:name="ConditionalStyle_5f_22" style:display-name="ConditionalStyle_22" style:family="table-cell" style:parent-style-name="Default"/>
    <style:style style:name="ConditionalStyle_5f_21" style:display-name="ConditionalStyle_21" style:family="table-cell" style:parent-style-name="Default"/>
    <style:style style:name="ConditionalStyle_5f_20" style:display-name="ConditionalStyle_20" style:family="table-cell" style:parent-style-name="Default"/>
    <style:style style:name="ConditionalStyle_5f_19" style:display-name="ConditionalStyle_19" style:family="table-cell" style:parent-style-name="Default"/>
    <style:style style:name="ConditionalStyle_5f_18" style:display-name="ConditionalStyle_18" style:family="table-cell" style:parent-style-name="Default"/>
    <style:style style:name="ConditionalStyle_5f_17" style:display-name="ConditionalStyle_17" style:family="table-cell" style:parent-style-name="Default"/>
    <style:style style:name="ConditionalStyle_5f_16" style:display-name="ConditionalStyle_16" style:family="table-cell" style:parent-style-name="Default"/>
    <style:style style:name="ConditionalStyle_5f_15" style:display-name="ConditionalStyle_15" style:family="table-cell" style:parent-style-name="Default"/>
    <style:style style:name="ConditionalStyle_5f_14" style:display-name="ConditionalStyle_14" style:family="table-cell" style:parent-style-name="Default"/>
    <style:style style:name="ConditionalStyle_5f_13" style:display-name="ConditionalStyle_13" style:family="table-cell" style:parent-style-name="Default"/>
    <style:style style:name="ConditionalStyle_5f_12" style:display-name="ConditionalStyle_12" style:family="table-cell" style:parent-style-name="Default"/>
    <style:style style:name="ConditionalStyle_5f_11" style:display-name="ConditionalStyle_11" style:family="table-cell" style:parent-style-name="Default"/>
    <style:style style:name="ConditionalStyle_5f_10" style:display-name="ConditionalStyle_10" style:family="table-cell" style:parent-style-name="Default"/>
    <style:style style:name="ConditionalStyle_5f_9" style:display-name="ConditionalStyle_9" style:family="table-cell" style:parent-style-name="Default"/>
    <style:style style:name="ConditionalStyle_5f_8" style:display-name="ConditionalStyle_8" style:family="table-cell" style:parent-style-name="Default"/>
    <style:style style:name="ConditionalStyle_5f_7" style:display-name="ConditionalStyle_7" style:family="table-cell" style:parent-style-name="Default"/>
    <style:style style:name="ConditionalStyle_5f_6" style:display-name="ConditionalStyle_6" style:family="table-cell" style:parent-style-name="Default"/>
    <style:style style:name="ConditionalStyle_5f_5" style:display-name="ConditionalStyle_5" style:family="table-cell" style:parent-style-name="Default"/>
    <style:style style:name="ConditionalStyle_5f_4" style:display-name="ConditionalStyle_4" style:family="table-cell" style:parent-style-name="Default"/>
    <style:style style:name="ConditionalStyle_5f_3" style:display-name="ConditionalStyle_3" style:family="table-cell" style:parent-style-name="Default"/>
    <style:style style:name="ConditionalStyle_5f_2" style:display-name="ConditionalStyle_2" style:family="table-cell" style:parent-style-name="Default"/>
    <style:style style:name="ConditionalStyle_5f_1" style:display-name="ConditionalStyle_1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36.85pt" fo:margin-left="56.69pt" fo:margin-right="42.49pt" style:print-page-order="ttb" style:first-page-number="continue" style:scale-to="95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 style:data-style-name="N2" text:time-value="12:10:09.4040727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Jan" style:display-name="PageStyle_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" style:display-name="PageStyle_Fe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ärz" style:display-name="PageStyle_Mär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" style:display-name="PageStyle_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i" style:display-name="PageStyle_Ju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i" style:display-name="PageStyle_Jul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" style:display-name="PageStyle_Au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kt" style:display-name="PageStyle_O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z" style:display-name="PageStyle_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nterlegte_20_Dienstzulagen" style:display-name="PageStyle_hinterlegte Dienstzula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7T12:12:27.163585121</dc:date>
    <meta:generator>LibreOffice/5.1.6.2$Linux_X86_64 LibreOffice_project/10m0$Build-2</meta:generator>
    <meta:editing-duration>PT2M17S</meta:editing-duration>
    <meta:editing-cycles>1</meta:editing-cycles>
    <meta:document-statistic meta:table-count="13" meta:cell-count="2767" meta:object-count="0"/>
  </office:meta>
</office:document-meta>
</file>